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Data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Homebrew/legacy-homebrew</text:p>
          </table:table-cell>
          <table:table-cell office:value-type="string">
            <text:p>inactive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0" office:value-type="float"/>
          <table:table-cell office:value="1.7126952186207385" office:value-type="float"/>
        </table:table-row>
        <table:table-row>
          <table:table-cell office:value-type="string">
            <text:p>Prinzhorn/skrollr</text:p>
          </table:table-cell>
          <table:table-cell office:value-type="string">
            <text:p>inactive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0" office:value-type="float"/>
          <table:table-cell office:value="1.679562337259833" office:value-type="float"/>
        </table:table-row>
        <table:table-row>
          <table:table-cell office:value-type="string">
            <text:p>Shopify/dashing</text:p>
          </table:table-cell>
          <table:table-cell office:value-type="string">
            <text:p>inactive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0" office:value-type="float"/>
          <table:table-cell office:value="1.685819964072234" office:value-type="float"/>
        </table:table-row>
        <table:table-row>
          <table:table-cell office:value-type="string">
            <text:p>carhartl/jquery-cookie</text:p>
          </table:table-cell>
          <table:table-cell office:value-type="string">
            <text:p>inactiv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0" office:value-type="float"/>
          <table:table-cell office:value="1.6326531983314552" office:value-type="float"/>
        </table:table-row>
        <table:table-row>
          <table:table-cell office:value-type="string">
            <text:p>nhaarman/ListViewAnimations</text:p>
          </table:table-cell>
          <table:table-cell office:value-type="string">
            <text:p>inactive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</table:table-row>
        <table:table-row>
          <table:table-cell office:value-type="string">
            <text:p>jscs-dev/node-jscs</text:p>
          </table:table-cell>
          <table:table-cell office:value-type="string">
            <text:p>inactive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0" office:value-type="float"/>
          <table:table-cell office:value="1.7035892715083347" office:value-type="float"/>
        </table:table-row>
        <table:table-row>
          <table:table-cell office:value-type="string">
            <text:p>lucasr/twoway-view</text:p>
          </table:table-cell>
          <table:table-cell office:value-type="string">
            <text:p>inactive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0" office:value-type="float"/>
          <table:table-cell office:value="1.7436775042624717" office:value-type="float"/>
        </table:table-row>
        <table:table-row>
          <table:table-cell office:value-type="string">
            <text:p>nickoneill/PermissionScope</text:p>
          </table:table-cell>
          <table:table-cell office:value-type="string">
            <text:p>inactiv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0" office:value-type="float"/>
          <table:table-cell office:value="1.6963249503318258" office:value-type="float"/>
        </table:table-row>
        <table:table-row>
          <table:table-cell office:value-type="string">
            <text:p>ECSlidingViewController/ECSlidingViewController</text:p>
          </table:table-cell>
          <table:table-cell office:value-type="string">
            <text:p>inactive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0" office:value-type="float"/>
          <table:table-cell office:value="1.731535600191988" office:value-type="float"/>
        </table:table-row>
        <table:table-row>
          <table:table-cell office:value-type="string">
            <text:p>mcxiaoke/android-volley</text:p>
          </table:table-cell>
          <table:table-cell office:value-type="string">
            <text:p>inactive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</table:table-row>
        <table:table-row>
          <table:table-cell office:value-type="string">
            <text:p>jariz/vibrant.js</text:p>
          </table:table-cell>
          <table:table-cell office:value-type="string">
            <text:p>inactive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339792843828534" office:value-type="float"/>
        </table:table-row>
        <table:table-row>
          <table:table-cell office:value-type="string">
            <text:p>stripe/jquery.payment</text:p>
          </table:table-cell>
          <table:table-cell office:value-type="string">
            <text:p>inactive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0" office:value-type="float"/>
          <table:table-cell office:value="1.6983847330187491" office:value-type="float"/>
        </table:table-row>
        <table:table-row>
          <table:table-cell office:value-type="string">
            <text:p>github/hubot-scripts</text:p>
          </table:table-cell>
          <table:table-cell office:value-type="string">
            <text:p>inactive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0" office:value-type="float"/>
          <table:table-cell office:value="1.722737485924454" office:value-type="float"/>
        </table:table-row>
        <table:table-row>
          <table:table-cell office:value-type="string">
            <text:p>stephanenicolas/robospice</text:p>
          </table:table-cell>
          <table:table-cell office:value-type="string">
            <text:p>inactiv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0" office:value-type="float"/>
          <table:table-cell office:value="1.7198547370460406" office:value-type="float"/>
        </table:table-row>
        <table:table-row>
          <table:table-cell office:value-type="string">
            <text:p>pedrovgs/DraggablePanel</text:p>
          </table:table-cell>
          <table:table-cell office:value-type="string">
            <text:p>inactive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0" office:value-type="float"/>
          <table:table-cell office:value="1.7269449723777743" office:value-type="float"/>
        </table:table-row>
        <table:table-row>
          <table:table-cell office:value-type="string">
            <text:p>evilsocket/bettercap</text:p>
          </table:table-cell>
          <table:table-cell office:value-type="string">
            <text:p>inactive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8875311105522" office:value-type="float"/>
        </table:table-row>
        <table:table-row>
          <table:table-cell office:value-type="string">
            <text:p>philipwalton/html-inspector</text:p>
          </table:table-cell>
          <table:table-cell office:value-type="string">
            <text:p>inactive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0" office:value-type="float"/>
          <table:table-cell office:value="1.64499397993413" office:value-type="float"/>
        </table:table-row>
        <table:table-row>
          <table:table-cell office:value-type="string">
            <text:p>Linuxbrew/legacy-linuxbrew</text:p>
          </table:table-cell>
          <table:table-cell office:value-type="string">
            <text:p>inactive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0" office:value-type="float"/>
          <table:table-cell office:value="1.732638193422428" office:value-type="float"/>
        </table:table-row>
        <table:table-row>
          <table:table-cell office:value-type="string">
            <text:p>jedireza/drywall</text:p>
          </table:table-cell>
          <table:table-cell office:value-type="string">
            <text:p>inactive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519855088011" office:value-type="float"/>
        </table:table-row>
        <table:table-row>
          <table:table-cell office:value-type="string">
            <text:p>kazupon/vue-validator</text:p>
          </table:table-cell>
          <table:table-cell office:value-type="string">
            <text:p>inactive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0" office:value-type="float"/>
          <table:table-cell office:value="1.7077058913905605" office:value-type="float"/>
        </table:table-row>
        <table:table-row>
          <table:table-cell office:value-type="string">
            <text:p>IdentityServer/IdentityServer3</text:p>
          </table:table-cell>
          <table:table-cell office:value-type="string">
            <text:p>inactive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0" office:value-type="float"/>
          <table:table-cell office:value="1.6834911863965396" office:value-type="float"/>
        </table:table-row>
        <table:table-row>
          <table:table-cell office:value-type="string">
            <text:p>malarkey/320andup</text:p>
          </table:table-cell>
          <table:table-cell office:value-type="string">
            <text:p>inactive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25896374966814" office:value-type="float"/>
        </table:table-row>
        <table:table-row>
          <table:table-cell office:value-type="string">
            <text:p>minikomi/Bootstrap-Form-Builder</text:p>
          </table:table-cell>
          <table:table-cell office:value-type="string">
            <text:p>inactive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0" office:value-type="float"/>
          <table:table-cell office:value="1.6699165057182102" office:value-type="float"/>
        </table:table-row>
        <table:table-row>
          <table:table-cell office:value-type="string">
            <text:p>nodejs/node-convergence-archive</text:p>
          </table:table-cell>
          <table:table-cell office:value-type="string">
            <text:p>inact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0" office:value-type="float"/>
          <table:table-cell office:value="1.7108063280210155" office:value-type="float"/>
        </table:table-row>
        <table:table-row>
          <table:table-cell office:value-type="string">
            <text:p>digitalBush/jquery.maskedinput</text:p>
          </table:table-cell>
          <table:table-cell office:value-type="string">
            <text:p>inactive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0" office:value-type="float"/>
          <table:table-cell office:value="1.6767556768597527" office:value-type="float"/>
        </table:table-row>
        <table:table-row>
          <table:table-cell office:value-type="string">
            <text:p>javallone/regexper</text:p>
          </table:table-cell>
          <table:table-cell office:value-type="string">
            <text:p>inactive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0" office:value-type="float"/>
          <table:table-cell office:value="1.6457829639736181" office:value-type="float"/>
        </table:table-row>
        <table:table-row>
          <table:table-cell office:value-type="string">
            <text:p>msysgit/msysgit</text:p>
          </table:table-cell>
          <table:table-cell office:value-type="string">
            <text:p>inactive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0" office:value-type="float"/>
          <table:table-cell office:value="1.7009263539786492" office:value-type="float"/>
        </table:table-row>
        <table:table-row>
          <table:table-cell office:value-type="string">
            <text:p>skynetservices/skynet-archive</text:p>
          </table:table-cell>
          <table:table-cell office:value-type="string">
            <text:p>inact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0" office:value-type="float"/>
          <table:table-cell office:value="1.6780666440871552" office:value-type="float"/>
        </table:table-row>
        <table:table-row>
          <table:table-cell office:value-type="string">
            <text:p>M66B/XPrivacy</text:p>
          </table:table-cell>
          <table:table-cell office:value-type="string">
            <text:p>inactive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0" office:value-type="float"/>
          <table:table-cell office:value="1.7093388492579247" office:value-type="float"/>
        </table:table-row>
        <table:table-row>
          <table:table-cell office:value-type="string">
            <text:p>ReturnInfinity/BareMetal-OS-legacy</text:p>
          </table:table-cell>
          <table:table-cell office:value-type="string">
            <text:p>inactive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0" office:value-type="float"/>
          <table:table-cell office:value="1.6574638960442583" office:value-type="float"/>
        </table:table-row>
        <table:table-row>
          <table:table-cell office:value-type="string">
            <text:p>nefarius/ScpToolkit</text:p>
          </table:table-cell>
          <table:table-cell office:value-type="string">
            <text:p>inactive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0" office:value-type="float"/>
          <table:table-cell office:value="1.6484861099616361" office:value-type="float"/>
        </table:table-row>
        <table:table-row>
          <table:table-cell office:value-type="string">
            <text:p>react-mdl/react-mdl</text:p>
          </table:table-cell>
          <table:table-cell office:value-type="string">
            <text:p>inactive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0" office:value-type="float"/>
          <table:table-cell office:value="1.6859308104731052" office:value-type="float"/>
        </table:table-row>
        <table:table-row>
          <table:table-cell office:value-type="string">
            <text:p>TonicArtos/StickyGridHeaders</text:p>
          </table:table-cell>
          <table:table-cell office:value-type="string">
            <text:p>inactive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</table:table-row>
        <table:table-row>
          <table:table-cell office:value-type="string">
            <text:p>heroku/legacy-cli</text:p>
          </table:table-cell>
          <table:table-cell office:value-type="string">
            <text:p>inactive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</table:table-row>
        <table:table-row>
          <table:table-cell office:value-type="string">
            <text:p>dz0ny/leapcast</text:p>
          </table:table-cell>
          <table:table-cell office:value-type="string">
            <text:p>inactive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0" office:value-type="float"/>
          <table:table-cell office:value="1.6548446558549077" office:value-type="float"/>
        </table:table-row>
        <table:table-row>
          <table:table-cell office:value-type="string">
            <text:p>XLabs/Xamarin-Forms-Labs</text:p>
          </table:table-cell>
          <table:table-cell office:value-type="string">
            <text:p>inactive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0" office:value-type="float"/>
          <table:table-cell office:value="1.6911841563238494" office:value-type="float"/>
        </table:table-row>
        <table:table-row>
          <table:table-cell office:value-type="string">
            <text:p>babel/babylon</text:p>
          </table:table-cell>
          <table:table-cell office:value-type="string">
            <text:p>inactive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0" office:value-type="float"/>
          <table:table-cell office:value="1.7041697109571043" office:value-type="float"/>
        </table:table-row>
        <table:table-row>
          <table:table-cell office:value-type="string">
            <text:p>jedireza/aqua</text:p>
          </table:table-cell>
          <table:table-cell office:value-type="string">
            <text:p>inactive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0" office:value-type="float"/>
          <table:table-cell office:value="1.746031633786932" office:value-type="float"/>
        </table:table-row>
        <table:table-row>
          <table:table-cell office:value-type="string">
            <text:p>rgrove/lazyload</text:p>
          </table:table-cell>
          <table:table-cell office:value-type="string">
            <text:p>inactive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94596129069153" office:value-type="float"/>
        </table:table-row>
        <table:table-row>
          <table:table-cell office:value-type="string">
            <text:p>rails/strong_parameters</text:p>
          </table:table-cell>
          <table:table-cell office:value-type="string">
            <text:p>inactive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0" office:value-type="float"/>
          <table:table-cell office:value="1.6819676583132315" office:value-type="float"/>
        </table:table-row>
        <table:table-row>
          <table:table-cell office:value-type="string">
            <text:p>PocketMine/PocketMine-MP</text:p>
          </table:table-cell>
          <table:table-cell office:value-type="string">
            <text:p>inactive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0" office:value-type="float"/>
          <table:table-cell office:value="1.692749339856049" office:value-type="float"/>
        </table:table-row>
        <table:table-row>
          <table:table-cell office:value-type="string">
            <text:p>artursapek/mondrian</text:p>
          </table:table-cell>
          <table:table-cell office:value-type="string">
            <text:p>inactive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0" office:value-type="float"/>
          <table:table-cell office:value="1.6802652404100866" office:value-type="float"/>
        </table:table-row>
        <table:table-row>
          <table:table-cell office:value-type="string">
            <text:p>rashidkpc/kibana2</text:p>
          </table:table-cell>
          <table:table-cell office:value-type="string">
            <text:p>inactive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0" office:value-type="float"/>
          <table:table-cell office:value="1.6978101468852793" office:value-type="float"/>
        </table:table-row>
        <table:table-row>
          <table:table-cell office:value-type="string">
            <text:p>ubilabs/geocomplete</text:p>
          </table:table-cell>
          <table:table-cell office:value-type="string">
            <text:p>inactiv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0" office:value-type="float"/>
          <table:table-cell office:value="1.6857268648079338" office:value-type="float"/>
        </table:table-row>
        <table:table-row>
          <table:table-cell office:value-type="string">
            <text:p>keithamus/jwerty</text:p>
          </table:table-cell>
          <table:table-cell office:value-type="string">
            <text:p>inactive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78029435656106" office:value-type="float"/>
        </table:table-row>
        <table:table-row>
          <table:table-cell office:value-type="string">
            <text:p>mhoofman/wordpress-heroku</text:p>
          </table:table-cell>
          <table:table-cell office:value-type="string">
            <text:p>inactive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0" office:value-type="float"/>
          <table:table-cell office:value="1.5871963133009181" office:value-type="float"/>
        </table:table-row>
        <table:table-row>
          <table:table-cell office:value-type="string">
            <text:p>shoes/shoes-deprecated</text:p>
          </table:table-cell>
          <table:table-cell office:value-type="string">
            <text:p>inactive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0" office:value-type="float"/>
          <table:table-cell office:value="1.715074670505286" office:value-type="float"/>
        </table:table-row>
        <table:table-row>
          <table:table-cell office:value-type="string">
            <text:p>WardCunningham/Smallest-Federated-Wiki</text:p>
          </table:table-cell>
          <table:table-cell office:value-type="string">
            <text:p>inactive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0" office:value-type="float"/>
          <table:table-cell office:value="1.6680107042159575" office:value-type="float"/>
        </table:table-row>
        <table:table-row>
          <table:table-cell office:value-type="string">
            <text:p>Mechazawa/FuckFuckAdblock</text:p>
          </table:table-cell>
          <table:table-cell office:value-type="string">
            <text:p>inactive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0" office:value-type="float"/>
          <table:table-cell office:value="1.7251945056557592" office:value-type="float"/>
        </table:table-row>
        <table:table-row>
          <table:table-cell office:value-type="string">
            <text:p>YorickPeterse/oga</text:p>
          </table:table-cell>
          <table:table-cell office:value-type="string">
            <text:p>inactive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0" office:value-type="float"/>
          <table:table-cell office:value="1.674999085352215" office:value-type="float"/>
        </table:table-row>
        <table:table-row>
          <table:table-cell office:value-type="string">
            <text:p>gratipay/gratipay.com</text:p>
          </table:table-cell>
          <table:table-cell office:value-type="string">
            <text:p>inactive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0" office:value-type="float"/>
          <table:table-cell office:value="1.7196700645829923" office:value-type="float"/>
        </table:table-row>
        <table:table-row>
          <table:table-cell office:value-type="string">
            <text:p>ms-iot/samples</text:p>
          </table:table-cell>
          <table:table-cell office:value-type="string">
            <text:p>inactive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0" office:value-type="float"/>
          <table:table-cell office:value="1.6775736808288255" office:value-type="float"/>
        </table:table-row>
        <table:table-row>
          <table:table-cell office:value-type="string">
            <text:p>MicrosoftEdge/static-code-scan</text:p>
          </table:table-cell>
          <table:table-cell office:value-type="string">
            <text:p>inactive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0" office:value-type="float"/>
          <table:table-cell office:value="1.689986865000886" office:value-type="float"/>
        </table:table-row>
        <table:table-row>
          <table:table-cell office:value-type="string">
            <text:p>jacobian/djangobook.com</text:p>
          </table:table-cell>
          <table:table-cell office:value-type="string">
            <text:p>inactive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262039810849994" office:value-type="float"/>
        </table:table-row>
        <table:table-row>
          <table:table-cell office:value-type="string">
            <text:p>fzaninotto/screenshot-as-a-service</text:p>
          </table:table-cell>
          <table:table-cell office:value-type="string">
            <text:p>inactiv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0" office:value-type="float"/>
          <table:table-cell office:value="1.672878450525153" office:value-type="float"/>
        </table:table-row>
        <table:table-row>
          <table:table-cell office:value-type="string">
            <text:p>josh/css-explain</text:p>
          </table:table-cell>
          <table:table-cell office:value-type="string">
            <text:p>inactive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71519057295113" office:value-type="float"/>
        </table:table-row>
        <table:table-row>
          <table:table-cell office:value-type="string">
            <text:p>nodemailer/mailparser</text:p>
          </table:table-cell>
          <table:table-cell office:value-type="string">
            <text:p>inactive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0" office:value-type="float"/>
          <table:table-cell office:value="1.7461657500490806" office:value-type="float"/>
        </table:table-row>
        <table:table-row>
          <table:table-cell office:value-type="string">
            <text:p>kossnocorp/jquery.turbolinks</text:p>
          </table:table-cell>
          <table:table-cell office:value-type="string">
            <text:p>inactive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0" office:value-type="float"/>
          <table:table-cell office:value="1.6691286196137345" office:value-type="float"/>
        </table:table-row>
        <table:table-row>
          <table:table-cell office:value-type="string">
            <text:p>fbrctr/fabricator</text:p>
          </table:table-cell>
          <table:table-cell office:value-type="string">
            <text:p>inactive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0" office:value-type="float"/>
          <table:table-cell office:value="1.6898460489728466" office:value-type="float"/>
        </table:table-row>
        <table:table-row>
          <table:table-cell office:value-type="string">
            <text:p>aspnet/dnx</text:p>
          </table:table-cell>
          <table:table-cell office:value-type="string">
            <text:p>inactive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0" office:value-type="float"/>
          <table:table-cell office:value="1.6836565259441953" office:value-type="float"/>
        </table:table-row>
        <table:table-row>
          <table:table-cell office:value-type="string">
            <text:p>lucasr/smoothie</text:p>
          </table:table-cell>
          <table:table-cell office:value-type="string">
            <text:p>inactiv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53854797526027" office:value-type="float"/>
        </table:table-row>
        <table:table-row>
          <table:table-cell office:value-type="string">
            <text:p>angular/angular.io</text:p>
          </table:table-cell>
          <table:table-cell office:value-type="string">
            <text:p>inactive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0" office:value-type="float"/>
          <table:table-cell office:value="1.6950601147954663" office:value-type="float"/>
        </table:table-row>
        <table:table-row>
          <table:table-cell office:value-type="string">
            <text:p>mikemaccana/python-docx</text:p>
          </table:table-cell>
          <table:table-cell office:value-type="string">
            <text:p>inactive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009198231018" office:value-type="float"/>
        </table:table-row>
        <table:table-row>
          <table:table-cell office:value-type="string">
            <text:p>emmenko/redux-react-router-async-example</text:p>
          </table:table-cell>
          <table:table-cell office:value-type="string">
            <text:p>inactiv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0" office:value-type="float"/>
          <table:table-cell office:value="1.740488839409244" office:value-type="float"/>
        </table:table-row>
        <table:table-row>
          <table:table-cell office:value-type="string">
            <text:p>anselmh/object-fit</text:p>
          </table:table-cell>
          <table:table-cell office:value-type="string">
            <text:p>inactive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0" office:value-type="float"/>
          <table:table-cell office:value="1.677689898772334" office:value-type="float"/>
        </table:table-row>
        <table:table-row>
          <table:table-cell office:value-type="string">
            <text:p>oakes/play-clj</text:p>
          </table:table-cell>
          <table:table-cell office:value-type="string">
            <text:p>inactive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0" office:value-type="float"/>
          <table:table-cell office:value="1.6926050377055957" office:value-type="float"/>
        </table:table-row>
        <table:table-row>
          <table:table-cell office:value-type="string">
            <text:p>AlexBarinov/UIBubbleTableView</text:p>
          </table:table-cell>
          <table:table-cell office:value-type="string">
            <text:p>inactive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</table:table-row>
        <table:table-row>
          <table:table-cell office:value-type="string">
            <text:p>desandro/classie</text:p>
          </table:table-cell>
          <table:table-cell office:value-type="string">
            <text:p>inactiv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</table:table-row>
        <table:table-row>
          <table:table-cell office:value-type="string">
            <text:p>tjake/Solandra</text:p>
          </table:table-cell>
          <table:table-cell office:value-type="string">
            <text:p>inactive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</table:table-row>
        <table:table-row>
          <table:table-cell office:value-type="string">
            <text:p>oakes/SolidOak</text:p>
          </table:table-cell>
          <table:table-cell office:value-type="string">
            <text:p>inactive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</table:table-row>
        <table:table-row>
          <table:table-cell office:value-type="string">
            <text:p>timjansen/minified.js</text:p>
          </table:table-cell>
          <table:table-cell office:value-type="string">
            <text:p>inactive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0" office:value-type="float"/>
          <table:table-cell office:value="1.700190413431345" office:value-type="float"/>
        </table:table-row>
        <table:table-row>
          <table:table-cell office:value-type="string">
            <text:p>Shopify/Timber</text:p>
          </table:table-cell>
          <table:table-cell office:value-type="string">
            <text:p>inactive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0" office:value-type="float"/>
          <table:table-cell office:value="1.6498346466418152" office:value-type="float"/>
        </table:table-row>
        <table:table-row>
          <table:table-cell office:value-type="string">
            <text:p>RaiMan/SikuliX-2014</text:p>
          </table:table-cell>
          <table:table-cell office:value-type="string">
            <text:p>inactive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0" office:value-type="float"/>
          <table:table-cell office:value="1.7222708989384903" office:value-type="float"/>
        </table:table-row>
        <table:table-row>
          <table:table-cell office:value-type="string">
            <text:p>LeoNatan/LNNotificationsUI</text:p>
          </table:table-cell>
          <table:table-cell office:value-type="string">
            <text:p>inactive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6025565590473" office:value-type="float"/>
        </table:table-row>
        <table:table-row>
          <table:table-cell office:value-type="string">
            <text:p>RReverser/mpegts</text:p>
          </table:table-cell>
          <table:table-cell office:value-type="string">
            <text:p>inactive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0" office:value-type="float"/>
          <table:table-cell office:value="1.6313167459154236" office:value-type="float"/>
        </table:table-row>
        <table:table-row>
          <table:table-cell office:value-type="string">
            <text:p>puffnfresh/roy</text:p>
          </table:table-cell>
          <table:table-cell office:value-type="string">
            <text:p>inactive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0" office:value-type="float"/>
          <table:table-cell office:value="1.699921776908185" office:value-type="float"/>
        </table:table-row>
        <table:table-row>
          <table:table-cell office:value-type="string">
            <text:p>brockallen/BrockAllen.MembershipReboot</text:p>
          </table:table-cell>
          <table:table-cell office:value-type="string">
            <text:p>inactive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0" office:value-type="float"/>
          <table:table-cell office:value="1.6934898077537357" office:value-type="float"/>
        </table:table-row>
        <table:table-row>
          <table:table-cell office:value-type="string">
            <text:p>customelements/www</text:p>
          </table:table-cell>
          <table:table-cell office:value-type="string">
            <text:p>inactive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0" office:value-type="float"/>
          <table:table-cell office:value="1.7207602454665785" office:value-type="float"/>
        </table:table-row>
        <table:table-row>
          <table:table-cell office:value-type="string">
            <text:p>heroku/hk</text:p>
          </table:table-cell>
          <table:table-cell office:value-type="string">
            <text:p>inactive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0" office:value-type="float"/>
          <table:table-cell office:value="1.6730968590375486" office:value-type="float"/>
        </table:table-row>
        <table:table-row>
          <table:table-cell office:value-type="string">
            <text:p>YorickPeterse/ruby-lint</text:p>
          </table:table-cell>
          <table:table-cell office:value-type="string">
            <text:p>inactive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0" office:value-type="float"/>
          <table:table-cell office:value="1.6873451153605383" office:value-type="float"/>
        </table:table-row>
        <table:table-row>
          <table:table-cell office:value-type="string">
            <text:p>ztellman/lamina</text:p>
          </table:table-cell>
          <table:table-cell office:value-type="string">
            <text:p>inactive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0" office:value-type="float"/>
          <table:table-cell office:value="1.6996498721671423" office:value-type="float"/>
        </table:table-row>
        <table:table-row>
          <table:table-cell office:value-type="string">
            <text:p>sparkfun/phant</text:p>
          </table:table-cell>
          <table:table-cell office:value-type="string">
            <text:p>inactive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0" office:value-type="float"/>
          <table:table-cell office:value="1.7035663877575715" office:value-type="float"/>
        </table:table-row>
        <table:table-row>
          <table:table-cell office:value-type="string">
            <text:p>mattetti/googlecharts</text:p>
          </table:table-cell>
          <table:table-cell office:value-type="string">
            <text:p>inactive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79294412180337" office:value-type="float"/>
        </table:table-row>
        <table:table-row>
          <table:table-cell office:value-type="string">
            <text:p>sebastianbergmann/money</text:p>
          </table:table-cell>
          <table:table-cell office:value-type="string">
            <text:p>inactive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228269171714" office:value-type="float"/>
        </table:table-row>
        <table:table-row>
          <table:table-cell office:value-type="string">
            <text:p>auth0/auth0-angular</text:p>
          </table:table-cell>
          <table:table-cell office:value-type="string">
            <text:p>inactive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0" office:value-type="float"/>
          <table:table-cell office:value="1.689817162186779" office:value-type="float"/>
        </table:table-row>
        <table:table-row>
          <table:table-cell office:value-type="string">
            <text:p>rahatarmanahmed/CircularProgressView</text:p>
          </table:table-cell>
          <table:table-cell office:value-type="string">
            <text:p>inactive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05159083755931" office:value-type="float"/>
        </table:table-row>
        <table:table-row>
          <table:table-cell office:value-type="string">
            <text:p>integrity/integrity</text:p>
          </table:table-cell>
          <table:table-cell office:value-type="string">
            <text:p>inactive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0" office:value-type="float"/>
          <table:table-cell office:value="1.6672362974002484" office:value-type="float"/>
        </table:table-row>
        <table:table-row>
          <table:table-cell office:value-type="string">
            <text:p>cjohansen/juicer</text:p>
          </table:table-cell>
          <table:table-cell office:value-type="string">
            <text:p>inactive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0" office:value-type="float"/>
          <table:table-cell office:value="1.6772690087115134" office:value-type="float"/>
        </table:table-row>
        <table:table-row>
          <table:table-cell office:value-type="string">
            <text:p>rails/cache_digests</text:p>
          </table:table-cell>
          <table:table-cell office:value-type="string">
            <text:p>inactive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0" office:value-type="float"/>
          <table:table-cell office:value="1.657961438570972" office:value-type="float"/>
        </table:table-row>
        <table:table-row>
          <table:table-cell office:value-type="string">
            <text:p>ai212983/android-spinnerwheel</text:p>
          </table:table-cell>
          <table:table-cell office:value-type="string">
            <text:p>inactive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0" office:value-type="float"/>
          <table:table-cell office:value="1.6889028924852625" office:value-type="float"/>
        </table:table-row>
        <table:table-row>
          <table:table-cell office:value-type="string">
            <text:p>jupyter/colaboratory</text:p>
          </table:table-cell>
          <table:table-cell office:value-type="string">
            <text:p>inactive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0" office:value-type="float"/>
          <table:table-cell office:value="1.6575258785107523" office:value-type="float"/>
        </table:table-row>
        <table:table-row>
          <table:table-cell office:value-type="string">
            <text:p>pires/android-obd-reader</text:p>
          </table:table-cell>
          <table:table-cell office:value-type="string">
            <text:p>inactive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0" office:value-type="float"/>
          <table:table-cell office:value="1.7037590973524224" office:value-type="float"/>
        </table:table-row>
        <table:table-row>
          <table:table-cell office:value-type="string">
            <text:p>nicoulaj/idea-markdown</text:p>
          </table:table-cell>
          <table:table-cell office:value-type="string">
            <text:p>inactive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</table:table-row>
        <table:table-row>
          <table:table-cell office:value-type="string">
            <text:p>TheNewNormal/kube-solo-osx</text:p>
          </table:table-cell>
          <table:table-cell office:value-type="string">
            <text:p>inactive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0" office:value-type="float"/>
          <table:table-cell office:value="1.7371733004278866" office:value-type="float"/>
        </table:table-row>
        <table:table-row>
          <table:table-cell office:value-type="string">
            <text:p>CodaFi/AFNetworking-RACExtensions</text:p>
          </table:table-cell>
          <table:table-cell office:value-type="string">
            <text:p>inactive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0" office:value-type="float"/>
          <table:table-cell office:value="1.729328724082192" office:value-type="float"/>
        </table:table-row>
        <table:table-row>
          <table:table-cell office:value-type="string">
            <text:p>joomla/joomla-platform</text:p>
          </table:table-cell>
          <table:table-cell office:value-type="string">
            <text:p>inactive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0" office:value-type="float"/>
          <table:table-cell office:value="1.6623144749904082" office:value-type="float"/>
        </table:table-row>
        <table:table-row>
          <table:table-cell office:value-type="string">
            <text:p>chrisalbon/mlai</text:p>
          </table:table-cell>
          <table:table-cell office:value-type="string">
            <text:p>inactive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289555884377738" office:value-type="float"/>
        </table:table-row>
        <table:table-row>
          <table:table-cell office:value-type="string">
            <text:p>IdentityServer/IdentityServer3.Samples</text:p>
          </table:table-cell>
          <table:table-cell office:value-type="string">
            <text:p>inactive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0" office:value-type="float"/>
          <table:table-cell office:value="1.6919286722795894" office:value-type="float"/>
        </table:table-row>
        <table:table-row>
          <table:table-cell office:value-type="string">
            <text:p>krmaxwell/maltrieve</text:p>
          </table:table-cell>
          <table:table-cell office:value-type="string">
            <text:p>inacti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0" office:value-type="float"/>
          <table:table-cell office:value="1.7317090258240522" office:value-type="float"/>
        </table:table-row>
        <table:table-row>
          <table:table-cell office:value-type="string">
            <text:p>fommil/netlib-java</text:p>
          </table:table-cell>
          <table:table-cell office:value-type="string">
            <text:p>inactive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0" office:value-type="float"/>
          <table:table-cell office:value="1.7125811797749033" office:value-type="float"/>
        </table:table-row>
        <table:table-row>
          <table:table-cell office:value-type="string">
            <text:p>compose/governor</text:p>
          </table:table-cell>
          <table:table-cell office:value-type="string">
            <text:p>inactive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0" office:value-type="float"/>
          <table:table-cell office:value="1.6745473009703378" office:value-type="float"/>
        </table:table-row>
        <table:table-row>
          <table:table-cell office:value-type="string">
            <text:p>ztellman/automat</text:p>
          </table:table-cell>
          <table:table-cell office:value-type="string">
            <text:p>inactive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0" office:value-type="float"/>
          <table:table-cell office:value="1.7360199801958223" office:value-type="float"/>
        </table:table-row>
        <table:table-row>
          <table:table-cell office:value-type="string">
            <text:p>lballabio/quantlib-old</text:p>
          </table:table-cell>
          <table:table-cell office:value-type="string">
            <text:p>inactive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0" office:value-type="float"/>
          <table:table-cell office:value="1.7107524105708587" office:value-type="float"/>
        </table:table-row>
        <table:table-row>
          <table:table-cell office:value-type="string">
            <text:p>lukeredpath/LRResty</text:p>
          </table:table-cell>
          <table:table-cell office:value-type="string">
            <text:p>inactive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</table:table-row>
        <table:table-row>
          <table:table-cell office:value-type="string">
            <text:p>emberjs/list-view</text:p>
          </table:table-cell>
          <table:table-cell office:value-type="string">
            <text:p>inactive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0" office:value-type="float"/>
          <table:table-cell office:value="1.7034038382816465" office:value-type="float"/>
        </table:table-row>
        <table:table-row>
          <table:table-cell office:value-type="string">
            <text:p>MichaelDrogalis/dire</text:p>
          </table:table-cell>
          <table:table-cell office:value-type="string">
            <text:p>inactiv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0" office:value-type="float"/>
          <table:table-cell office:value="1.6961179150437242" office:value-type="float"/>
        </table:table-row>
        <table:table-row>
          <table:table-cell office:value-type="string">
            <text:p>scottyab/AESCrypt-Android</text:p>
          </table:table-cell>
          <table:table-cell office:value-type="string">
            <text:p>inactive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</table:table-row>
        <table:table-row>
          <table:table-cell office:value-type="string">
            <text:p>mattetti/Weasel-Diesel</text:p>
          </table:table-cell>
          <table:table-cell office:value-type="string">
            <text:p>inactive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0" office:value-type="float"/>
          <table:table-cell office:value="1.6610343182322507" office:value-type="float"/>
        </table:table-row>
        <table:table-row>
          <table:table-cell office:value-type="string">
            <text:p>smashwilson/merge-conflicts</text:p>
          </table:table-cell>
          <table:table-cell office:value-type="string">
            <text:p>inactive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0" office:value-type="float"/>
          <table:table-cell office:value="1.7266245271082832" office:value-type="float"/>
        </table:table-row>
        <table:table-row>
          <table:table-cell office:value-type="string">
            <text:p>osm2vectortiles/osm2vectortiles</text:p>
          </table:table-cell>
          <table:table-cell office:value-type="string">
            <text:p>inactive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0" office:value-type="float"/>
          <table:table-cell office:value="1.6948243583384515" office:value-type="float"/>
        </table:table-row>
        <table:table-row>
          <table:table-cell office:value-type="string">
            <text:p>EFForg/privacybadgerfirefox-legacy</text:p>
          </table:table-cell>
          <table:table-cell office:value-type="string">
            <text:p>inactive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0" office:value-type="float"/>
          <table:table-cell office:value="1.673402005534974" office:value-type="float"/>
        </table:table-row>
        <table:table-row>
          <table:table-cell office:value-type="string">
            <text:p>IdentityServer/IdentityServer2</text:p>
          </table:table-cell>
          <table:table-cell office:value-type="string">
            <text:p>inactive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0" office:value-type="float"/>
          <table:table-cell office:value="1.6758091221471876" office:value-type="float"/>
        </table:table-row>
        <table:table-row>
          <table:table-cell office:value-type="string">
            <text:p>kasperisager/sails-generate-auth</text:p>
          </table:table-cell>
          <table:table-cell office:value-type="string">
            <text:p>inactive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4108248645542" office:value-type="float"/>
        </table:table-row>
        <table:table-row>
          <table:table-cell office:value-type="string">
            <text:p>JakeWharton/ActionBarSherlock</text:p>
          </table:table-cell>
          <table:table-cell office:value-type="string">
            <text:p>inactive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0" office:value-type="float"/>
          <table:table-cell office:value="1.698576983523715" office:value-type="float"/>
        </table:table-row>
        <table:table-row>
          <table:table-cell office:value-type="string">
            <text:p>omab/django-social-auth</text:p>
          </table:table-cell>
          <table:table-cell office:value-type="string">
            <text:p>inactive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0" office:value-type="float"/>
          <table:table-cell office:value="1.7039396085107443" office:value-type="float"/>
        </table:table-row>
        <table:table-row>
          <table:table-cell office:value-type="string">
            <text:p>cameronmcefee/plax</text:p>
          </table:table-cell>
          <table:table-cell office:value-type="string">
            <text:p>inactive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0" office:value-type="float"/>
          <table:table-cell office:value="1.68470938147381" office:value-type="float"/>
        </table:table-row>
        <table:table-row>
          <table:table-cell office:value-type="string">
            <text:p>kissyteam/kissy</text:p>
          </table:table-cell>
          <table:table-cell office:value-type="string">
            <text:p>inactive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48380536765886" office:value-type="float"/>
        </table:table-row>
        <table:table-row>
          <table:table-cell office:value-type="string">
            <text:p>webpack/react-starter</text:p>
          </table:table-cell>
          <table:table-cell office:value-type="string">
            <text:p>inactive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0" office:value-type="float"/>
          <table:table-cell office:value="1.677499989655432" office:value-type="float"/>
        </table:table-row>
        <table:table-row>
          <table:table-cell office:value-type="string">
            <text:p>mojombo/grit</text:p>
          </table:table-cell>
          <table:table-cell office:value-type="string">
            <text:p>inactive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0" office:value-type="float"/>
          <table:table-cell office:value="1.6977629899220885" office:value-type="float"/>
        </table:table-row>
        <table:table-row>
          <table:table-cell office:value-type="string">
            <text:p>pakerfeldt/android-viewflow</text:p>
          </table:table-cell>
          <table:table-cell office:value-type="string">
            <text:p>inactive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0" office:value-type="float"/>
          <table:table-cell office:value="1.690695622742035" office:value-type="float"/>
        </table:table-row>
        <table:table-row>
          <table:table-cell office:value-type="string">
            <text:p>Shougo/neocomplcache.vim</text:p>
          </table:table-cell>
          <table:table-cell office:value-type="string">
            <text:p>inactive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0" office:value-type="float"/>
          <table:table-cell office:value="1.7054612689656155" office:value-type="float"/>
        </table:table-row>
        <table:table-row>
          <table:table-cell office:value-type="string">
            <text:p>ylechelle/OpenUDID</text:p>
          </table:table-cell>
          <table:table-cell office:value-type="string">
            <text:p>inactive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0" office:value-type="float"/>
          <table:table-cell office:value="1.6911630415629233" office:value-type="float"/>
        </table:table-row>
        <table:table-row>
          <table:table-cell office:value-type="string">
            <text:p>soundcloud/roshi</text:p>
          </table:table-cell>
          <table:table-cell office:value-type="string">
            <text:p>inactive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866150596692062" office:value-type="float"/>
        </table:table-row>
        <table:table-row>
          <table:table-cell office:value-type="string">
            <text:p>flavienlaurent/datetimepicker</text:p>
          </table:table-cell>
          <table:table-cell office:value-type="string">
            <text:p>inactive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</table:table-row>
        <table:table-row>
          <table:table-cell office:value-type="string">
            <text:p>Automattic/expect.js</text:p>
          </table:table-cell>
          <table:table-cell office:value-type="string">
            <text:p>inactive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0" office:value-type="float"/>
          <table:table-cell office:value="1.704435835143993" office:value-type="float"/>
        </table:table-row>
        <table:table-row>
          <table:table-cell office:value-type="string">
            <text:p>aanand/git-up</text:p>
          </table:table-cell>
          <table:table-cell office:value-type="string">
            <text:p>inactive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0" office:value-type="float"/>
          <table:table-cell office:value="1.7240936127308018" office:value-type="float"/>
        </table:table-row>
        <table:table-row>
          <table:table-cell office:value-type="string">
            <text:p>josevalim/inherited_resources</text:p>
          </table:table-cell>
          <table:table-cell office:value-type="string">
            <text:p>inactive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0" office:value-type="float"/>
          <table:table-cell office:value="1.7200664875434335" office:value-type="float"/>
        </table:table-row>
        <table:table-row>
          <table:table-cell office:value-type="string">
            <text:p>gh-unit/gh-unit</text:p>
          </table:table-cell>
          <table:table-cell office:value-type="string">
            <text:p>inactive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0" office:value-type="float"/>
          <table:table-cell office:value="1.6805358009621738" office:value-type="float"/>
        </table:table-row>
        <table:table-row>
          <table:table-cell office:value-type="string">
            <text:p>meteoric/meteor-ionic</text:p>
          </table:table-cell>
          <table:table-cell office:value-type="string">
            <text:p>inactive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0" office:value-type="float"/>
          <table:table-cell office:value="1.665139067948861" office:value-type="float"/>
        </table:table-row>
        <table:table-row>
          <table:table-cell office:value-type="string">
            <text:p>kartograph/kartograph.js</text:p>
          </table:table-cell>
          <table:table-cell office:value-type="string">
            <text:p>inactive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041126240469517" office:value-type="float"/>
        </table:table-row>
        <table:table-row>
          <table:table-cell office:value-type="string">
            <text:p>Lokaltog/vim-powerline</text:p>
          </table:table-cell>
          <table:table-cell office:value-type="string">
            <text:p>inactiv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43032000037728" office:value-type="float"/>
        </table:table-row>
        <table:table-row>
          <table:table-cell office:value-type="string">
            <text:p>amoffat/bootstrap-application-wizard</text:p>
          </table:table-cell>
          <table:table-cell office:value-type="string">
            <text:p>inactive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0" office:value-type="float"/>
          <table:table-cell office:value="1.7166380209856644" office:value-type="float"/>
        </table:table-row>
        <table:table-row>
          <table:table-cell office:value-type="string">
            <text:p>facebookarchive/three20</text:p>
          </table:table-cell>
          <table:table-cell office:value-type="string">
            <text:p>inactive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0" office:value-type="float"/>
          <table:table-cell office:value="1.7005322354293677" office:value-type="float"/>
        </table:table-row>
        <table:table-row>
          <table:table-cell office:value-type="string">
            <text:p>docker/docker-registry</text:p>
          </table:table-cell>
          <table:table-cell office:value-type="string">
            <text:p>inactive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0" office:value-type="float"/>
          <table:table-cell office:value="1.730711228862575" office:value-type="float"/>
        </table:table-row>
        <table:table-row>
          <table:table-cell office:value-type="string">
            <text:p>yahoo/mojito</text:p>
          </table:table-cell>
          <table:table-cell office:value-type="string">
            <text:p>inactive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0" office:value-type="float"/>
          <table:table-cell office:value="1.67842359326971" office:value-type="float"/>
        </table:table-row>
        <table:table-row>
          <table:table-cell office:value-type="string">
            <text:p>syedhali/EZAudio</text:p>
          </table:table-cell>
          <table:table-cell office:value-type="string">
            <text:p>inactive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0" office:value-type="float"/>
          <table:table-cell office:value="1.6982810387500582" office:value-type="float"/>
        </table:table-row>
        <table:table-row>
          <table:table-cell office:value-type="string">
            <text:p>arunoda/meteor-up</text:p>
          </table:table-cell>
          <table:table-cell office:value-type="string">
            <text:p>inactive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0" office:value-type="float"/>
          <table:table-cell office:value="1.6897552758866068" office:value-type="float"/>
        </table:table-row>
        <table:table-row>
          <table:table-cell office:value-type="string">
            <text:p>facebookarchive/huxley</text:p>
          </table:table-cell>
          <table:table-cell office:value-type="string">
            <text:p>inactive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0" office:value-type="float"/>
          <table:table-cell office:value="1.6750808169600448" office:value-type="float"/>
        </table:table-row>
        <table:table-row>
          <table:table-cell office:value-type="string">
            <text:p>steipete/PSTCollectionView</text:p>
          </table:table-cell>
          <table:table-cell office:value-type="string">
            <text:p>inactive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</table:table-row>
        <table:table-row>
          <table:table-cell office:value-type="string">
            <text:p>jimbojsb/launchrocket</text:p>
          </table:table-cell>
          <table:table-cell office:value-type="string">
            <text:p>inactive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</table:table-row>
        <table:table-row>
          <table:table-cell office:value-type="string">
            <text:p>HansPinckaers/GrowingTextView</text:p>
          </table:table-cell>
          <table:table-cell office:value-type="string">
            <text:p>inactive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</table:table-row>
        <table:table-row>
          <table:table-cell office:value-type="string">
            <text:p>youknowone/UI7Kit</text:p>
          </table:table-cell>
          <table:table-cell office:value-type="string">
            <text:p>inactive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0" office:value-type="float"/>
          <table:table-cell office:value="1.7344956738735664" office:value-type="float"/>
        </table:table-row>
        <table:table-row>
          <table:table-cell office:value-type="string">
            <text:p>tjerkw/Android-SlideExpandableListView</text:p>
          </table:table-cell>
          <table:table-cell office:value-type="string">
            <text:p>inactive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0" office:value-type="float"/>
          <table:table-cell office:value="1.7315113884844626" office:value-type="float"/>
        </table:table-row>
        <table:table-row>
          <table:table-cell office:value-type="string">
            <text:p>Simbul/baker</text:p>
          </table:table-cell>
          <table:table-cell office:value-type="string">
            <text:p>inactive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0" office:value-type="float"/>
          <table:table-cell office:value="1.6955493624292695" office:value-type="float"/>
        </table:table-row>
        <table:table-row>
          <table:table-cell office:value-type="string">
            <text:p>rasmusbergpalm/DeepLearnToolbox</text:p>
          </table:table-cell>
          <table:table-cell office:value-type="string">
            <text:p>inactive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0" office:value-type="float"/>
          <table:table-cell office:value="1.7304372918107167" office:value-type="float"/>
        </table:table-row>
        <table:table-row>
          <table:table-cell office:value-type="string">
            <text:p>Famous/famous</text:p>
          </table:table-cell>
          <table:table-cell office:value-type="string">
            <text:p>inactive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0" office:value-type="float"/>
          <table:table-cell office:value="1.6706334199100503" office:value-type="float"/>
        </table:table-row>
        <table:table-row>
          <table:table-cell office:value-type="string">
            <text:p>soffes/sstoolkit</text:p>
          </table:table-cell>
          <table:table-cell office:value-type="string">
            <text:p>inactive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0" office:value-type="float"/>
          <table:table-cell office:value="1.7329404364629635" office:value-type="float"/>
        </table:table-row>
        <table:table-row>
          <table:table-cell office:value-type="string">
            <text:p>componentjs/component</text:p>
          </table:table-cell>
          <table:table-cell office:value-type="string">
            <text:p>inactive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0" office:value-type="float"/>
          <table:table-cell office:value="1.653416198847406" office:value-type="float"/>
        </table:table-row>
        <table:table-row>
          <table:table-cell office:value-type="string">
            <text:p>BorisMoore/jquery-tmpl</text:p>
          </table:table-cell>
          <table:table-cell office:value-type="string">
            <text:p>inactive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0" office:value-type="float"/>
          <table:table-cell office:value="1.6745055984902497" office:value-type="float"/>
        </table:table-row>
        <table:table-row>
          <table:table-cell office:value-type="string">
            <text:p>nostalgiaz/bootstrap-switch</text:p>
          </table:table-cell>
          <table:table-cell office:value-type="string">
            <text:p>inactive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0" office:value-type="float"/>
          <table:table-cell office:value="1.6771119769526162" office:value-type="float"/>
        </table:table-row>
        <table:table-row>
          <table:table-cell office:value-type="string">
            <text:p>jakiestfu/Snap.js</text:p>
          </table:table-cell>
          <table:table-cell office:value-type="string">
            <text:p>inactive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0" office:value-type="float"/>
          <table:table-cell office:value="1.697716112800573" office:value-type="float"/>
        </table:table-row>
        <table:table-row>
          <table:table-cell office:value-type="string">
            <text:p>openaphid/android-flip</text:p>
          </table:table-cell>
          <table:table-cell office:value-type="string">
            <text:p>inactive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0" office:value-type="float"/>
          <table:table-cell office:value="1.7214399026115412" office:value-type="float"/>
        </table:table-row>
        <table:table-row>
          <table:table-cell office:value-type="string">
            <text:p>rickyrauch/Balloons.IO</text:p>
          </table:table-cell>
          <table:table-cell office:value-type="string">
            <text:p>inactive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</table:table-row>
        <table:table-row>
          <table:table-cell office:value-type="string">
            <text:p>abrasive/shairport</text:p>
          </table:table-cell>
          <table:table-cell office:value-type="string">
            <text:p>inactive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0" office:value-type="float"/>
          <table:table-cell office:value="1.7131703314276496" office:value-type="float"/>
        </table:table-row>
        <table:table-row>
          <table:table-cell office:value-type="string">
            <text:p>bigspaceship/shine.js</text:p>
          </table:table-cell>
          <table:table-cell office:value-type="string">
            <text:p>inactive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632929306577462" office:value-type="float"/>
        </table:table-row>
        <table:table-row>
          <table:table-cell office:value-type="string">
            <text:p>pkyeck/socket.IO-objc</text:p>
          </table:table-cell>
          <table:table-cell office:value-type="string">
            <text:p>inactive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0" office:value-type="float"/>
          <table:table-cell office:value="1.6778552066283354" office:value-type="float"/>
        </table:table-row>
        <table:table-row>
          <table:table-cell office:value-type="string">
            <text:p>dbushell/Nestable</text:p>
          </table:table-cell>
          <table:table-cell office:value-type="string">
            <text:p>inactiv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</table:table-row>
        <table:table-row>
          <table:table-cell office:value-type="string">
            <text:p>cliftonc/calipso</text:p>
          </table:table-cell>
          <table:table-cell office:value-type="string">
            <text:p>inactive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0" office:value-type="float"/>
          <table:table-cell office:value="1.7255639037838086" office:value-type="float"/>
        </table:table-row>
        <table:table-row>
          <table:table-cell office:value-type="string">
            <text:p>mattgallagher/AudioStreamer</text:p>
          </table:table-cell>
          <table:table-cell office:value-type="string">
            <text:p>inactive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0" office:value-type="float"/>
          <table:table-cell office:value="1.6817485867893287" office:value-type="float"/>
        </table:table-row>
        <table:table-row>
          <table:table-cell office:value-type="string">
            <text:p>scripted-editor/scripted</text:p>
          </table:table-cell>
          <table:table-cell office:value-type="string">
            <text:p>inactive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0" office:value-type="float"/>
          <table:table-cell office:value="1.666026770448448" office:value-type="float"/>
        </table:table-row>
        <table:table-row>
          <table:table-cell office:value-type="string">
            <text:p>mattgemmell/MGSplitViewController</text:p>
          </table:table-cell>
          <table:table-cell office:value-type="string">
            <text:p>inactive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0" office:value-type="float"/>
          <table:table-cell office:value="1.6323400631471134" office:value-type="float"/>
        </table:table-row>
        <table:table-row>
          <table:table-cell office:value-type="string">
            <text:p>arturadib/strapdown</text:p>
          </table:table-cell>
          <table:table-cell office:value-type="string">
            <text:p>inactive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0" office:value-type="float"/>
          <table:table-cell office:value="1.6803136548714737" office:value-type="float"/>
        </table:table-row>
        <table:table-row>
          <table:table-cell office:value-type="string">
            <text:p>kevana/ui-for-docker</text:p>
          </table:table-cell>
          <table:table-cell office:value-type="string">
            <text:p>inactive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0" office:value-type="float"/>
          <table:table-cell office:value="1.6970922506336275" office:value-type="float"/>
        </table:table-row>
        <table:table-row>
          <table:table-cell office:value-type="string">
            <text:p>Swiip/generator-gulp-angular</text:p>
          </table:table-cell>
          <table:table-cell office:value-type="string">
            <text:p>inactive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0" office:value-type="float"/>
          <table:table-cell office:value="1.6750821503206266" office:value-type="float"/>
        </table:table-row>
        <table:table-row>
          <table:table-cell office:value-type="string">
            <text:p>myell0w/MTStatusBarOverlay</text:p>
          </table:table-cell>
          <table:table-cell office:value-type="string">
            <text:p>inactive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4161141574668" office:value-type="float"/>
        </table:table-row>
        <table:table-row>
          <table:table-cell office:value-type="string">
            <text:p>jeromegn/Backbone.localStorage</text:p>
          </table:table-cell>
          <table:table-cell office:value-type="string">
            <text:p>inactiv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0" office:value-type="float"/>
          <table:table-cell office:value="1.6817045816573184" office:value-type="float"/>
        </table:table-row>
        <table:table-row>
          <table:table-cell office:value-type="string">
            <text:p>rubysherpas/forem</text:p>
          </table:table-cell>
          <table:table-cell office:value-type="string">
            <text:p>inactive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0" office:value-type="float"/>
          <table:table-cell office:value="1.7134419613960423" office:value-type="float"/>
        </table:table-row>
        <table:table-row>
          <table:table-cell office:value-type="string">
            <text:p>p-e-w/finalterm</text:p>
          </table:table-cell>
          <table:table-cell office:value-type="string">
            <text:p>inactive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0" office:value-type="float"/>
          <table:table-cell office:value="1.7264497739825861" office:value-type="float"/>
        </table:table-row>
        <table:table-row>
          <table:table-cell office:value-type="string">
            <text:p>jhollingworth/bootstrap-wysihtml5</text:p>
          </table:table-cell>
          <table:table-cell office:value-type="string">
            <text:p>inactive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0" office:value-type="float"/>
          <table:table-cell office:value="1.7290963453164285" office:value-type="float"/>
        </table:table-row>
        <table:table-row>
          <table:table-cell office:value-type="string">
            <text:p>h5bp/mobile-boilerplate</text:p>
          </table:table-cell>
          <table:table-cell office:value-type="string">
            <text:p>inactiv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0" office:value-type="float"/>
          <table:table-cell office:value="1.698139536632297" office:value-type="float"/>
        </table:table-row>
        <table:table-row>
          <table:table-cell office:value-type="string">
            <text:p>square/cube</text:p>
          </table:table-cell>
          <table:table-cell office:value-type="string">
            <text:p>inactiv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0" office:value-type="float"/>
          <table:table-cell office:value="1.7091963570309063" office:value-type="float"/>
        </table:table-row>
        <table:table-row>
          <table:table-cell office:value-type="string">
            <text:p>kenkeiter/skeuocard</text:p>
          </table:table-cell>
          <table:table-cell office:value-type="string">
            <text:p>inactive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0" office:value-type="float"/>
          <table:table-cell office:value="1.6906497229045252" office:value-type="float"/>
        </table:table-row>
        <table:table-row>
          <table:table-cell office:value-type="string">
            <text:p>tumblr/TMCache</text:p>
          </table:table-cell>
          <table:table-cell office:value-type="string">
            <text:p>inactiv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0" office:value-type="float"/>
          <table:table-cell office:value="1.7096709596033874" office:value-type="float"/>
        </table:table-row>
        <table:table-row>
          <table:table-cell office:value-type="string">
            <text:p>venomous0x/WhatsAPI</text:p>
          </table:table-cell>
          <table:table-cell office:value-type="string">
            <text:p>inactive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0" office:value-type="float"/>
          <table:table-cell office:value="1.7370683333184673" office:value-type="float"/>
        </table:table-row>
        <table:table-row>
          <table:table-cell office:value-type="string">
            <text:p>ryanb/nifty-generators</text:p>
          </table:table-cell>
          <table:table-cell office:value-type="string">
            <text:p>inactive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0" office:value-type="float"/>
          <table:table-cell office:value="1.692783651366558" office:value-type="float"/>
        </table:table-row>
        <table:table-row>
          <table:table-cell office:value-type="string">
            <text:p>Valve/fingerprintjs</text:p>
          </table:table-cell>
          <table:table-cell office:value-type="string">
            <text:p>inactive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0" office:value-type="float"/>
          <table:table-cell office:value="1.6265661726699352" office:value-type="float"/>
        </table:table-row>
        <table:table-row>
          <table:table-cell office:value-type="string">
            <text:p>node-js-libs/node.io</text:p>
          </table:table-cell>
          <table:table-cell office:value-type="string">
            <text:p>inactive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</table:table-row>
        <table:table-row>
          <table:table-cell office:value-type="string">
            <text:p>karmi/retire</text:p>
          </table:table-cell>
          <table:table-cell office:value-type="string">
            <text:p>inactiv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0" office:value-type="float"/>
          <table:table-cell office:value="1.685939077340443" office:value-type="float"/>
        </table:table-row>
        <table:table-row>
          <table:table-cell office:value-type="string">
            <text:p>overshare/overshare-kit</text:p>
          </table:table-cell>
          <table:table-cell office:value-type="string">
            <text:p>inactive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0" office:value-type="float"/>
          <table:table-cell office:value="1.6895705560445133" office:value-type="float"/>
        </table:table-row>
        <table:table-row>
          <table:table-cell office:value-type="string">
            <text:p>MacRuby/MacRuby</text:p>
          </table:table-cell>
          <table:table-cell office:value-type="string">
            <text:p>inactive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0" office:value-type="float"/>
          <table:table-cell office:value="1.7080452946654694" office:value-type="float"/>
        </table:table-row>
        <table:table-row>
          <table:table-cell office:value-type="string">
            <text:p>maccman/juggernaut</text:p>
          </table:table-cell>
          <table:table-cell office:value-type="string">
            <text:p>inactive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0" office:value-type="float"/>
          <table:table-cell office:value="1.6951534138497328" office:value-type="float"/>
        </table:table-row>
        <table:table-row>
          <table:table-cell office:value-type="string">
            <text:p>square/dagger</text:p>
          </table:table-cell>
          <table:table-cell office:value-type="string">
            <text:p>inactive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0" office:value-type="float"/>
          <table:table-cell office:value="1.6874849423836924" office:value-type="float"/>
        </table:table-row>
        <table:table-row>
          <table:table-cell office:value-type="string">
            <text:p>square/otto</text:p>
          </table:table-cell>
          <table:table-cell office:value-type="string">
            <text:p>inactive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0" office:value-type="float"/>
          <table:table-cell office:value="1.694994189039046" office:value-type="float"/>
        </table:table-row>
        <table:table-row>
          <table:table-cell office:value-type="string">
            <text:p>roboguice/roboguice</text:p>
          </table:table-cell>
          <table:table-cell office:value-type="string">
            <text:p>inactiv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0" office:value-type="float"/>
          <table:table-cell office:value="1.7390793519008865" office:value-type="float"/>
        </table:table-row>
        <table:table-row>
          <table:table-cell office:value-type="string">
            <text:p>turbolinks/turbolinks-classic</text:p>
          </table:table-cell>
          <table:table-cell office:value-type="string">
            <text:p>inactive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0" office:value-type="float"/>
          <table:table-cell office:value="1.6792147654180645" office:value-type="float"/>
        </table:table-row>
        <table:table-row>
          <table:table-cell office:value-type="string">
            <text:p>google/gxui</text:p>
          </table:table-cell>
          <table:table-cell office:value-type="string">
            <text:p>inactive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0" office:value-type="float"/>
          <table:table-cell office:value="1.708626678048683" office:value-type="float"/>
        </table:table-row>
        <table:table-row>
          <table:table-cell office:value-type="string">
            <text:p>mozilla-services/heka</text:p>
          </table:table-cell>
          <table:table-cell office:value-type="string">
            <text:p>inactive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0" office:value-type="float"/>
          <table:table-cell office:value="1.7136970800105782" office:value-type="float"/>
        </table:table-row>
        <table:table-row>
          <table:table-cell office:value-type="string">
            <text:p>twitter-archive/kestrel</text:p>
          </table:table-cell>
          <table:table-cell office:value-type="string">
            <text:p>inactive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0" office:value-type="float"/>
          <table:table-cell office:value="1.7148209367843248" office:value-type="float"/>
        </table:table-row>
        <table:table-row>
          <table:table-cell office:value-type="string">
            <text:p>kattrali/cocoapods-xcode-plugin</text:p>
          </table:table-cell>
          <table:table-cell office:value-type="string">
            <text:p>inactive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993454323154944" office:value-type="float"/>
        </table:table-row>
        <table:table-row>
          <table:table-cell office:value-type="string">
            <text:p>itsabot/abot</text:p>
          </table:table-cell>
          <table:table-cell office:value-type="string">
            <text:p>inactive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0" office:value-type="float"/>
          <table:table-cell office:value="1.6816341217484414" office:value-type="float"/>
        </table:table-row>
        <table:table-row>
          <table:table-cell office:value-type="string">
            <text:p>smileyborg/UIView-AutoLayout</text:p>
          </table:table-cell>
          <table:table-cell office:value-type="string">
            <text:p>inactive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0" office:value-type="float"/>
          <table:table-cell office:value="1.7279246220920697" office:value-type="float"/>
        </table:table-row>
        <table:table-row>
          <table:table-cell office:value-type="string">
            <text:p>popcorn-time/popcorn-app</text:p>
          </table:table-cell>
          <table:table-cell office:value-type="string">
            <text:p>inactive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0" office:value-type="float"/>
          <table:table-cell office:value="1.7354189580478865" office:value-type="float"/>
        </table:table-row>
        <table:table-row>
          <table:table-cell office:value-type="string">
            <text:p>tensorflow/tensorflow</text:p>
          </table:table-cell>
          <table:table-cell office:value-type="string">
            <text:p>active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0" office:value-type="float"/>
          <table:table-cell office:value="1.7097448492536353" office:value-type="float"/>
        </table:table-row>
        <table:table-row>
          <table:table-cell office:value-type="string">
            <text:p>facebook/react</text:p>
          </table:table-cell>
          <table:table-cell office:value-type="string">
            <text:p>active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0" office:value-type="float"/>
          <table:table-cell office:value="1.681108450558968" office:value-type="float"/>
        </table:table-row>
        <table:table-row>
          <table:table-cell office:value-type="string">
            <text:p>d3/d3</text:p>
          </table:table-cell>
          <table:table-cell office:value-type="string">
            <text:p>active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0" office:value-type="float"/>
          <table:table-cell office:value="1.6742960795683375" office:value-type="float"/>
        </table:table-row>
        <table:table-row>
          <table:table-cell office:value-type="string">
            <text:p>facebook/react-native</text:p>
          </table:table-cell>
          <table:table-cell office:value-type="string">
            <text:p>ac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0" office:value-type="float"/>
          <table:table-cell office:value="1.6894113372987425" office:value-type="float"/>
        </table:table-row>
        <table:table-row>
          <table:table-cell office:value-type="string">
            <text:p>electron/electron</text:p>
          </table:table-cell>
          <table:table-cell office:value-type="string">
            <text:p>active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0" office:value-type="float"/>
          <table:table-cell office:value="1.68293356600032" office:value-type="float"/>
        </table:table-row>
        <table:table-row>
          <table:table-cell office:value-type="string">
            <text:p>nodejs/node</text:p>
          </table:table-cell>
          <table:table-cell office:value-type="string">
            <text:p>activ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0" office:value-type="float"/>
          <table:table-cell office:value="1.6941840076286463" office:value-type="float"/>
        </table:table-row>
        <table:table-row>
          <table:table-cell office:value-type="string">
            <text:p>atom/atom</text:p>
          </table:table-cell>
          <table:table-cell office:value-type="string">
            <text:p>active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0" office:value-type="float"/>
          <table:table-cell office:value="1.691359752217812" office:value-type="float"/>
        </table:table-row>
        <table:table-row>
          <table:table-cell office:value-type="string">
            <text:p>mrdoob/three.js</text:p>
          </table:table-cell>
          <table:table-cell office:value-type="string">
            <text:p>active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0" office:value-type="float"/>
          <table:table-cell office:value="1.680619293886186" office:value-type="float"/>
        </table:table-row>
        <table:table-row>
          <table:table-cell office:value-type="string">
            <text:p>hakimel/reveal.js</text:p>
          </table:table-cell>
          <table:table-cell office:value-type="string">
            <text:p>active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0" office:value-type="float"/>
          <table:table-cell office:value="1.682199570528271" office:value-type="float"/>
        </table:table-row>
        <table:table-row>
          <table:table-cell office:value-type="string">
            <text:p>reactjs/redux</text:p>
          </table:table-cell>
          <table:table-cell office:value-type="string">
            <text:p>active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0" office:value-type="float"/>
          <table:table-cell office:value="1.6889231782027572" office:value-type="float"/>
        </table:table-row>
        <table:table-row>
          <table:table-cell office:value-type="string">
            <text:p>axios/axios</text:p>
          </table:table-cell>
          <table:table-cell office:value-type="string">
            <text:p>active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0" office:value-type="float"/>
          <table:table-cell office:value="1.7000264430777592" office:value-type="float"/>
        </table:table-row>
        <table:table-row>
          <table:table-cell office:value-type="string">
            <text:p>rg3/youtube-dl</text:p>
          </table:table-cell>
          <table:table-cell office:value-type="string">
            <text:p>active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</table:table-row>
        <table:table-row>
          <table:table-cell office:value-type="string">
            <text:p>nvbn/thefuck</text:p>
          </table:table-cell>
          <table:table-cell office:value-type="string">
            <text:p>active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0" office:value-type="float"/>
          <table:table-cell office:value="1.72228936053792" office:value-type="float"/>
        </table:table-row>
        <table:table-row>
          <table:table-cell office:value-type="string">
            <text:p>kubernetes/kubernetes</text:p>
          </table:table-cell>
          <table:table-cell office:value-type="string">
            <text:p>active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0" office:value-type="float"/>
          <table:table-cell office:value="1.6975760346504205" office:value-type="float"/>
        </table:table-row>
        <table:table-row>
          <table:table-cell office:value-type="string">
            <text:p>ionic-team/ionic</text:p>
          </table:table-cell>
          <table:table-cell office:value-type="string">
            <text:p>active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0" office:value-type="float"/>
          <table:table-cell office:value="1.6776472630577433" office:value-type="float"/>
        </table:table-row>
        <table:table-row>
          <table:table-cell office:value-type="string">
            <text:p>getlantern/lantern</text:p>
          </table:table-cell>
          <table:table-cell office:value-type="string">
            <text:p>active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0" office:value-type="float"/>
          <table:table-cell office:value="1.7108970415129754" office:value-type="float"/>
        </table:table-row>
        <table:table-row>
          <table:table-cell office:value-type="string">
            <text:p>impress/impress.js</text:p>
          </table:table-cell>
          <table:table-cell office:value-type="string">
            <text:p>active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0" office:value-type="float"/>
          <table:table-cell office:value="1.6974832083704838" office:value-type="float"/>
        </table:table-row>
        <table:table-row>
          <table:table-cell office:value-type="string">
            <text:p>x64dbg/x64dbg</text:p>
          </table:table-cell>
          <table:table-cell office:value-type="string">
            <text:p>active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0" office:value-type="float"/>
          <table:table-cell office:value="1.7321311908537564" office:value-type="float"/>
        </table:table-row>
        <table:table-row>
          <table:table-cell office:value-type="string">
            <text:p>Microsoft/TypeScript</text:p>
          </table:table-cell>
          <table:table-cell office:value-type="string">
            <text:p>active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0" office:value-type="float"/>
          <table:table-cell office:value="1.6784632990240698" office:value-type="float"/>
        </table:table-row>
        <table:table-row>
          <table:table-cell office:value-type="string">
            <text:p>Dogfalo/materialize</text:p>
          </table:table-cell>
          <table:table-cell office:value-type="string">
            <text:p>activ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0" office:value-type="float"/>
          <table:table-cell office:value="1.6893340019220606" office:value-type="float"/>
        </table:table-row>
        <table:table-row>
          <table:table-cell office:value-type="string">
            <text:p>ReactiveX/RxJava</text:p>
          </table:table-cell>
          <table:table-cell office:value-type="string">
            <text:p>active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0" office:value-type="float"/>
          <table:table-cell office:value="1.7172645413940935" office:value-type="float"/>
        </table:table-row>
        <table:table-row>
          <table:table-cell office:value-type="string">
            <text:p>bitcoin/bitcoin</text:p>
          </table:table-cell>
          <table:table-cell office:value-type="string">
            <text:p>active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0" office:value-type="float"/>
          <table:table-cell office:value="1.6901662310108134" office:value-type="float"/>
        </table:table-row>
        <table:table-row>
          <table:table-cell office:value-type="string">
            <text:p>babel/babel</text:p>
          </table:table-cell>
          <table:table-cell office:value-type="string">
            <text:p>active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0" office:value-type="float"/>
          <table:table-cell office:value="1.6920390648259893" office:value-type="float"/>
        </table:table-row>
        <table:table-row>
          <table:table-cell office:value-type="string">
            <text:p>neovim/neovim</text:p>
          </table:table-cell>
          <table:table-cell office:value-type="string">
            <text:p>active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0" office:value-type="float"/>
          <table:table-cell office:value="1.7045608645789223" office:value-type="float"/>
        </table:table-row>
        <table:table-row>
          <table:table-cell office:value-type="string">
            <text:p>ecomfe/echarts</text:p>
          </table:table-cell>
          <table:table-cell office:value-type="string">
            <text:p>active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" office:value-type="float"/>
          <table:table-cell office:value="0.2170354131120323" office:value-type="float"/>
        </table:table-row>
        <table:table-row>
          <table:table-cell office:value-type="string">
            <text:p>ant-design/ant-design</text:p>
          </table:table-cell>
          <table:table-cell office:value-type="string">
            <text:p>active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0" office:value-type="float"/>
          <table:table-cell office:value="1.7397911624756373" office:value-type="float"/>
        </table:table-row>
        <table:table-row>
          <table:table-cell office:value-type="string">
            <text:p>TryGhost/Ghost</text:p>
          </table:table-cell>
          <table:table-cell office:value-type="string">
            <text:p>active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0" office:value-type="float"/>
          <table:table-cell office:value="1.6788570053381344" office:value-type="float"/>
        </table:table-row>
        <table:table-row>
          <table:table-cell office:value-type="string">
            <text:p>google/protobuf</text:p>
          </table:table-cell>
          <table:table-cell office:value-type="string">
            <text:p>active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0" office:value-type="float"/>
          <table:table-cell office:value="1.7080815351290097" office:value-type="float"/>
        </table:table-row>
        <table:table-row>
          <table:table-cell office:value-type="string">
            <text:p>gohugoio/hugo</text:p>
          </table:table-cell>
          <table:table-cell office:value-type="string">
            <text:p>active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0" office:value-type="float"/>
          <table:table-cell office:value="1.691044310020811" office:value-type="float"/>
        </table:table-row>
        <table:table-row>
          <table:table-cell office:value-type="string">
            <text:p>gogits/gogs</text:p>
          </table:table-cell>
          <table:table-cell office:value-type="string">
            <text:p>active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0" office:value-type="float"/>
          <table:table-cell office:value="1.685080910667731" office:value-type="float"/>
        </table:table-row>
        <table:table-row>
          <table:table-cell office:value-type="string">
            <text:p>google/guava</text:p>
          </table:table-cell>
          <table:table-cell office:value-type="string">
            <text:p>active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0" office:value-type="float"/>
          <table:table-cell office:value="1.7012643103580405" office:value-type="float"/>
        </table:table-row>
        <table:table-row>
          <table:table-cell office:value-type="string">
            <text:p>serverless/serverless</text:p>
          </table:table-cell>
          <table:table-cell office:value-type="string">
            <text:p>active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0" office:value-type="float"/>
          <table:table-cell office:value="1.716369675593776" office:value-type="float"/>
        </table:table-row>
        <table:table-row>
          <table:table-cell office:value-type="string">
            <text:p>select2/select2</text:p>
          </table:table-cell>
          <table:table-cell office:value-type="string">
            <text:p>active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0" office:value-type="float"/>
          <table:table-cell office:value="1.6847878294661582" office:value-type="float"/>
        </table:table-row>
        <table:table-row>
          <table:table-cell office:value-type="string">
            <text:p>fchollet/keras</text:p>
          </table:table-cell>
          <table:table-cell office:value-type="string">
            <text:p>active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0" office:value-type="float"/>
          <table:table-cell office:value="1.70680808767041" office:value-type="float"/>
        </table:table-row>
        <table:table-row>
          <table:table-cell office:value-type="string">
            <text:p>storybooks/storybook</text:p>
          </table:table-cell>
          <table:table-cell office:value-type="string">
            <text:p>active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0" office:value-type="float"/>
          <table:table-cell office:value="1.7060348764610282" office:value-type="float"/>
        </table:table-row>
        <table:table-row>
          <table:table-cell office:value-type="string">
            <text:p>JetBrains/kotlin</text:p>
          </table:table-cell>
          <table:table-cell office:value-type="string">
            <text:p>active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0" office:value-type="float"/>
          <table:table-cell office:value="1.7229444772950382" office:value-type="float"/>
        </table:table-row>
        <table:table-row>
          <table:table-cell office:value-type="string">
            <text:p>hexojs/hexo</text:p>
          </table:table-cell>
          <table:table-cell office:value-type="string">
            <text:p>active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0" office:value-type="float"/>
          <table:table-cell office:value="1.7427136186930205" office:value-type="float"/>
        </table:table-row>
        <table:table-row>
          <table:table-cell office:value-type="string">
            <text:p>PhilJay/MPAndroidChart</text:p>
          </table:table-cell>
          <table:table-cell office:value-type="string">
            <text:p>active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</table:table-row>
        <table:table-row>
          <table:table-cell office:value-type="string">
            <text:p>fastlane/fastlane</text:p>
          </table:table-cell>
          <table:table-cell office:value-type="string">
            <text:p>activ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0" office:value-type="float"/>
          <table:table-cell office:value="1.714009775300348" office:value-type="float"/>
        </table:table-row>
        <table:table-row>
          <table:table-cell office:value-type="string">
            <text:p>grafana/grafana</text:p>
          </table:table-cell>
          <table:table-cell office:value-type="string">
            <text:p>active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0" office:value-type="float"/>
          <table:table-cell office:value="1.6895629531766583" office:value-type="float"/>
        </table:table-row>
        <table:table-row>
          <table:table-cell office:value-type="string">
            <text:p>bumptech/glide</text:p>
          </table:table-cell>
          <table:table-cell office:value-type="string">
            <text:p>activ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0" office:value-type="float"/>
          <table:table-cell office:value="1.729937516220887" office:value-type="float"/>
        </table:table-row>
        <table:table-row>
          <table:table-cell office:value-type="string">
            <text:p>videojs/video.js</text:p>
          </table:table-cell>
          <table:table-cell office:value-type="string">
            <text:p>active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0" office:value-type="float"/>
          <table:table-cell office:value="1.648133194064171" office:value-type="float"/>
        </table:table-row>
        <table:table-row>
          <table:table-cell office:value-type="string">
            <text:p>photonstorm/phaser</text:p>
          </table:table-cell>
          <table:table-cell office:value-type="string">
            <text:p>active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0" office:value-type="float"/>
          <table:table-cell office:value="1.6843603413504606" office:value-type="float"/>
        </table:table-row>
        <table:table-row>
          <table:table-cell office:value-type="string">
            <text:p>syncthing/syncthing</text:p>
          </table:table-cell>
          <table:table-cell office:value-type="string">
            <text:p>active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0" office:value-type="float"/>
          <table:table-cell office:value="1.7100287661977513" office:value-type="float"/>
        </table:table-row>
        <table:table-row>
          <table:table-cell office:value-type="string">
            <text:p>rs/SDWebImage</text:p>
          </table:table-cell>
          <table:table-cell office:value-type="string">
            <text:p>activ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</table:table-row>
        <table:table-row>
          <table:table-cell office:value-type="string">
            <text:p>emberjs/ember.js</text:p>
          </table:table-cell>
          <table:table-cell office:value-type="string">
            <text:p>active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0" office:value-type="float"/>
          <table:table-cell office:value="1.6829502483886924" office:value-type="float"/>
        </table:table-row>
        <table:table-row>
          <table:table-cell office:value-type="string">
            <text:p>ReactiveCocoa/ReactiveCocoa</text:p>
          </table:table-cell>
          <table:table-cell office:value-type="string">
            <text:p>active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0" office:value-type="float"/>
          <table:table-cell office:value="1.7101325923138018" office:value-type="float"/>
        </table:table-row>
        <table:table-row>
          <table:table-cell office:value-type="string">
            <text:p>pixijs/pixi.js</text:p>
          </table:table-cell>
          <table:table-cell office:value-type="string">
            <text:p>active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0" office:value-type="float"/>
          <table:table-cell office:value="1.6872962803407703" office:value-type="float"/>
        </table:table-row>
        <table:table-row>
          <table:table-cell office:value-type="string">
            <text:p>soimort/you-get</text:p>
          </table:table-cell>
          <table:table-cell office:value-type="string">
            <text:p>active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</table:table-row>
        <table:table-row>
          <table:table-cell office:value-type="string">
            <text:p>postcss/postcss</text:p>
          </table:table-cell>
          <table:table-cell office:value-type="string">
            <text:p>active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0" office:value-type="float"/>
          <table:table-cell office:value="1.686848411822428" office:value-type="float"/>
        </table:table-row>
        <table:table-row>
          <table:table-cell office:value-type="string">
            <text:p>quilljs/quill</text:p>
          </table:table-cell>
          <table:table-cell office:value-type="string">
            <text:p>active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0" office:value-type="float"/>
          <table:table-cell office:value="1.6901045546558673" office:value-type="float"/>
        </table:table-row>
        <table:table-row>
          <table:table-cell office:value-type="string">
            <text:p>symfony/symfony</text:p>
          </table:table-cell>
          <table:table-cell office:value-type="string">
            <text:p>active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0" office:value-type="float"/>
          <table:table-cell office:value="1.6765581260772007" office:value-type="float"/>
        </table:table-row>
        <table:table-row>
          <table:table-cell office:value-type="string">
            <text:p>RocketChat/Rocket.Chat</text:p>
          </table:table-cell>
          <table:table-cell office:value-type="string">
            <text:p>active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0" office:value-type="float"/>
          <table:table-cell office:value="1.7045170070297366" office:value-type="float"/>
        </table:table-row>
        <table:table-row>
          <table:table-cell office:value-type="string">
            <text:p>SwiftyJSON/SwiftyJSON</text:p>
          </table:table-cell>
          <table:table-cell office:value-type="string">
            <text:p>active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0" office:value-type="float"/>
          <table:table-cell office:value="1.711932539614721" office:value-type="float"/>
        </table:table-row>
        <table:table-row>
          <table:table-cell office:value-type="string">
            <text:p>angular/angular-cli</text:p>
          </table:table-cell>
          <table:table-cell office:value-type="string">
            <text:p>active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0" office:value-type="float"/>
          <table:table-cell office:value="1.7131153947256679" office:value-type="float"/>
        </table:table-row>
        <table:table-row>
          <table:table-cell office:value-type="string">
            <text:p>getsentry/sentry</text:p>
          </table:table-cell>
          <table:table-cell office:value-type="string">
            <text:p>active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0" office:value-type="float"/>
          <table:table-cell office:value="1.7119501624095947" office:value-type="float"/>
        </table:table-row>
        <table:table-row>
          <table:table-cell office:value-type="string">
            <text:p>facebook/flow</text:p>
          </table:table-cell>
          <table:table-cell office:value-type="string">
            <text:p>active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0" office:value-type="float"/>
          <table:table-cell office:value="1.6780255952169896" office:value-type="float"/>
        </table:table-row>
        <table:table-row>
          <table:table-cell office:value-type="string">
            <text:p>npm/npm</text:p>
          </table:table-cell>
          <table:table-cell office:value-type="string">
            <text:p>active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</table:table-row>
        <table:table-row>
          <table:table-cell office:value-type="string">
            <text:p>ethereum/go-ethereum</text:p>
          </table:table-cell>
          <table:table-cell office:value-type="string">
            <text:p>active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0" office:value-type="float"/>
          <table:table-cell office:value="1.747494115658906" office:value-type="float"/>
        </table:table-row>
        <table:table-row>
          <table:table-cell office:value-type="string">
            <text:p>prometheus/prometheus</text:p>
          </table:table-cell>
          <table:table-cell office:value-type="string">
            <text:p>active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0" office:value-type="float"/>
          <table:table-cell office:value="1.7120774665962533" office:value-type="float"/>
        </table:table-row>
        <table:table-row>
          <table:table-cell office:value-type="string">
            <text:p>syl20bnr/spacemacs</text:p>
          </table:table-cell>
          <table:table-cell office:value-type="string">
            <text:p>active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0" office:value-type="float"/>
          <table:table-cell office:value="1.7033528956911759" office:value-type="float"/>
        </table:table-row>
        <table:table-row>
          <table:table-cell office:value-type="string">
            <text:p>grpc/grpc</text:p>
          </table:table-cell>
          <table:table-cell office:value-type="string">
            <text:p>active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0" office:value-type="float"/>
          <table:table-cell office:value="1.7105322302561248" office:value-type="float"/>
        </table:table-row>
        <table:table-row>
          <table:table-cell office:value-type="string">
            <text:p>codemirror/CodeMirror</text:p>
          </table:table-cell>
          <table:table-cell office:value-type="string">
            <text:p>active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0" office:value-type="float"/>
          <table:table-cell office:value="1.6724449928235035" office:value-type="float"/>
        </table:table-row>
        <table:table-row>
          <table:table-cell office:value-type="string">
            <text:p>Microsoft/CNTK</text:p>
          </table:table-cell>
          <table:table-cell office:value-type="string">
            <text:p>active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0" office:value-type="float"/>
          <table:table-cell office:value="1.7319292392027983" office:value-type="float"/>
        </table:table-row>
        <table:table-row>
          <table:table-cell office:value-type="string">
            <text:p>jiahaog/nativefier</text:p>
          </table:table-cell>
          <table:table-cell office:value-type="string">
            <text:p>active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0" office:value-type="float"/>
          <table:table-cell office:value="1.6820463883562178" office:value-type="float"/>
        </table:table-row>
        <table:table-row>
          <table:table-cell office:value-type="string">
            <text:p>containous/traefik</text:p>
          </table:table-cell>
          <table:table-cell office:value-type="string">
            <text:p>active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0" office:value-type="float"/>
          <table:table-cell office:value="1.7390718194003756" office:value-type="float"/>
        </table:table-row>
        <table:table-row>
          <table:table-cell office:value-type="string">
            <text:p>angular-ui/ui-router</text:p>
          </table:table-cell>
          <table:table-cell office:value-type="string">
            <text:p>active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0" office:value-type="float"/>
          <table:table-cell office:value="1.6834814457702383" office:value-type="float"/>
        </table:table-row>
        <table:table-row>
          <table:table-cell office:value-type="string">
            <text:p>sequelize/sequelize</text:p>
          </table:table-cell>
          <table:table-cell office:value-type="string">
            <text:p>activ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0" office:value-type="float"/>
          <table:table-cell office:value="1.7014711633648945" office:value-type="float"/>
        </table:table-row>
        <table:table-row>
          <table:table-cell office:value-type="string">
            <text:p>dotnet/corefx</text:p>
          </table:table-cell>
          <table:table-cell office:value-type="string">
            <text:p>active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0" office:value-type="float"/>
          <table:table-cell office:value="1.6831499528911746" office:value-type="float"/>
        </table:table-row>
        <table:table-row>
          <table:table-cell office:value-type="string">
            <text:p>cmderdev/cmder</text:p>
          </table:table-cell>
          <table:table-cell office:value-type="string">
            <text:p>active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0" office:value-type="float"/>
          <table:table-cell office:value="1.668744317291424" office:value-type="float"/>
        </table:table-row>
        <table:table-row>
          <table:table-cell office:value-type="string">
            <text:p>apache/incubator-mxnet</text:p>
          </table:table-cell>
          <table:table-cell office:value-type="string">
            <text:p>active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0" office:value-type="float"/>
          <table:table-cell office:value="1.7148961294273046" office:value-type="float"/>
        </table:table-row>
        <table:table-row>
          <table:table-cell office:value-type="string">
            <text:p>avajs/ava</text:p>
          </table:table-cell>
          <table:table-cell office:value-type="string">
            <text:p>active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0" office:value-type="float"/>
          <table:table-cell office:value="1.7073611170356655" office:value-type="float"/>
        </table:table-row>
        <table:table-row>
          <table:table-cell office:value-type="string">
            <text:p>home-assistant/home-assistant</text:p>
          </table:table-cell>
          <table:table-cell office:value-type="string">
            <text:p>active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0" office:value-type="float"/>
          <table:table-cell office:value="1.6913990637298528" office:value-type="float"/>
        </table:table-row>
        <table:table-row>
          <table:table-cell office:value-type="string">
            <text:p>alibaba/fastjson</text:p>
          </table:table-cell>
          <table:table-cell office:value-type="string">
            <text:p>active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</table:table-row>
        <table:table-row>
          <table:table-cell office:value-type="string">
            <text:p>cockroachdb/cockroach</text:p>
          </table:table-cell>
          <table:table-cell office:value-type="string">
            <text:p>active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0" office:value-type="float"/>
          <table:table-cell office:value="1.7086072646536736" office:value-type="float"/>
        </table:table-row>
        <table:table-row>
          <table:table-cell office:value-type="string">
            <text:p>afollestad/material-dialogs</text:p>
          </table:table-cell>
          <table:table-cell office:value-type="string">
            <text:p>active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0" office:value-type="float"/>
          <table:table-cell office:value="1.724495608622181" office:value-type="float"/>
        </table:table-row>
        <table:table-row>
          <table:table-cell office:value-type="string">
            <text:p>wekan/wekan</text:p>
          </table:table-cell>
          <table:table-cell office:value-type="string">
            <text:p>active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0" office:value-type="float"/>
          <table:table-cell office:value="1.68474063486743" office:value-type="float"/>
        </table:table-row>
        <table:table-row>
          <table:table-cell office:value-type="string">
            <text:p>redux-saga/redux-saga</text:p>
          </table:table-cell>
          <table:table-cell office:value-type="string">
            <text:p>active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0" office:value-type="float"/>
          <table:table-cell office:value="1.675784646175119" office:value-type="float"/>
        </table:table-row>
        <table:table-row>
          <table:table-cell office:value-type="string">
            <text:p>visionmedia/superagent</text:p>
          </table:table-cell>
          <table:table-cell office:value-type="string">
            <text:p>active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0" office:value-type="float"/>
          <table:table-cell office:value="1.6900112132460006" office:value-type="float"/>
        </table:table-row>
        <table:table-row>
          <table:table-cell office:value-type="string">
            <text:p>pingcap/tidb</text:p>
          </table:table-cell>
          <table:table-cell office:value-type="string">
            <text:p>active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0" office:value-type="float"/>
          <table:table-cell office:value="1.7416158167799727" office:value-type="float"/>
        </table:table-row>
        <table:table-row>
          <table:table-cell office:value-type="string">
            <text:p>docker/compose</text:p>
          </table:table-cell>
          <table:table-cell office:value-type="string">
            <text:p>activ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0" office:value-type="float"/>
          <table:table-cell office:value="1.6970024703379745" office:value-type="float"/>
        </table:table-row>
        <table:table-row>
          <table:table-cell office:value-type="string">
            <text:p>uikit/uikit</text:p>
          </table:table-cell>
          <table:table-cell office:value-type="string">
            <text:p>active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0" office:value-type="float"/>
          <table:table-cell office:value="1.6876758598804174" office:value-type="float"/>
        </table:table-row>
        <table:table-row>
          <table:table-cell office:value-type="string">
            <text:p>facebook/osquery</text:p>
          </table:table-cell>
          <table:table-cell office:value-type="string">
            <text:p>active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0" office:value-type="float"/>
          <table:table-cell office:value="1.71258674413798" office:value-type="float"/>
        </table:table-row>
        <table:table-row>
          <table:table-cell office:value-type="string">
            <text:p>realm/realm-cocoa</text:p>
          </table:table-cell>
          <table:table-cell office:value-type="string">
            <text:p>active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0" office:value-type="float"/>
          <table:table-cell office:value="1.7203385452432332" office:value-type="float"/>
        </table:table-row>
        <table:table-row>
          <table:table-cell office:value-type="string">
            <text:p>gorhill/uBlock</text:p>
          </table:table-cell>
          <table:table-cell office:value-type="string">
            <text:p>active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0" office:value-type="float"/>
          <table:table-cell office:value="1.665654404982298" office:value-type="float"/>
        </table:table-row>
        <table:table-row>
          <table:table-cell office:value-type="string">
            <text:p>CoderMJLee/MJRefresh</text:p>
          </table:table-cell>
          <table:table-cell office:value-type="string">
            <text:p>active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</table:table-row>
        <table:table-row>
          <table:table-cell office:value-type="string">
            <text:p>Homebrew/brew</text:p>
          </table:table-cell>
          <table:table-cell office:value-type="string">
            <text:p>active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0" office:value-type="float"/>
          <table:table-cell office:value="1.7186569493995072" office:value-type="float"/>
        </table:table-row>
        <table:table-row>
          <table:table-cell office:value-type="string">
            <text:p>hashicorp/terraform</text:p>
          </table:table-cell>
          <table:table-cell office:value-type="string">
            <text:p>active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0" office:value-type="float"/>
          <table:table-cell office:value="1.7083984941650057" office:value-type="float"/>
        </table:table-row>
        <table:table-row>
          <table:table-cell office:value-type="string">
            <text:p>localForage/localForage</text:p>
          </table:table-cell>
          <table:table-cell office:value-type="string">
            <text:p>activ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0" office:value-type="float"/>
          <table:table-cell office:value="1.6726119168319602" office:value-type="float"/>
        </table:table-row>
        <table:table-row>
          <table:table-cell office:value-type="string">
            <text:p>facebook/prepack</text:p>
          </table:table-cell>
          <table:table-cell office:value-type="string">
            <text:p>active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0" office:value-type="float"/>
          <table:table-cell office:value="1.6954951230619735" office:value-type="float"/>
        </table:table-row>
        <table:table-row>
          <table:table-cell office:value-type="string">
            <text:p>ampproject/amphtml</text:p>
          </table:table-cell>
          <table:table-cell office:value-type="string">
            <text:p>active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0" office:value-type="float"/>
          <table:table-cell office:value="1.7002819825688222" office:value-type="float"/>
        </table:table-row>
        <table:table-row>
          <table:table-cell office:value-type="string">
            <text:p>laravel/framework</text:p>
          </table:table-cell>
          <table:table-cell office:value-type="string">
            <text:p>active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0" office:value-type="float"/>
          <table:table-cell office:value="1.6748510214407029" office:value-type="float"/>
        </table:table-row>
        <table:table-row>
          <table:table-cell office:value-type="string">
            <text:p>onevcat/Kingfisher</text:p>
          </table:table-cell>
          <table:table-cell office:value-type="string">
            <text:p>active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</table:table-row>
        <table:table-row>
          <table:table-cell office:value-type="string">
            <text:p>jgm/pandoc</text:p>
          </table:table-cell>
          <table:table-cell office:value-type="string">
            <text:p>active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0" office:value-type="float"/>
          <table:table-cell office:value="1.684777701305709" office:value-type="float"/>
        </table:table-row>
        <table:table-row>
          <table:table-cell office:value-type="string">
            <text:p>swagger-api/swagger-ui</text:p>
          </table:table-cell>
          <table:table-cell office:value-type="string">
            <text:p>active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0" office:value-type="float"/>
          <table:table-cell office:value="1.6717097064872737" office:value-type="float"/>
        </table:table-row>
        <table:table-row>
          <table:table-cell office:value-type="string">
            <text:p>eslint/eslint</text:p>
          </table:table-cell>
          <table:table-cell office:value-type="string">
            <text:p>active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0" office:value-type="float"/>
          <table:table-cell office:value="1.6875748156924868" office:value-type="float"/>
        </table:table-row>
        <table:table-row>
          <table:table-cell office:value-type="string">
            <text:p>sampotts/plyr</text:p>
          </table:table-cell>
          <table:table-cell office:value-type="string">
            <text:p>active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0" office:value-type="float"/>
          <table:table-cell office:value="1.659149339006356" office:value-type="float"/>
        </table:table-row>
        <table:table-row>
          <table:table-cell office:value-type="string">
            <text:p>PHPMailer/PHPMailer</text:p>
          </table:table-cell>
          <table:table-cell office:value-type="string">
            <text:p>active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</table:table-row>
        <table:table-row>
          <table:table-cell office:value-type="string">
            <text:p>minio/minio</text:p>
          </table:table-cell>
          <table:table-cell office:value-type="string">
            <text:p>active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0" office:value-type="float"/>
          <table:table-cell office:value="1.7306225539828184" office:value-type="float"/>
        </table:table-row>
        <table:table-row>
          <table:table-cell office:value-type="string">
            <text:p>tj/commander.js</text:p>
          </table:table-cell>
          <table:table-cell office:value-type="string">
            <text:p>active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0" office:value-type="float"/>
          <table:table-cell office:value="1.68315918203264" office:value-type="float"/>
        </table:table-row>
        <table:table-row>
          <table:table-cell office:value-type="string">
            <text:p>pyenv/pyenv</text:p>
          </table:table-cell>
          <table:table-cell office:value-type="string">
            <text:p>active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0" office:value-type="float"/>
          <table:table-cell office:value="1.6995118186160159" office:value-type="float"/>
        </table:table-row>
        <table:table-row>
          <table:table-cell office:value-type="string">
            <text:p>Kotlin/anko</text:p>
          </table:table-cell>
          <table:table-cell office:value-type="string">
            <text:p>active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0" office:value-type="float"/>
          <table:table-cell office:value="1.7398865259055976" office:value-type="float"/>
        </table:table-row>
        <table:table-row>
          <table:table-cell office:value-type="string">
            <text:p>equinusocio/material-theme</text:p>
          </table:table-cell>
          <table:table-cell office:value-type="string">
            <text:p>activ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48827522494787" office:value-type="float"/>
        </table:table-row>
        <table:table-row>
          <table:table-cell office:value-type="string">
            <text:p>playframework/playframework</text:p>
          </table:table-cell>
          <table:table-cell office:value-type="string">
            <text:p>active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0" office:value-type="float"/>
          <table:table-cell office:value="1.6856524819228011" office:value-type="float"/>
        </table:table-row>
        <table:table-row>
          <table:table-cell office:value-type="string">
            <text:p>facebook/rocksdb</text:p>
          </table:table-cell>
          <table:table-cell office:value-type="string">
            <text:p>active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0" office:value-type="float"/>
          <table:table-cell office:value="1.7157546930524517" office:value-type="float"/>
        </table:table-row>
        <table:table-row>
          <table:table-cell office:value-type="string">
            <text:p>resin-io/etcher</text:p>
          </table:table-cell>
          <table:table-cell office:value-type="string">
            <text:p>active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0" office:value-type="float"/>
          <table:table-cell office:value="1.7190527343367614" office:value-type="float"/>
        </table:table-row>
        <table:table-row>
          <table:table-cell office:value-type="string">
            <text:p>maxwellito/vivus</text:p>
          </table:table-cell>
          <table:table-cell office:value-type="string">
            <text:p>active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0" office:value-type="float"/>
          <table:table-cell office:value="1.7024532205193021" office:value-type="float"/>
        </table:table-row>
        <table:table-row>
          <table:table-cell office:value-type="string">
            <text:p>encode/django-rest-framework</text:p>
          </table:table-cell>
          <table:table-cell office:value-type="string">
            <text:p>active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0" office:value-type="float"/>
          <table:table-cell office:value="1.6800324506741495" office:value-type="float"/>
        </table:table-row>
        <table:table-row>
          <table:table-cell office:value-type="string">
            <text:p>scala/scala</text:p>
          </table:table-cell>
          <table:table-cell office:value-type="string">
            <text:p>active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0" office:value-type="float"/>
          <table:table-cell office:value="1.7074445926922275" office:value-type="float"/>
        </table:table-row>
        <table:table-row>
          <table:table-cell office:value-type="string">
            <text:p>Automattic/wp-calypso</text:p>
          </table:table-cell>
          <table:table-cell office:value-type="string">
            <text:p>active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0" office:value-type="float"/>
          <table:table-cell office:value="1.6833910656993116" office:value-type="float"/>
        </table:table-row>
        <table:table-row>
          <table:table-cell office:value-type="string">
            <text:p>labstack/echo</text:p>
          </table:table-cell>
          <table:table-cell office:value-type="string">
            <text:p>active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0" office:value-type="float"/>
          <table:table-cell office:value="1.7211526571737275" office:value-type="float"/>
        </table:table-row>
        <table:table-row>
          <table:table-cell office:value-type="string">
            <text:p>kangax/fabric.js</text:p>
          </table:table-cell>
          <table:table-cell office:value-type="string">
            <text:p>active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0" office:value-type="float"/>
          <table:table-cell office:value="1.7073149636096163" office:value-type="float"/>
        </table:table-row>
        <table:table-row>
          <table:table-cell office:value-type="string">
            <text:p>PowerShell/PowerShell</text:p>
          </table:table-cell>
          <table:table-cell office:value-type="string">
            <text:p>active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0" office:value-type="float"/>
          <table:table-cell office:value="1.6779952176382107" office:value-type="float"/>
        </table:table-row>
        <table:table-row>
          <table:table-cell office:value-type="string">
            <text:p>revel/revel</text:p>
          </table:table-cell>
          <table:table-cell office:value-type="string">
            <text:p>active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0" office:value-type="float"/>
          <table:table-cell office:value="1.6875893216538738" office:value-type="float"/>
        </table:table-row>
        <table:table-row>
          <table:table-cell office:value-type="string">
            <text:p>CosmicMind/Material</text:p>
          </table:table-cell>
          <table:table-cell office:value-type="string">
            <text:p>active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0" office:value-type="float"/>
          <table:table-cell office:value="1.730803065199088" office:value-type="float"/>
        </table:table-row>
        <table:table-row>
          <table:table-cell office:value-type="string">
            <text:p>fish-shell/fish-shell</text:p>
          </table:table-cell>
          <table:table-cell office:value-type="string">
            <text:p>active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0" office:value-type="float"/>
          <table:table-cell office:value="1.6964737737670712" office:value-type="float"/>
        </table:table-row>
        <table:table-row>
          <table:table-cell office:value-type="string">
            <text:p>svg/svgo</text:p>
          </table:table-cell>
          <table:table-cell office:value-type="string">
            <text:p>active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0" office:value-type="float"/>
          <table:table-cell office:value="1.7163487922461396" office:value-type="float"/>
        </table:table-row>
        <table:table-row>
          <table:table-cell office:value-type="string">
            <text:p>erikras/redux-form</text:p>
          </table:table-cell>
          <table:table-cell office:value-type="string">
            <text:p>active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0" office:value-type="float"/>
          <table:table-cell office:value="1.6784192887989908" office:value-type="float"/>
        </table:table-row>
        <table:table-row>
          <table:table-cell office:value-type="string">
            <text:p>google/flatbuffers</text:p>
          </table:table-cell>
          <table:table-cell office:value-type="string">
            <text:p>active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0" office:value-type="float"/>
          <table:table-cell office:value="1.6764390959761413" office:value-type="float"/>
        </table:table-row>
        <table:table-row>
          <table:table-cell office:value-type="string">
            <text:p>dotnet/coreclr</text:p>
          </table:table-cell>
          <table:table-cell office:value-type="string">
            <text:p>active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0" office:value-type="float"/>
          <table:table-cell office:value="1.6959025748867653" office:value-type="float"/>
        </table:table-row>
        <table:table-row>
          <table:table-cell office:value-type="string">
            <text:p>mxcl/PromiseKit</text:p>
          </table:table-cell>
          <table:table-cell office:value-type="string">
            <text:p>active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0" office:value-type="float"/>
          <table:table-cell office:value="1.725485963089189" office:value-type="float"/>
        </table:table-row>
        <table:table-row>
          <table:table-cell office:value-type="string">
            <text:p>chmln/flatpickr</text:p>
          </table:table-cell>
          <table:table-cell office:value-type="string">
            <text:p>active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0" office:value-type="float"/>
          <table:table-cell office:value="1.7179586704569518" office:value-type="float"/>
        </table:table-row>
        <table:table-row>
          <table:table-cell office:value-type="string">
            <text:p>mikepenz/MaterialDrawer</text:p>
          </table:table-cell>
          <table:table-cell office:value-type="string">
            <text:p>active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0" office:value-type="float"/>
          <table:table-cell office:value="1.742555955869966" office:value-type="float"/>
        </table:table-row>
        <table:table-row>
          <table:table-cell office:value-type="string">
            <text:p>metabase/metabase</text:p>
          </table:table-cell>
          <table:table-cell office:value-type="string">
            <text:p>activ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0" office:value-type="float"/>
          <table:table-cell office:value="1.6946835484297151" office:value-type="float"/>
        </table:table-row>
        <table:table-row>
          <table:table-cell office:value-type="string">
            <text:p>fgnass/spin.js</text:p>
          </table:table-cell>
          <table:table-cell office:value-type="string">
            <text:p>active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0" office:value-type="float"/>
          <table:table-cell office:value="1.6242877618611424" office:value-type="float"/>
        </table:table-row>
        <table:table-row>
          <table:table-cell office:value-type="string">
            <text:p>realm/SwiftLint</text:p>
          </table:table-cell>
          <table:table-cell office:value-type="string">
            <text:p>active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0" office:value-type="float"/>
          <table:table-cell office:value="1.7032291218542752" office:value-type="float"/>
        </table:table-row>
        <table:table-row>
          <table:table-cell office:value-type="string">
            <text:p>aria2/aria2</text:p>
          </table:table-cell>
          <table:table-cell office:value-type="string">
            <text:p>active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0" office:value-type="float"/>
          <table:table-cell office:value="1.7396846021895738" office:value-type="float"/>
        </table:table-row>
        <table:table-row>
          <table:table-cell office:value-type="string">
            <text:p>slimphp/Slim</text:p>
          </table:table-cell>
          <table:table-cell office:value-type="string">
            <text:p>active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0" office:value-type="float"/>
          <table:table-cell office:value="1.6630098098656192" office:value-type="float"/>
        </table:table-row>
        <table:table-row>
          <table:table-cell office:value-type="string">
            <text:p>explosion/spaCy</text:p>
          </table:table-cell>
          <table:table-cell office:value-type="string">
            <text:p>active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0" office:value-type="float"/>
          <table:table-cell office:value="1.7096992301544618" office:value-type="float"/>
        </table:table-row>
        <table:table-row>
          <table:table-cell office:value-type="string">
            <text:p>lerna/lerna</text:p>
          </table:table-cell>
          <table:table-cell office:value-type="string">
            <text:p>active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0" office:value-type="float"/>
          <table:table-cell office:value="1.7035445982392738" office:value-type="float"/>
        </table:table-row>
        <table:table-row>
          <table:table-cell office:value-type="string">
            <text:p>docker/kitematic</text:p>
          </table:table-cell>
          <table:table-cell office:value-type="string">
            <text:p>active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0" office:value-type="float"/>
          <table:table-cell office:value="1.7079167328614444" office:value-type="float"/>
        </table:table-row>
        <table:table-row>
          <table:table-cell office:value-type="string">
            <text:p>gaearon/react-hot-loader</text:p>
          </table:table-cell>
          <table:table-cell office:value-type="string">
            <text:p>active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0" office:value-type="float"/>
          <table:table-cell office:value="1.6824362204067025" office:value-type="float"/>
        </table:table-row>
        <table:table-row>
          <table:table-cell office:value-type="string">
            <text:p>bazelbuild/bazel</text:p>
          </table:table-cell>
          <table:table-cell office:value-type="string">
            <text:p>active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0" office:value-type="float"/>
          <table:table-cell office:value="1.702378170380819" office:value-type="float"/>
        </table:table-row>
        <table:table-row>
          <table:table-cell office:value-type="string">
            <text:p>NodeBB/NodeBB</text:p>
          </table:table-cell>
          <table:table-cell office:value-type="string">
            <text:p>active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0" office:value-type="float"/>
          <table:table-cell office:value="1.7002430394353123" office:value-type="float"/>
        </table:table-row>
        <table:table-row>
          <table:table-cell office:value-type="string">
            <text:p>Moya/Moya</text:p>
          </table:table-cell>
          <table:table-cell office:value-type="string">
            <text:p>active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0" office:value-type="float"/>
          <table:table-cell office:value="1.7267897034681114" office:value-type="float"/>
        </table:table-row>
        <table:table-row>
          <table:table-cell office:value-type="string">
            <text:p>mishoo/UglifyJS2</text:p>
          </table:table-cell>
          <table:table-cell office:value-type="string">
            <text:p>active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0" office:value-type="float"/>
          <table:table-cell office:value="1.6740705029226846" office:value-type="float"/>
        </table:table-row>
        <table:table-row>
          <table:table-cell office:value-type="string">
            <text:p>piwik/piwik</text:p>
          </table:table-cell>
          <table:table-cell office:value-type="string">
            <text:p>active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0" office:value-type="float"/>
          <table:table-cell office:value="1.6788282728044488" office:value-type="float"/>
        </table:table-row>
        <table:table-row>
          <table:table-cell office:value-type="string">
            <text:p>Khan/KaTeX</text:p>
          </table:table-cell>
          <table:table-cell office:value-type="string">
            <text:p>active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0" office:value-type="float"/>
          <table:table-cell office:value="1.6884980929219395" office:value-type="float"/>
        </table:table-row>
        <table:table-row>
          <table:table-cell office:value-type="string">
            <text:p>rancher/rancher</text:p>
          </table:table-cell>
          <table:table-cell office:value-type="string">
            <text:p>active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0" office:value-type="float"/>
          <table:table-cell office:value="1.7302428259586717" office:value-type="float"/>
        </table:table-row>
        <table:table-row>
          <table:table-cell office:value-type="string">
            <text:p>openzipkin/zipkin</text:p>
          </table:table-cell>
          <table:table-cell office:value-type="string">
            <text:p>active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0" office:value-type="float"/>
          <table:table-cell office:value="1.7182853556246143" office:value-type="float"/>
        </table:table-row>
        <table:table-row>
          <table:table-cell office:value-type="string">
            <text:p>mozilla-mobile/firefox-ios</text:p>
          </table:table-cell>
          <table:table-cell office:value-type="string">
            <text:p>active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0" office:value-type="float"/>
          <table:table-cell office:value="1.6955078172448805" office:value-type="float"/>
        </table:table-row>
        <table:table-row>
          <table:table-cell office:value-type="string">
            <text:p>curl/curl</text:p>
          </table:table-cell>
          <table:table-cell office:value-type="string">
            <text:p>active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0" office:value-type="float"/>
          <table:table-cell office:value="1.7195760111677747" office:value-type="float"/>
        </table:table-row>
        <table:table-row>
          <table:table-cell office:value-type="string">
            <text:p>jp9000/obs-studio</text:p>
          </table:table-cell>
          <table:table-cell office:value-type="string">
            <text:p>active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0" office:value-type="float"/>
          <table:table-cell office:value="1.6674147265662904" office:value-type="float"/>
        </table:table-row>
        <table:table-row>
          <table:table-cell office:value-type="string">
            <text:p>tmuxinator/tmuxinator</text:p>
          </table:table-cell>
          <table:table-cell office:value-type="string">
            <text:p>active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0" office:value-type="float"/>
          <table:table-cell office:value="1.7317050689143512" office:value-type="float"/>
        </table:table-row>
        <table:table-row>
          <table:table-cell office:value-type="string">
            <text:p>ryanoasis/nerd-fonts</text:p>
          </table:table-cell>
          <table:table-cell office:value-type="string">
            <text:p>active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0" office:value-type="float"/>
          <table:table-cell office:value="1.6669378889887172" office:value-type="float"/>
        </table:table-row>
        <table:table-row>
          <table:table-cell office:value-type="string">
            <text:p>facebook/nuclide</text:p>
          </table:table-cell>
          <table:table-cell office:value-type="string">
            <text:p>activ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0" office:value-type="float"/>
          <table:table-cell office:value="1.7206838779506457" office:value-type="float"/>
        </table:table-row>
        <table:table-row>
          <table:table-cell office:value-type="string">
            <text:p>FineUploader/fine-uploader</text:p>
          </table:table-cell>
          <table:table-cell office:value-type="string">
            <text:p>active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0" office:value-type="float"/>
          <table:table-cell office:value="1.6964368537106314" office:value-type="float"/>
        </table:table-row>
        <table:table-row>
          <table:table-cell office:value-type="string">
            <text:p>cakephp/cakephp</text:p>
          </table:table-cell>
          <table:table-cell office:value-type="string">
            <text:p>active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0" office:value-type="float"/>
          <table:table-cell office:value="1.6805802242367907" office:value-type="float"/>
        </table:table-row>
        <table:table-row>
          <table:table-cell office:value-type="string">
            <text:p>ShareX/ShareX</text:p>
          </table:table-cell>
          <table:table-cell office:value-type="string">
            <text:p>active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0" office:value-type="float"/>
          <table:table-cell office:value="1.7083434531317565" office:value-type="float"/>
        </table:table-row>
        <table:table-row>
          <table:table-cell office:value-type="string">
            <text:p>v2ray/v2ray-core</text:p>
          </table:table-cell>
          <table:table-cell office:value-type="string">
            <text:p>activ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</table:table-row>
        <table:table-row>
          <table:table-cell office:value-type="string">
            <text:p>boot2docker/boot2docker</text:p>
          </table:table-cell>
          <table:table-cell office:value-type="string">
            <text:p>active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0" office:value-type="float"/>
          <table:table-cell office:value="1.697629057076477" office:value-type="float"/>
        </table:table-row>
        <table:table-row>
          <table:table-cell office:value-type="string">
            <text:p>gabrielbull/react-desktop</text:p>
          </table:table-cell>
          <table:table-cell office:value-type="string">
            <text:p>active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0" office:value-type="float"/>
          <table:table-cell office:value="1.6644891378100264" office:value-type="float"/>
        </table:table-row>
        <table:table-row>
          <table:table-cell office:value-type="string">
            <text:p>portainer/portainer</text:p>
          </table:table-cell>
          <table:table-cell office:value-type="string">
            <text:p>active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0" office:value-type="float"/>
          <table:table-cell office:value="1.7069574809229928" office:value-type="float"/>
        </table:table-row>
        <table:table-row>
          <table:table-cell office:value-type="string">
            <text:p>marionettejs/backbone.marionette</text:p>
          </table:table-cell>
          <table:table-cell office:value-type="string">
            <text:p>activ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0" office:value-type="float"/>
          <table:table-cell office:value="1.6945488172520138" office:value-type="float"/>
        </table:table-row>
        <table:table-row>
          <table:table-cell office:value-type="string">
            <text:p>google/cadvisor</text:p>
          </table:table-cell>
          <table:table-cell office:value-type="string">
            <text:p>active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</table:table-row>
        <table:table-row>
          <table:table-cell office:value-type="string">
            <text:p>giakki/uncss</text:p>
          </table:table-cell>
          <table:table-cell office:value-type="string">
            <text:p>active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0" office:value-type="float"/>
          <table:table-cell office:value="1.6814598814046997" office:value-type="float"/>
        </table:table-row>
        <table:table-row>
          <table:table-cell office:value-type="string">
            <text:p>casperjs/casperjs</text:p>
          </table:table-cell>
          <table:table-cell office:value-type="string">
            <text:p>active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0" office:value-type="float"/>
          <table:table-cell office:value="1.731375523737402" office:value-type="float"/>
        </table:table-row>
        <table:table-row>
          <table:table-cell office:value-type="string">
            <text:p>brave/browser-laptop</text:p>
          </table:table-cell>
          <table:table-cell office:value-type="string">
            <text:p>active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0" office:value-type="float"/>
          <table:table-cell office:value="1.7070209580161284" office:value-type="float"/>
        </table:table-row>
        <table:table-row>
          <table:table-cell office:value-type="string">
            <text:p>dotnet/core</text:p>
          </table:table-cell>
          <table:table-cell office:value-type="string">
            <text:p>activ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0" office:value-type="float"/>
          <table:table-cell office:value="1.689980712648989" office:value-type="float"/>
        </table:table-row>
        <table:table-row>
          <table:table-cell office:value-type="string">
            <text:p>radare/radare2</text:p>
          </table:table-cell>
          <table:table-cell office:value-type="string">
            <text:p>active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</table:table-row>
        <table:table-row>
          <table:table-cell office:value-type="string">
            <text:p>BoostIO/Boostnote</text:p>
          </table:table-cell>
          <table:table-cell office:value-type="string">
            <text:p>activ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0" office:value-type="float"/>
          <table:table-cell office:value="1.7105535642678833" office:value-type="float"/>
        </table:table-row>
        <table:table-row>
          <table:table-cell office:value-type="string">
            <text:p>Hearst-DD/ObjectMapper</text:p>
          </table:table-cell>
          <table:table-cell office:value-type="string">
            <text:p>active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0" office:value-type="float"/>
          <table:table-cell office:value="1.715570299510011" office:value-type="float"/>
        </table:table-row>
        <table:table-row>
          <table:table-cell office:value-type="string">
            <text:p>xbmc/xbmc</text:p>
          </table:table-cell>
          <table:table-cell office:value-type="string">
            <text:p>active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0" office:value-type="float"/>
          <table:table-cell office:value="1.6798785433156163" office:value-type="float"/>
        </table:table-row>
        <table:table-row>
          <table:table-cell office:value-type="string">
            <text:p>aspnet/Home</text:p>
          </table:table-cell>
          <table:table-cell office:value-type="string">
            <text:p>activ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0" office:value-type="float"/>
          <table:table-cell office:value="1.692179002280529" office:value-type="float"/>
        </table:table-row>
        <table:table-row>
          <table:table-cell office:value-type="string">
            <text:p>Microsoft/ChakraCore</text:p>
          </table:table-cell>
          <table:table-cell office:value-type="string">
            <text:p>activ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0" office:value-type="float"/>
          <table:table-cell office:value="1.6931822699880763" office:value-type="float"/>
        </table:table-row>
        <table:table-row>
          <table:table-cell office:value-type="string">
            <text:p>dularion/streama</text:p>
          </table:table-cell>
          <table:table-cell office:value-type="string">
            <text:p>active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0" office:value-type="float"/>
          <table:table-cell office:value="1.6664728063603063" office:value-type="float"/>
        </table:table-row>
        <table:table-row>
          <table:table-cell office:value-type="string">
            <text:p>reactioncommerce/reaction</text:p>
          </table:table-cell>
          <table:table-cell office:value-type="string">
            <text:p>active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0" office:value-type="float"/>
          <table:table-cell office:value="1.6878930038294249" office:value-type="float"/>
        </table:table-row>
        <table:table-row>
          <table:table-cell office:value-type="string">
            <text:p>googlei18n/libphonenumber</text:p>
          </table:table-cell>
          <table:table-cell office:value-type="string">
            <text:p>active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0" office:value-type="float"/>
          <table:table-cell office:value="1.727318536367811" office:value-type="float"/>
        </table:table-row>
        <table:table-row>
          <table:table-cell office:value-type="string">
            <text:p>facebook/chisel</text:p>
          </table:table-cell>
          <table:table-cell office:value-type="string">
            <text:p>active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0" office:value-type="float"/>
          <table:table-cell office:value="1.7021170041184748" office:value-type="float"/>
        </table:table-row>
        <table:table-row>
          <table:table-cell office:value-type="string">
            <text:p>aksonov/react-native-router-flux</text:p>
          </table:table-cell>
          <table:table-cell office:value-type="string">
            <text:p>active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0" office:value-type="float"/>
          <table:table-cell office:value="1.707039658353273" office:value-type="float"/>
        </table:table-row>
        <table:table-row>
          <table:table-cell office:value-type="string">
            <text:p>catchorg/Catch2</text:p>
          </table:table-cell>
          <table:table-cell office:value-type="string">
            <text:p>active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0" office:value-type="float"/>
          <table:table-cell office:value="1.709238256079849" office:value-type="float"/>
        </table:table-row>
        <table:table-row>
          <table:table-cell office:value-type="string">
            <text:p>SBoudrias/Inquirer.js</text:p>
          </table:table-cell>
          <table:table-cell office:value-type="string">
            <text:p>active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0" office:value-type="float"/>
          <table:table-cell office:value="1.6992958730812" office:value-type="float"/>
        </table:table-row>
        <table:table-row>
          <table:table-cell office:value-type="string">
            <text:p>addyosmani/critical</text:p>
          </table:table-cell>
          <table:table-cell office:value-type="string">
            <text:p>active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0" office:value-type="float"/>
          <table:table-cell office:value="1.686441439107882" office:value-type="float"/>
        </table:table-row>
        <table:table-row>
          <table:table-cell office:value-type="string">
            <text:p>RaRe-Technologies/gensim</text:p>
          </table:table-cell>
          <table:table-cell office:value-type="string">
            <text:p>active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0" office:value-type="float"/>
          <table:table-cell office:value="1.701495655439349" office:value-type="float"/>
        </table:table-row>
        <table:table-row>
          <table:table-cell office:value-type="string">
            <text:p>vuejs-templates/webpack</text:p>
          </table:table-cell>
          <table:table-cell office:value-type="string">
            <text:p>active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0" office:value-type="float"/>
          <table:table-cell office:value="1.6971635057775394" office:value-type="float"/>
        </table:table-row>
        <table:table-row>
          <table:table-cell office:value-type="string">
            <text:p>gradle/gradle</text:p>
          </table:table-cell>
          <table:table-cell office:value-type="string">
            <text:p>activ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0" office:value-type="float"/>
          <table:table-cell office:value="1.705238659170845" office:value-type="float"/>
        </table:table-row>
        <table:table-row>
          <table:table-cell office:value-type="string">
            <text:p>dropwizard/dropwizard</text:p>
          </table:table-cell>
          <table:table-cell office:value-type="string">
            <text:p>active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0" office:value-type="float"/>
          <table:table-cell office:value="1.7130772024497904" office:value-type="float"/>
        </table:table-row>
        <table:table-row>
          <table:table-cell office:value-type="string">
            <text:p>Masterminds/glide</text:p>
          </table:table-cell>
          <table:table-cell office:value-type="string">
            <text:p>activ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0" office:value-type="float"/>
          <table:table-cell office:value="1.6929820753316533" office:value-type="float"/>
        </table:table-row>
        <table:table-row>
          <table:table-cell office:value-type="string">
            <text:p>showdownjs/showdown</text:p>
          </table:table-cell>
          <table:table-cell office:value-type="string">
            <text:p>active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0" office:value-type="float"/>
          <table:table-cell office:value="1.6942821431705406" office:value-type="float"/>
        </table:table-row>
        <table:table-row>
          <table:table-cell office:value-type="string">
            <text:p>twitter/finagle</text:p>
          </table:table-cell>
          <table:table-cell office:value-type="string">
            <text:p>activ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0" office:value-type="float"/>
          <table:table-cell office:value="1.7242746423819666" office:value-type="float"/>
        </table:table-row>
        <table:table-row>
          <table:table-cell office:value-type="string">
            <text:p>lipangit/JiaoZiVideoPlayer</text:p>
          </table:table-cell>
          <table:table-cell office:value-type="string">
            <text:p>active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</table:table-row>
        <table:table-row>
          <table:table-cell office:value-type="string">
            <text:p>overtrue/wechat</text:p>
          </table:table-cell>
          <table:table-cell office:value-type="string">
            <text:p>active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" office:value-type="float"/>
          <table:table-cell office:value="0.20080820055336948" office:value-type="float"/>
        </table:table-row>
        <table:table-row>
          <table:table-cell office:value-type="string">
            <text:p>robb/Cartography</text:p>
          </table:table-cell>
          <table:table-cell office:value-type="string">
            <text:p>active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0" office:value-type="float"/>
          <table:table-cell office:value="1.7074845261744407" office:value-type="float"/>
        </table:table-row>
        <table:table-row>
          <table:table-cell office:value-type="string">
            <text:p>micropython/micropython</text:p>
          </table:table-cell>
          <table:table-cell office:value-type="string">
            <text:p>active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0" office:value-type="float"/>
          <table:table-cell office:value="1.6966442422640016" office:value-type="float"/>
        </table:table-row>
        <table:table-row>
          <table:table-cell office:value-type="string">
            <text:p>hankcs/HanLP</text:p>
          </table:table-cell>
          <table:table-cell office:value-type="string">
            <text:p>active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</table:table-row>
        <table:table-row>
          <table:table-cell office:value-type="string">
            <text:p>zulip/zulip</text:p>
          </table:table-cell>
          <table:table-cell office:value-type="string">
            <text:p>active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0" office:value-type="float"/>
          <table:table-cell office:value="1.7066646744454008" office:value-type="float"/>
        </table:table-row>
        <table:table-row>
          <table:table-cell office:value-type="string">
            <text:p>askmike/gekko</text:p>
          </table:table-cell>
          <table:table-cell office:value-type="string">
            <text:p>active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0" office:value-type="float"/>
          <table:table-cell office:value="1.7338599755948496" office:value-type="float"/>
        </table:table-row>
        <table:table-row>
          <table:table-cell office:value-type="string">
            <text:p>node-nock/nock</text:p>
          </table:table-cell>
          <table:table-cell office:value-type="string">
            <text:p>active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0" office:value-type="float"/>
          <table:table-cell office:value="1.7332198329071493" office:value-type="float"/>
        </table:table-row>
        <table:table-row>
          <table:table-cell office:value-type="string">
            <text:p>walkor/Workerman</text:p>
          </table:table-cell>
          <table:table-cell office:value-type="string">
            <text:p>active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0" office:value-type="float"/>
          <table:table-cell office:value="1.7238571421689441" office:value-type="float"/>
        </table:table-row>
        <table:table-row>
          <table:table-cell office:value-type="string">
            <text:p>mediaelement/mediaelement</text:p>
          </table:table-cell>
          <table:table-cell office:value-type="string">
            <text:p>active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0" office:value-type="float"/>
          <table:table-cell office:value="1.6518662382096991" office:value-type="float"/>
        </table:table-row>
        <table:table-row>
          <table:table-cell office:value-type="string">
            <text:p>ethereum/mist</text:p>
          </table:table-cell>
          <table:table-cell office:value-type="string">
            <text:p>active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0" office:value-type="float"/>
          <table:table-cell office:value="1.723553202634213" office:value-type="float"/>
        </table:table-row>
        <table:table-row>
          <table:table-cell office:value-type="string">
            <text:p>facebook/facebook-ios-sdk</text:p>
          </table:table-cell>
          <table:table-cell office:value-type="string">
            <text:p>active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0" office:value-type="float"/>
          <table:table-cell office:value="1.7333068066633843" office:value-type="float"/>
        </table:table-row>
        <table:table-row>
          <table:table-cell office:value-type="string">
            <text:p>google/brotli</text:p>
          </table:table-cell>
          <table:table-cell office:value-type="string">
            <text:p>active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0" office:value-type="float"/>
          <table:table-cell office:value="1.6810674983369658" office:value-type="float"/>
        </table:table-row>
        <table:table-row>
          <table:table-cell office:value-type="string">
            <text:p>utatti/perfect-scrollbar</text:p>
          </table:table-cell>
          <table:table-cell office:value-type="string">
            <text:p>active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0" office:value-type="float"/>
          <table:table-cell office:value="1.7105319972624402" office:value-type="float"/>
        </table:table-row>
        <table:table-row>
          <table:table-cell office:value-type="string">
            <text:p>symless/synergy-core</text:p>
          </table:table-cell>
          <table:table-cell office:value-type="string">
            <text:p>activ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0" office:value-type="float"/>
          <table:table-cell office:value="1.6923436355558568" office:value-type="float"/>
        </table:table-row>
        <table:table-row>
          <table:table-cell office:value-type="string">
            <text:p>gorilla/mux</text:p>
          </table:table-cell>
          <table:table-cell office:value-type="string">
            <text:p>active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0" office:value-type="float"/>
          <table:table-cell office:value="1.7065700778473563" office:value-type="float"/>
        </table:table-row>
        <table:table-row>
          <table:table-cell office:value-type="string">
            <text:p>FriendsOfPHP/PHP-CS-Fixer</text:p>
          </table:table-cell>
          <table:table-cell office:value-type="string">
            <text:p>active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0" office:value-type="float"/>
          <table:table-cell office:value="1.690013841029735" office:value-type="float"/>
        </table:table-row>
        <table:table-row>
          <table:table-cell office:value-type="string">
            <text:p>aspnet/EntityFrameworkCore</text:p>
          </table:table-cell>
          <table:table-cell office:value-type="string">
            <text:p>activ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0" office:value-type="float"/>
          <table:table-cell office:value="1.7129145204325733" office:value-type="float"/>
        </table:table-row>
        <table:table-row>
          <table:table-cell office:value-type="string">
            <text:p>facebook/buck</text:p>
          </table:table-cell>
          <table:table-cell office:value-type="string">
            <text:p>active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0" office:value-type="float"/>
          <table:table-cell office:value="1.679111502268062" office:value-type="float"/>
        </table:table-row>
        <table:table-row>
          <table:table-cell office:value-type="string">
            <text:p>naver/pinpoint</text:p>
          </table:table-cell>
          <table:table-cell office:value-type="string">
            <text:p>active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</table:table-row>
        <table:table-row>
          <table:table-cell office:value-type="string">
            <text:p>dropwizard/metrics</text:p>
          </table:table-cell>
          <table:table-cell office:value-type="string">
            <text:p>active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0" office:value-type="float"/>
          <table:table-cell office:value="1.692296918824098" office:value-type="float"/>
        </table:table-row>
        <table:table-row>
          <table:table-cell office:value-type="string">
            <text:p>bpampuch/pdfmake</text:p>
          </table:table-cell>
          <table:table-cell office:value-type="string">
            <text:p>activ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0" office:value-type="float"/>
          <table:table-cell office:value="1.7413318358919891" office:value-type="float"/>
        </table:table-row>
        <table:table-row>
          <table:table-cell office:value-type="string">
            <text:p>nikic/PHP-Parser</text:p>
          </table:table-cell>
          <table:table-cell office:value-type="string">
            <text:p>active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0" office:value-type="float"/>
          <table:table-cell office:value="1.6959912089739118" office:value-type="float"/>
        </table:table-row>
        <table:table-row>
          <table:table-cell office:value-type="string">
            <text:p>darknessomi/musicbox</text:p>
          </table:table-cell>
          <table:table-cell office:value-type="string">
            <text:p>active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</table:table-row>
        <table:table-row>
          <table:table-cell office:value-type="string">
            <text:p>notepad-plus-plus/notepad-plus-plus</text:p>
          </table:table-cell>
          <table:table-cell office:value-type="string">
            <text:p>active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0" office:value-type="float"/>
          <table:table-cell office:value="1.6767226734069076" office:value-type="float"/>
        </table:table-row>
        <table:table-row>
          <table:table-cell office:value-type="string">
            <text:p>quasarframework/quasar</text:p>
          </table:table-cell>
          <table:table-cell office:value-type="string">
            <text:p>active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0" office:value-type="float"/>
          <table:table-cell office:value="1.6930795699752335" office:value-type="float"/>
        </table:table-row>
        <table:table-row>
          <table:table-cell office:value-type="string">
            <text:p>gentilkiwi/mimikatz</text:p>
          </table:table-cell>
          <table:table-cell office:value-type="string">
            <text:p>active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</table:table-row>
        <table:table-row>
          <table:table-cell office:value-type="string">
            <text:p>trello/RxLifecycle</text:p>
          </table:table-cell>
          <table:table-cell office:value-type="string">
            <text:p>activ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0" office:value-type="float"/>
          <table:table-cell office:value="1.7056984002467377" office:value-type="float"/>
        </table:table-row>
        <table:table-row>
          <table:table-cell office:value-type="string">
            <text:p>magento/magento2</text:p>
          </table:table-cell>
          <table:table-cell office:value-type="string">
            <text:p>active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0" office:value-type="float"/>
          <table:table-cell office:value="1.676739907421607" office:value-type="float"/>
        </table:table-row>
        <table:table-row>
          <table:table-cell office:value-type="string">
            <text:p>elastic/beats</text:p>
          </table:table-cell>
          <table:table-cell office:value-type="string">
            <text:p>active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0" office:value-type="float"/>
          <table:table-cell office:value="1.7182420356243295" office:value-type="float"/>
        </table:table-row>
        <table:table-row>
          <table:table-cell office:value-type="string">
            <text:p>wagtail/wagtail</text:p>
          </table:table-cell>
          <table:table-cell office:value-type="string">
            <text:p>active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0" office:value-type="float"/>
          <table:table-cell office:value="1.6882750476405244" office:value-type="float"/>
        </table:table-row>
        <table:table-row>
          <table:table-cell office:value-type="string">
            <text:p>AutoMapper/AutoMapper</text:p>
          </table:table-cell>
          <table:table-cell office:value-type="string">
            <text:p>active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0" office:value-type="float"/>
          <table:table-cell office:value="1.7259137545806673" office:value-type="float"/>
        </table:table-row>
        <table:table-row>
          <table:table-cell office:value-type="string">
            <text:p>rt2zz/redux-persist</text:p>
          </table:table-cell>
          <table:table-cell office:value-type="string">
            <text:p>active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0" office:value-type="float"/>
          <table:table-cell office:value="1.7071621156739871" office:value-type="float"/>
        </table:table-row>
        <table:table-row>
          <table:table-cell office:value-type="string">
            <text:p>puma/puma</text:p>
          </table:table-cell>
          <table:table-cell office:value-type="string">
            <text:p>active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0" office:value-type="float"/>
          <table:table-cell office:value="1.705706190175872" office:value-type="float"/>
        </table:table-row>
        <table:table-row>
          <table:table-cell office:value-type="string">
            <text:p>trufflesuite/truffle</text:p>
          </table:table-cell>
          <table:table-cell office:value-type="string">
            <text:p>activ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0" office:value-type="float"/>
          <table:table-cell office:value="1.7301753859793023" office:value-type="float"/>
        </table:table-row>
        <table:table-row>
          <table:table-cell office:value-type="string">
            <text:p>ustbhuangyi/better-scroll</text:p>
          </table:table-cell>
          <table:table-cell office:value-type="string">
            <text:p>active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</table:table-row>
        <table:table-row>
          <table:table-cell office:value-type="string">
            <text:p>filamentgroup/loadCSS</text:p>
          </table:table-cell>
          <table:table-cell office:value-type="string">
            <text:p>active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0" office:value-type="float"/>
          <table:table-cell office:value="1.6450382785692668" office:value-type="float"/>
        </table:table-row>
        <table:table-row>
          <table:table-cell office:value-type="string">
            <text:p>OpenRefine/OpenRefine</text:p>
          </table:table-cell>
          <table:table-cell office:value-type="string">
            <text:p>activ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0" office:value-type="float"/>
          <table:table-cell office:value="1.7096630533880874" office:value-type="float"/>
        </table:table-row>
        <table:table-row>
          <table:table-cell office:value-type="string">
            <text:p>aspnet/Mvc</text:p>
          </table:table-cell>
          <table:table-cell office:value-type="string">
            <text:p>active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0" office:value-type="float"/>
          <table:table-cell office:value="1.6880120052005787" office:value-type="float"/>
        </table:table-row>
        <table:table-row>
          <table:table-cell office:value-type="string">
            <text:p>dgraph-io/dgraph</text:p>
          </table:table-cell>
          <table:table-cell office:value-type="string">
            <text:p>active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0" office:value-type="float"/>
          <table:table-cell office:value="1.7220924598963405" office:value-type="float"/>
        </table:table-row>
        <table:table-row>
          <table:table-cell office:value-type="string">
            <text:p>grpc/grpc-go</text:p>
          </table:table-cell>
          <table:table-cell office:value-type="string">
            <text:p>active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0" office:value-type="float"/>
          <table:table-cell office:value="1.7158809022454806" office:value-type="float"/>
        </table:table-row>
        <table:table-row>
          <table:table-cell office:value-type="string">
            <text:p>angular-ui/ui-grid</text:p>
          </table:table-cell>
          <table:table-cell office:value-type="string">
            <text:p>active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0" office:value-type="float"/>
          <table:table-cell office:value="1.6768865292486312" office:value-type="float"/>
        </table:table-row>
        <table:table-row>
          <table:table-cell office:value-type="string">
            <text:p>PrismJS/prism</text:p>
          </table:table-cell>
          <table:table-cell office:value-type="string">
            <text:p>active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0" office:value-type="float"/>
          <table:table-cell office:value="1.668268109629103" office:value-type="float"/>
        </table:table-row>
        <table:table-row>
          <table:table-cell office:value-type="string">
            <text:p>AudioKit/AudioKit</text:p>
          </table:table-cell>
          <table:table-cell office:value-type="string">
            <text:p>active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0" office:value-type="float"/>
          <table:table-cell office:value="1.7057416429995629" office:value-type="float"/>
        </table:table-row>
        <table:table-row>
          <table:table-cell office:value-type="string">
            <text:p>google/google-api-php-client</text:p>
          </table:table-cell>
          <table:table-cell office:value-type="string">
            <text:p>active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0" office:value-type="float"/>
          <table:table-cell office:value="1.7006900564509155" office:value-type="float"/>
        </table:table-row>
        <table:table-row>
          <table:table-cell office:value-type="string">
            <text:p>laradock/laradock</text:p>
          </table:table-cell>
          <table:table-cell office:value-type="string">
            <text:p>active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0" office:value-type="float"/>
          <table:table-cell office:value="1.6843977609141174" office:value-type="float"/>
        </table:table-row>
        <table:table-row>
          <table:table-cell office:value-type="string">
            <text:p>pallets/jinja</text:p>
          </table:table-cell>
          <table:table-cell office:value-type="string">
            <text:p>active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0" office:value-type="float"/>
          <table:table-cell office:value="1.6754469498654616" office:value-type="float"/>
        </table:table-row>
        <table:table-row>
          <table:table-cell office:value-type="string">
            <text:p>weaveworks/weave</text:p>
          </table:table-cell>
          <table:table-cell office:value-type="string">
            <text:p>acti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0" office:value-type="float"/>
          <table:table-cell office:value="1.7408105689328104" office:value-type="float"/>
        </table:table-row>
        <table:table-row>
          <table:table-cell office:value-type="string">
            <text:p>Netflix/eureka</text:p>
          </table:table-cell>
          <table:table-cell office:value-type="string">
            <text:p>active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0" office:value-type="float"/>
          <table:table-cell office:value="1.7358865285645286" office:value-type="float"/>
        </table:table-row>
        <table:table-row>
          <table:table-cell office:value-type="string">
            <text:p>filamentgroup/tablesaw</text:p>
          </table:table-cell>
          <table:table-cell office:value-type="string">
            <text:p>active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0" office:value-type="float"/>
          <table:table-cell office:value="1.714026925718455" office:value-type="float"/>
        </table:table-row>
        <table:table-row>
          <table:table-cell office:value-type="string">
            <text:p>openresty/openresty</text:p>
          </table:table-cell>
          <table:table-cell office:value-type="string">
            <text:p>active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</table:table-row>
        <table:table-row>
          <table:table-cell office:value-type="string">
            <text:p>electron-userland/electron-packager</text:p>
          </table:table-cell>
          <table:table-cell office:value-type="string">
            <text:p>active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0" office:value-type="float"/>
          <table:table-cell office:value="1.7229535992724843" office:value-type="float"/>
        </table:table-row>
        <table:table-row>
          <table:table-cell office:value-type="string">
            <text:p>sosedoff/pgweb</text:p>
          </table:table-cell>
          <table:table-cell office:value-type="string">
            <text:p>active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0" office:value-type="float"/>
          <table:table-cell office:value="1.7087873362553632" office:value-type="float"/>
        </table:table-row>
        <table:table-row>
          <table:table-cell office:value-type="string">
            <text:p>aio-libs/aiohttp</text:p>
          </table:table-cell>
          <table:table-cell office:value-type="string">
            <text:p>active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0" office:value-type="float"/>
          <table:table-cell office:value="1.704302185190452" office:value-type="float"/>
        </table:table-row>
        <table:table-row>
          <table:table-cell office:value-type="string">
            <text:p>jupyterlab/jupyterlab</text:p>
          </table:table-cell>
          <table:table-cell office:value-type="string">
            <text:p>active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0" office:value-type="float"/>
          <table:table-cell office:value="1.6917658512970846" office:value-type="float"/>
        </table:table-row>
        <table:table-row>
          <table:table-cell office:value-type="string">
            <text:p>reactjs/react-rails</text:p>
          </table:table-cell>
          <table:table-cell office:value-type="string">
            <text:p>active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0" office:value-type="float"/>
          <table:table-cell office:value="1.677056698880311" office:value-type="float"/>
        </table:table-row>
        <table:table-row>
          <table:table-cell office:value-type="string">
            <text:p>top-think/think</text:p>
          </table:table-cell>
          <table:table-cell office:value-type="string">
            <text:p>active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</table:table-row>
        <table:table-row>
          <table:table-cell office:value-type="string">
            <text:p>swagger-api/swagger-core</text:p>
          </table:table-cell>
          <table:table-cell office:value-type="string">
            <text:p>activ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0" office:value-type="float"/>
          <table:table-cell office:value="1.6935466032404678" office:value-type="float"/>
        </table:table-row>
        <table:table-row>
          <table:table-cell office:value-type="string">
            <text:p>sameersbn/docker-gitlab</text:p>
          </table:table-cell>
          <table:table-cell office:value-type="string">
            <text:p>active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0" office:value-type="float"/>
          <table:table-cell office:value="1.7323981805309978" office:value-type="float"/>
        </table:table-row>
        <table:table-row>
          <table:table-cell office:value-type="string">
            <text:p>moxiecode/plupload</text:p>
          </table:table-cell>
          <table:table-cell office:value-type="string">
            <text:p>active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0" office:value-type="float"/>
          <table:table-cell office:value="1.686211941845144" office:value-type="float"/>
        </table:table-row>
        <table:table-row>
          <table:table-cell office:value-type="string">
            <text:p>bookshelf/bookshelf</text:p>
          </table:table-cell>
          <table:table-cell office:value-type="string">
            <text:p>active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0" office:value-type="float"/>
          <table:table-cell office:value="1.685180369173646" office:value-type="float"/>
        </table:table-row>
        <table:table-row>
          <table:table-cell office:value-type="string">
            <text:p>icsharpcode/ILSpy</text:p>
          </table:table-cell>
          <table:table-cell office:value-type="string">
            <text:p>active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0" office:value-type="float"/>
          <table:table-cell office:value="1.6914717451605665" office:value-type="float"/>
        </table:table-row>
        <table:table-row>
          <table:table-cell office:value-type="string">
            <text:p>harelba/q</text:p>
          </table:table-cell>
          <table:table-cell office:value-type="string">
            <text:p>active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0" office:value-type="float"/>
          <table:table-cell office:value="1.6940907855951175" office:value-type="float"/>
        </table:table-row>
        <table:table-row>
          <table:table-cell office:value-type="string">
            <text:p>kubernetes/helm</text:p>
          </table:table-cell>
          <table:table-cell office:value-type="string">
            <text:p>active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0" office:value-type="float"/>
          <table:table-cell office:value="1.7099742970626746" office:value-type="float"/>
        </table:table-row>
        <table:table-row>
          <table:table-cell office:value-type="string">
            <text:p>kubernetes/kops</text:p>
          </table:table-cell>
          <table:table-cell office:value-type="string">
            <text:p>active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0" office:value-type="float"/>
          <table:table-cell office:value="1.7256511268436552" office:value-type="float"/>
        </table:table-row>
        <table:table-row>
          <table:table-cell office:value-type="string">
            <text:p>RPCS3/rpcs3</text:p>
          </table:table-cell>
          <table:table-cell office:value-type="string">
            <text:p>active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0" office:value-type="float"/>
          <table:table-cell office:value="1.6831237086235724" office:value-type="float"/>
        </table:table-row>
        <table:table-row>
          <table:table-cell office:value-type="string">
            <text:p>influxdata/telegraf</text:p>
          </table:table-cell>
          <table:table-cell office:value-type="string">
            <text:p>active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0" office:value-type="float"/>
          <table:table-cell office:value="1.7086779474117693" office:value-type="float"/>
        </table:table-row>
        <table:table-row>
          <table:table-cell office:value-type="string">
            <text:p>alrra/browser-logos</text:p>
          </table:table-cell>
          <table:table-cell office:value-type="string">
            <text:p>active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0" office:value-type="float"/>
          <table:table-cell office:value="1.7150125755767391" office:value-type="float"/>
        </table:table-row>
        <table:table-row>
          <table:table-cell office:value-type="string">
            <text:p>fabiolb/fabio</text:p>
          </table:table-cell>
          <table:table-cell office:value-type="string">
            <text:p>active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0" office:value-type="float"/>
          <table:table-cell office:value="1.724566096808947" office:value-type="float"/>
        </table:table-row>
        <table:table-row>
          <table:table-cell office:value-type="string">
            <text:p>stylelint/stylelint</text:p>
          </table:table-cell>
          <table:table-cell office:value-type="string">
            <text:p>active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0" office:value-type="float"/>
          <table:table-cell office:value="1.7019897560725734" office:value-type="float"/>
        </table:table-row>
        <table:table-row>
          <table:table-cell office:value-type="string">
            <text:p>purescript/purescript</text:p>
          </table:table-cell>
          <table:table-cell office:value-type="string">
            <text:p>active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0" office:value-type="float"/>
          <table:table-cell office:value="1.6972633541097684" office:value-type="float"/>
        </table:table-row>
        <table:table-row>
          <table:table-cell office:value-type="string">
            <text:p>banchichen/TZImagePickerController</text:p>
          </table:table-cell>
          <table:table-cell office:value-type="string">
            <text:p>active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</table:table-row>
        <table:table-row>
          <table:table-cell office:value-type="string">
            <text:p>SocketCluster/socketcluster</text:p>
          </table:table-cell>
          <table:table-cell office:value-type="string">
            <text:p>active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0" office:value-type="float"/>
          <table:table-cell office:value="1.6973366863329225" office:value-type="float"/>
        </table:table-row>
        <table:table-row>
          <table:table-cell office:value-type="string">
            <text:p>dompdf/dompdf</text:p>
          </table:table-cell>
          <table:table-cell office:value-type="string">
            <text:p>active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0" office:value-type="float"/>
          <table:table-cell office:value="1.6984962251789992" office:value-type="float"/>
        </table:table-row>
        <table:table-row>
          <table:table-cell office:value-type="string">
            <text:p>electron-userland/electron-builder</text:p>
          </table:table-cell>
          <table:table-cell office:value-type="string">
            <text:p>active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0" office:value-type="float"/>
          <table:table-cell office:value="1.7277933629328988" office:value-type="float"/>
        </table:table-row>
        <table:table-row>
          <table:table-cell office:value-type="string">
            <text:p>MagicStack/uvloop</text:p>
          </table:table-cell>
          <table:table-cell office:value-type="string">
            <text:p>active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0" office:value-type="float"/>
          <table:table-cell office:value="1.693383791255437" office:value-type="float"/>
        </table:table-row>
        <table:table-row>
          <table:table-cell office:value-type="string">
            <text:p>lipis/flag-icon-css</text:p>
          </table:table-cell>
          <table:table-cell office:value-type="string">
            <text:p>active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0" office:value-type="float"/>
          <table:table-cell office:value="1.7214936154273983" office:value-type="float"/>
        </table:table-row>
        <table:table-row>
          <table:table-cell office:value-type="string">
            <text:p>kivy/python-for-android</text:p>
          </table:table-cell>
          <table:table-cell office:value-type="string">
            <text:p>active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0" office:value-type="float"/>
          <table:table-cell office:value="1.702608945754527" office:value-type="float"/>
        </table:table-row>
        <table:table-row>
          <table:table-cell office:value-type="string">
            <text:p>Maximus5/ConEmu</text:p>
          </table:table-cell>
          <table:table-cell office:value-type="string">
            <text:p>active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0" office:value-type="float"/>
          <table:table-cell office:value="1.6951956411469535" office:value-type="float"/>
        </table:table-row>
        <table:table-row>
          <table:table-cell office:value-type="string">
            <text:p>doctrine/doctrine2</text:p>
          </table:table-cell>
          <table:table-cell office:value-type="string">
            <text:p>active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0" office:value-type="float"/>
          <table:table-cell office:value="1.6917886618896656" office:value-type="float"/>
        </table:table-row>
        <table:table-row>
          <table:table-cell office:value-type="string">
            <text:p>ant-design/ant-design-mobile</text:p>
          </table:table-cell>
          <table:table-cell office:value-type="string">
            <text:p>activ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</table:table-row>
        <table:table-row>
          <table:table-cell office:value-type="string">
            <text:p>julienXX/terminal-notifier</text:p>
          </table:table-cell>
          <table:table-cell office:value-type="string">
            <text:p>active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0" office:value-type="float"/>
          <table:table-cell office:value="1.735201155382719" office:value-type="float"/>
        </table:table-row>
        <table:table-row>
          <table:table-cell office:value-type="string">
            <text:p>kickstarter/android-oss</text:p>
          </table:table-cell>
          <table:table-cell office:value-type="string">
            <text:p>active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0" office:value-type="float"/>
          <table:table-cell office:value="1.7073461966966657" office:value-type="float"/>
        </table:table-row>
        <table:table-row>
          <table:table-cell office:value-type="string">
            <text:p>SoftEtherVPN/SoftEtherVPN</text:p>
          </table:table-cell>
          <table:table-cell office:value-type="string">
            <text:p>active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0" office:value-type="float"/>
          <table:table-cell office:value="1.7002116838421395" office:value-type="float"/>
        </table:table-row>
        <table:table-row>
          <table:table-cell office:value-type="string">
            <text:p>bobthecow/psysh</text:p>
          </table:table-cell>
          <table:table-cell office:value-type="string">
            <text:p>active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0" office:value-type="float"/>
          <table:table-cell office:value="1.7125858286789004" office:value-type="float"/>
        </table:table-row>
        <table:table-row>
          <table:table-cell office:value-type="string">
            <text:p>sockeqwe/mosby</text:p>
          </table:table-cell>
          <table:table-cell office:value-type="string">
            <text:p>active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0" office:value-type="float"/>
          <table:table-cell office:value="1.703006126132912" office:value-type="float"/>
        </table:table-row>
        <table:table-row>
          <table:table-cell office:value-type="string">
            <text:p>shadowsocks/shadowsocks-qt5</text:p>
          </table:table-cell>
          <table:table-cell office:value-type="string">
            <text:p>active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</table:table-row>
        <table:table-row>
          <table:table-cell office:value-type="string">
            <text:p>inorganik/countUp.js</text:p>
          </table:table-cell>
          <table:table-cell office:value-type="string">
            <text:p>active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0" office:value-type="float"/>
          <table:table-cell office:value="1.7472364793657384" office:value-type="float"/>
        </table:table-row>
        <table:table-row>
          <table:table-cell office:value-type="string">
            <text:p>angular-translate/angular-translate</text:p>
          </table:table-cell>
          <table:table-cell office:value-type="string">
            <text:p>activ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0" office:value-type="float"/>
          <table:table-cell office:value="1.6968529799885272" office:value-type="float"/>
        </table:table-row>
        <table:table-row>
          <table:table-cell office:value-type="string">
            <text:p>DevExpress/testcafe</text:p>
          </table:table-cell>
          <table:table-cell office:value-type="string">
            <text:p>activ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0" office:value-type="float"/>
          <table:table-cell office:value="1.7102613300009986" office:value-type="float"/>
        </table:table-row>
        <table:table-row>
          <table:table-cell office:value-type="string">
            <text:p>visualfc/liteide</text:p>
          </table:table-cell>
          <table:table-cell office:value-type="string">
            <text:p>activ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0" office:value-type="float"/>
          <table:table-cell office:value="1.7330009578314296" office:value-type="float"/>
        </table:table-row>
        <table:table-row>
          <table:table-cell office:value-type="string">
            <text:p>Microsoft/react-native-code-push</text:p>
          </table:table-cell>
          <table:table-cell office:value-type="string">
            <text:p>active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0" office:value-type="float"/>
          <table:table-cell office:value="1.6929040498684358" office:value-type="float"/>
        </table:table-row>
        <table:table-row>
          <table:table-cell office:value-type="string">
            <text:p>BBC-News/wraith</text:p>
          </table:table-cell>
          <table:table-cell office:value-type="string">
            <text:p>active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0" office:value-type="float"/>
          <table:table-cell office:value="1.7023807630203625" office:value-type="float"/>
        </table:table-row>
        <table:table-row>
          <table:table-cell office:value-type="string">
            <text:p>18F/web-design-standards</text:p>
          </table:table-cell>
          <table:table-cell office:value-type="string">
            <text:p>active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0" office:value-type="float"/>
          <table:table-cell office:value="1.681960155512767" office:value-type="float"/>
        </table:table-row>
        <table:table-row>
          <table:table-cell office:value-type="string">
            <text:p>woocommerce/woocommerce</text:p>
          </table:table-cell>
          <table:table-cell office:value-type="string">
            <text:p>activ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0" office:value-type="float"/>
          <table:table-cell office:value="1.6608809226219574" office:value-type="float"/>
        </table:table-row>
        <table:table-row>
          <table:table-cell office:value-type="string">
            <text:p>aspnetboilerplate/aspnetboilerplate</text:p>
          </table:table-cell>
          <table:table-cell office:value-type="string">
            <text:p>activ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0" office:value-type="float"/>
          <table:table-cell office:value="1.7337839566525914" office:value-type="float"/>
        </table:table-row>
        <table:table-row>
          <table:table-cell office:value-type="string">
            <text:p>openshift/origin</text:p>
          </table:table-cell>
          <table:table-cell office:value-type="string">
            <text:p>active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0" office:value-type="float"/>
          <table:table-cell office:value="1.6935650072437336" office:value-type="float"/>
        </table:table-row>
        <table:table-row>
          <table:table-cell office:value-type="string">
            <text:p>os-js/OS.js</text:p>
          </table:table-cell>
          <table:table-cell office:value-type="string">
            <text:p>active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0" office:value-type="float"/>
          <table:table-cell office:value="1.687436286358901" office:value-type="float"/>
        </table:table-row>
        <table:table-row>
          <table:table-cell office:value-type="string">
            <text:p>styleguidist/react-styleguidist</text:p>
          </table:table-cell>
          <table:table-cell office:value-type="string">
            <text:p>active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0" office:value-type="float"/>
          <table:table-cell office:value="1.6928778378683391" office:value-type="float"/>
        </table:table-row>
        <table:table-row>
          <table:table-cell office:value-type="string">
            <text:p>PostgresApp/PostgresApp</text:p>
          </table:table-cell>
          <table:table-cell office:value-type="string">
            <text:p>active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0" office:value-type="float"/>
          <table:table-cell office:value="1.6908471467279087" office:value-type="float"/>
        </table:table-row>
        <table:table-row>
          <table:table-cell office:value-type="string">
            <text:p>evernote/android-job</text:p>
          </table:table-cell>
          <table:table-cell office:value-type="string">
            <text:p>active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0" office:value-type="float"/>
          <table:table-cell office:value="1.7380516036484581" office:value-type="float"/>
        </table:table-row>
        <table:table-row>
          <table:table-cell office:value-type="string">
            <text:p>hashcat/oclHashcat</text:p>
          </table:table-cell>
          <table:table-cell office:value-type="string">
            <text:p>active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0" office:value-type="float"/>
          <table:table-cell office:value="1.7230018769977145" office:value-type="float"/>
        </table:table-row>
        <table:table-row>
          <table:table-cell office:value-type="string">
            <text:p>nanomsg/nanomsg</text:p>
          </table:table-cell>
          <table:table-cell office:value-type="string">
            <text:p>active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0" office:value-type="float"/>
          <table:table-cell office:value="1.7409564541074487" office:value-type="float"/>
        </table:table-row>
        <table:table-row>
          <table:table-cell office:value-type="string">
            <text:p>kovidgoyal/calibre</text:p>
          </table:table-cell>
          <table:table-cell office:value-type="string">
            <text:p>activ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0" office:value-type="float"/>
          <table:table-cell office:value="1.6671001600383566" office:value-type="float"/>
        </table:table-row>
        <table:table-row>
          <table:table-cell office:value-type="string">
            <text:p>clappr/clappr</text:p>
          </table:table-cell>
          <table:table-cell office:value-type="string">
            <text:p>active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0" office:value-type="float"/>
          <table:table-cell office:value="1.6785562118527715" office:value-type="float"/>
        </table:table-row>
        <table:table-row>
          <table:table-cell office:value-type="string">
            <text:p>react-dropzone/react-dropzone</text:p>
          </table:table-cell>
          <table:table-cell office:value-type="string">
            <text:p>activ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0" office:value-type="float"/>
          <table:table-cell office:value="1.704737120762915" office:value-type="float"/>
        </table:table-row>
        <table:table-row>
          <table:table-cell office:value-type="string">
            <text:p>Varying-Vagrant-Vagrants/VVV</text:p>
          </table:table-cell>
          <table:table-cell office:value-type="string">
            <text:p>active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0" office:value-type="float"/>
          <table:table-cell office:value="1.661645338714636" office:value-type="float"/>
        </table:table-row>
        <table:table-row>
          <table:table-cell office:value-type="string">
            <text:p>graphite-project/graphite-web</text:p>
          </table:table-cell>
          <table:table-cell office:value-type="string">
            <text:p>active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0" office:value-type="float"/>
          <table:table-cell office:value="1.690416616486765" office:value-type="float"/>
        </table:table-row>
        <table:table-row>
          <table:table-cell office:value-type="string">
            <text:p>cytoscape/cytoscape.js</text:p>
          </table:table-cell>
          <table:table-cell office:value-type="string">
            <text:p>active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0" office:value-type="float"/>
          <table:table-cell office:value="1.6843047091346581" office:value-type="float"/>
        </table:table-row>
        <table:table-row>
          <table:table-cell office:value-type="string">
            <text:p>hybridgroup/gobot</text:p>
          </table:table-cell>
          <table:table-cell office:value-type="string">
            <text:p>active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0" office:value-type="float"/>
          <table:table-cell office:value="1.7489865764939776" office:value-type="float"/>
        </table:table-row>
        <table:table-row>
          <table:table-cell office:value-type="string">
            <text:p>macvim-dev/macvim</text:p>
          </table:table-cell>
          <table:table-cell office:value-type="string">
            <text:p>active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0" office:value-type="float"/>
          <table:table-cell office:value="1.7112574506313047" office:value-type="float"/>
        </table:table-row>
        <table:table-row>
          <table:table-cell office:value-type="string">
            <text:p>ory/hydra</text:p>
          </table:table-cell>
          <table:table-cell office:value-type="string">
            <text:p>active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0" office:value-type="float"/>
          <table:table-cell office:value="1.6931235079966989" office:value-type="float"/>
        </table:table-row>
        <table:table-row>
          <table:table-cell office:value-type="string">
            <text:p>codecentric/spring-boot-admin</text:p>
          </table:table-cell>
          <table:table-cell office:value-type="string">
            <text:p>active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</table:table-row>
        <table:table-row>
          <table:table-cell office:value-type="string">
            <text:p>theintern/intern</text:p>
          </table:table-cell>
          <table:table-cell office:value-type="string">
            <text:p>active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0" office:value-type="float"/>
          <table:table-cell office:value="1.699872803554609" office:value-type="float"/>
        </table:table-row>
        <table:table-row>
          <table:table-cell office:value-type="string">
            <text:p>Sylius/Sylius</text:p>
          </table:table-cell>
          <table:table-cell office:value-type="string">
            <text:p>active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0" office:value-type="float"/>
          <table:table-cell office:value="1.6939939939320463" office:value-type="float"/>
        </table:table-row>
        <table:table-row>
          <table:table-cell office:value-type="string">
            <text:p>medcl/elasticsearch-analysis-ik</text:p>
          </table:table-cell>
          <table:table-cell office:value-type="string">
            <text:p>active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" office:value-type="float"/>
          <table:table-cell office:value="0.20597334200029238" office:value-type="float"/>
        </table:table-row>
        <table:table-row>
          <table:table-cell office:value-type="string">
            <text:p>lokesh/lightbox2</text:p>
          </table:table-cell>
          <table:table-cell office:value-type="string">
            <text:p>active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0" office:value-type="float"/>
          <table:table-cell office:value="1.6852646064413206" office:value-type="float"/>
        </table:table-row>
        <table:table-row>
          <table:table-cell office:value-type="string">
            <text:p>strapi/strapi</text:p>
          </table:table-cell>
          <table:table-cell office:value-type="string">
            <text:p>active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0" office:value-type="float"/>
          <table:table-cell office:value="1.6978483891398923" office:value-type="float"/>
        </table:table-row>
        <table:table-row>
          <table:table-cell office:value-type="string">
            <text:p>aws/aws-sdk-js</text:p>
          </table:table-cell>
          <table:table-cell office:value-type="string">
            <text:p>active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0" office:value-type="float"/>
          <table:table-cell office:value="1.7136357976586458" office:value-type="float"/>
        </table:table-row>
        <table:table-row>
          <table:table-cell office:value-type="string">
            <text:p>grpc/grpc-java</text:p>
          </table:table-cell>
          <table:table-cell office:value-type="string">
            <text:p>active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0" office:value-type="float"/>
          <table:table-cell office:value="1.7228501095980209" office:value-type="float"/>
        </table:table-row>
        <table:table-row>
          <table:table-cell office:value-type="string">
            <text:p>Workiva/go-datastructures</text:p>
          </table:table-cell>
          <table:table-cell office:value-type="string">
            <text:p>active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</table:table-row>
        <table:table-row>
          <table:table-cell office:value-type="string">
            <text:p>zsh-users/antigen</text:p>
          </table:table-cell>
          <table:table-cell office:value-type="string">
            <text:p>active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0" office:value-type="float"/>
          <table:table-cell office:value="1.6918887120251311" office:value-type="float"/>
        </table:table-row>
        <table:table-row>
          <table:table-cell office:value-type="string">
            <text:p>ReactiveX/RxKotlin</text:p>
          </table:table-cell>
          <table:table-cell office:value-type="string">
            <text:p>active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</table:table-row>
        <table:table-row>
          <table:table-cell office:value-type="string">
            <text:p>semantic-release/semantic-release</text:p>
          </table:table-cell>
          <table:table-cell office:value-type="string">
            <text:p>activ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0" office:value-type="float"/>
          <table:table-cell office:value="1.6851719319645926" office:value-type="float"/>
        </table:table-row>
        <table:table-row>
          <table:table-cell office:value-type="string">
            <text:p>luin/ioredis</text:p>
          </table:table-cell>
          <table:table-cell office:value-type="string">
            <text:p>active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0" office:value-type="float"/>
          <table:table-cell office:value="1.7434772718473883" office:value-type="float"/>
        </table:table-row>
        <table:table-row>
          <table:table-cell office:value-type="string">
            <text:p>snowplow/snowplow</text:p>
          </table:table-cell>
          <table:table-cell office:value-type="string">
            <text:p>active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0" office:value-type="float"/>
          <table:table-cell office:value="1.72578318451131" office:value-type="float"/>
        </table:table-row>
        <table:table-row>
          <table:table-cell office:value-type="string">
            <text:p>davemorrissey/subsampling-scale-image-view</text:p>
          </table:table-cell>
          <table:table-cell office:value-type="string">
            <text:p>active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0" office:value-type="float"/>
          <table:table-cell office:value="1.7395638304976309" office:value-type="float"/>
        </table:table-row>
        <table:table-row>
          <table:table-cell office:value-type="string">
            <text:p>roots/bedrock</text:p>
          </table:table-cell>
          <table:table-cell office:value-type="string">
            <text:p>active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0" office:value-type="float"/>
          <table:table-cell office:value="1.6603962067210014" office:value-type="float"/>
        </table:table-row>
        <table:table-row>
          <table:table-cell office:value-type="string">
            <text:p>addyosmani/grunt-uncss</text:p>
          </table:table-cell>
          <table:table-cell office:value-type="string">
            <text:p>active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0" office:value-type="float"/>
          <table:table-cell office:value="1.7104531372114693" office:value-type="float"/>
        </table:table-row>
        <table:table-row>
          <table:table-cell office:value-type="string">
            <text:p>apereo/cas</text:p>
          </table:table-cell>
          <table:table-cell office:value-type="string">
            <text:p>active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0" office:value-type="float"/>
          <table:table-cell office:value="1.7123691253351707" office:value-type="float"/>
        </table:table-row>
        <table:table-row>
          <table:table-cell office:value-type="string">
            <text:p>paritytech/parity</text:p>
          </table:table-cell>
          <table:table-cell office:value-type="string">
            <text:p>active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</table:table-row>
        <table:table-row>
          <table:table-cell office:value-type="string">
            <text:p>robolectric/robolectric</text:p>
          </table:table-cell>
          <table:table-cell office:value-type="string">
            <text:p>active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0" office:value-type="float"/>
          <table:table-cell office:value="1.7433143723196203" office:value-type="float"/>
        </table:table-row>
        <table:table-row>
          <table:table-cell office:value-type="string">
            <text:p>limonte/sweetalert2</text:p>
          </table:table-cell>
          <table:table-cell office:value-type="string">
            <text:p>active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0" office:value-type="float"/>
          <table:table-cell office:value="1.703578686297565" office:value-type="float"/>
        </table:table-row>
        <table:table-row>
          <table:table-cell office:value-type="string">
            <text:p>aws/aws-sdk-go</text:p>
          </table:table-cell>
          <table:table-cell office:value-type="string">
            <text:p>active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0" office:value-type="float"/>
          <table:table-cell office:value="1.7295781479473873" office:value-type="float"/>
        </table:table-row>
        <table:table-row>
          <table:table-cell office:value-type="string">
            <text:p>restic/restic</text:p>
          </table:table-cell>
          <table:table-cell office:value-type="string">
            <text:p>active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0" office:value-type="float"/>
          <table:table-cell office:value="1.712780615877547" office:value-type="float"/>
        </table:table-row>
        <table:table-row>
          <table:table-cell office:value-type="string">
            <text:p>jupyter/notebook</text:p>
          </table:table-cell>
          <table:table-cell office:value-type="string">
            <text:p>active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0" office:value-type="float"/>
          <table:table-cell office:value="1.6937534318332517" office:value-type="float"/>
        </table:table-row>
        <table:table-row>
          <table:table-cell office:value-type="string">
            <text:p>primefaces/primeng</text:p>
          </table:table-cell>
          <table:table-cell office:value-type="string">
            <text:p>active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0" office:value-type="float"/>
          <table:table-cell office:value="1.7051275827227539" office:value-type="float"/>
        </table:table-row>
        <table:table-row>
          <table:table-cell office:value-type="string">
            <text:p>rabbitmq/rabbitmq-server</text:p>
          </table:table-cell>
          <table:table-cell office:value-type="string">
            <text:p>active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0" office:value-type="float"/>
          <table:table-cell office:value="1.732968636654393" office:value-type="float"/>
        </table:table-row>
        <table:table-row>
          <table:table-cell office:value-type="string">
            <text:p>yannickcr/eslint-plugin-react</text:p>
          </table:table-cell>
          <table:table-cell office:value-type="string">
            <text:p>active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0" office:value-type="float"/>
          <table:table-cell office:value="1.6901762613693245" office:value-type="float"/>
        </table:table-row>
        <table:table-row>
          <table:table-cell office:value-type="string">
            <text:p>serge-rider/dbeaver</text:p>
          </table:table-cell>
          <table:table-cell office:value-type="string">
            <text:p>active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0" office:value-type="float"/>
          <table:table-cell office:value="1.7384667795741169" office:value-type="float"/>
        </table:table-row>
        <table:table-row>
          <table:table-cell office:value-type="string">
            <text:p>shardingjdbc/sharding-jdbc</text:p>
          </table:table-cell>
          <table:table-cell office:value-type="string">
            <text:p>active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</table:table-row>
        <table:table-row>
          <table:table-cell office:value-type="string">
            <text:p>ben-manes/caffeine</text:p>
          </table:table-cell>
          <table:table-cell office:value-type="string">
            <text:p>activ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0" office:value-type="float"/>
          <table:table-cell office:value="1.6900768814904064" office:value-type="float"/>
        </table:table-row>
        <table:table-row>
          <table:table-cell office:value-type="string">
            <text:p>layerhq/Atlas-iOS</text:p>
          </table:table-cell>
          <table:table-cell office:value-type="string">
            <text:p>active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0" office:value-type="float"/>
          <table:table-cell office:value="1.693332169953731" office:value-type="float"/>
        </table:table-row>
        <table:table-row>
          <table:table-cell office:value-type="string">
            <text:p>ag-grid/ag-grid</text:p>
          </table:table-cell>
          <table:table-cell office:value-type="string">
            <text:p>active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0" office:value-type="float"/>
          <table:table-cell office:value="1.6913151663587997" office:value-type="float"/>
        </table:table-row>
        <table:table-row>
          <table:table-cell office:value-type="string">
            <text:p>activemerchant/active_merchant</text:p>
          </table:table-cell>
          <table:table-cell office:value-type="string">
            <text:p>active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0" office:value-type="float"/>
          <table:table-cell office:value="1.7025280220360848" office:value-type="float"/>
        </table:table-row>
        <table:table-row>
          <table:table-cell office:value-type="string">
            <text:p>linkerd/linkerd</text:p>
          </table:table-cell>
          <table:table-cell office:value-type="string">
            <text:p>active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0" office:value-type="float"/>
          <table:table-cell office:value="1.7491898528714582" office:value-type="float"/>
        </table:table-row>
        <table:table-row>
          <table:table-cell office:value-type="string">
            <text:p>TooTallNate/Java-WebSocket</text:p>
          </table:table-cell>
          <table:table-cell office:value-type="string">
            <text:p>active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0" office:value-type="float"/>
          <table:table-cell office:value="1.7078872618986805" office:value-type="float"/>
        </table:table-row>
        <table:table-row>
          <table:table-cell office:value-type="string">
            <text:p>sass/libsass</text:p>
          </table:table-cell>
          <table:table-cell office:value-type="string">
            <text:p>active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0" office:value-type="float"/>
          <table:table-cell office:value="1.691569637138194" office:value-type="float"/>
        </table:table-row>
        <table:table-row>
          <table:table-cell office:value-type="string">
            <text:p>AliasIO/Wappalyzer</text:p>
          </table:table-cell>
          <table:table-cell office:value-type="string">
            <text:p>active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0" office:value-type="float"/>
          <table:table-cell office:value="1.6858205846857748" office:value-type="float"/>
        </table:table-row>
        <table:table-row>
          <table:table-cell office:value-type="string">
            <text:p>k9mail/k-9</text:p>
          </table:table-cell>
          <table:table-cell office:value-type="string">
            <text:p>active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0" office:value-type="float"/>
          <table:table-cell office:value="1.710639206198347" office:value-type="float"/>
        </table:table-row>
        <table:table-row>
          <table:table-cell office:value-type="string">
            <text:p>zaproxy/zaproxy</text:p>
          </table:table-cell>
          <table:table-cell office:value-type="string">
            <text:p>active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0" office:value-type="float"/>
          <table:table-cell office:value="1.7068731026696213" office:value-type="float"/>
        </table:table-row>
        <table:table-row>
          <table:table-cell office:value-type="string">
            <text:p>video-dev/hls.js</text:p>
          </table:table-cell>
          <table:table-cell office:value-type="string">
            <text:p>active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0" office:value-type="float"/>
          <table:table-cell office:value="1.7106870565522019" office:value-type="float"/>
        </table:table-row>
        <table:table-row>
          <table:table-cell office:value-type="string">
            <text:p>App-vNext/Polly</text:p>
          </table:table-cell>
          <table:table-cell office:value-type="string">
            <text:p>active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0" office:value-type="float"/>
          <table:table-cell office:value="1.7128731029520288" office:value-type="float"/>
        </table:table-row>
        <table:table-row>
          <table:table-cell office:value-type="string">
            <text:p>jisaacks/GitGutter</text:p>
          </table:table-cell>
          <table:table-cell office:value-type="string">
            <text:p>active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0" office:value-type="float"/>
          <table:table-cell office:value="1.672866229463975" office:value-type="float"/>
        </table:table-row>
        <table:table-row>
          <table:table-cell office:value-type="string">
            <text:p>malcommac/SwiftDate</text:p>
          </table:table-cell>
          <table:table-cell office:value-type="string">
            <text:p>activ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</table:table-row>
        <table:table-row>
          <table:table-cell office:value-type="string">
            <text:p>PowerShell/Win32-OpenSSH</text:p>
          </table:table-cell>
          <table:table-cell office:value-type="string">
            <text:p>active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</table:table-row>
        <table:table-row>
          <table:table-cell office:value-type="string">
            <text:p>artf/grapesjs</text:p>
          </table:table-cell>
          <table:table-cell office:value-type="string">
            <text:p>active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0" office:value-type="float"/>
          <table:table-cell office:value="1.6913809855782223" office:value-type="float"/>
        </table:table-row>
        <table:table-row>
          <table:table-cell office:value-type="string">
            <text:p>totaljs/framework</text:p>
          </table:table-cell>
          <table:table-cell office:value-type="string">
            <text:p>active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0" office:value-type="float"/>
          <table:table-cell office:value="1.6856980516043665" office:value-type="float"/>
        </table:table-row>
        <table:table-row>
          <table:table-cell office:value-type="string">
            <text:p>AliSoftware/OHHTTPStubs</text:p>
          </table:table-cell>
          <table:table-cell office:value-type="string">
            <text:p>active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0" office:value-type="float"/>
          <table:table-cell office:value="1.7133055608691314" office:value-type="float"/>
        </table:table-row>
        <table:table-row>
          <table:table-cell office:value-type="string">
            <text:p>bolt/bolt</text:p>
          </table:table-cell>
          <table:table-cell office:value-type="string">
            <text:p>active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0" office:value-type="float"/>
          <table:table-cell office:value="1.6655071338454397" office:value-type="float"/>
        </table:table-row>
        <table:table-row>
          <table:table-cell office:value-type="string">
            <text:p>swaywm/sway</text:p>
          </table:table-cell>
          <table:table-cell office:value-type="string">
            <text:p>active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0" office:value-type="float"/>
          <table:table-cell office:value="1.7095957295863942" office:value-type="float"/>
        </table:table-row>
        <table:table-row>
          <table:table-cell office:value-type="string">
            <text:p>thephpleague/oauth2-server</text:p>
          </table:table-cell>
          <table:table-cell office:value-type="string">
            <text:p>active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0" office:value-type="float"/>
          <table:table-cell office:value="1.6726957460861893" office:value-type="float"/>
        </table:table-row>
        <table:table-row>
          <table:table-cell office:value-type="string">
            <text:p>mesosphere/marathon</text:p>
          </table:table-cell>
          <table:table-cell office:value-type="string">
            <text:p>active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0" office:value-type="float"/>
          <table:table-cell office:value="1.7356079621140437" office:value-type="float"/>
        </table:table-row>
        <table:table-row>
          <table:table-cell office:value-type="string">
            <text:p>chainer/chainer</text:p>
          </table:table-cell>
          <table:table-cell office:value-type="string">
            <text:p>active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0" office:value-type="float"/>
          <table:table-cell office:value="1.7443409660442757" office:value-type="float"/>
        </table:table-row>
        <table:table-row>
          <table:table-cell office:value-type="string">
            <text:p>mikepenz/Android-Iconics</text:p>
          </table:table-cell>
          <table:table-cell office:value-type="string">
            <text:p>active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0" office:value-type="float"/>
          <table:table-cell office:value="1.7351660630141719" office:value-type="float"/>
        </table:table-row>
        <table:table-row>
          <table:table-cell office:value-type="string">
            <text:p>zcash/zcash</text:p>
          </table:table-cell>
          <table:table-cell office:value-type="string">
            <text:p>active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0" office:value-type="float"/>
          <table:table-cell office:value="1.7039611954987444" office:value-type="float"/>
        </table:table-row>
        <table:table-row>
          <table:table-cell office:value-type="string">
            <text:p>ealeksandrov/EAIntroView</text:p>
          </table:table-cell>
          <table:table-cell office:value-type="string">
            <text:p>active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</table:table-row>
        <table:table-row>
          <table:table-cell office:value-type="string">
            <text:p>redfin/react-server</text:p>
          </table:table-cell>
          <table:table-cell office:value-type="string">
            <text:p>active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0" office:value-type="float"/>
          <table:table-cell office:value="1.6569354125064926" office:value-type="float"/>
        </table:table-row>
        <table:table-row>
          <table:table-cell office:value-type="string">
            <text:p>wp-cli/wp-cli</text:p>
          </table:table-cell>
          <table:table-cell office:value-type="string">
            <text:p>active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0" office:value-type="float"/>
          <table:table-cell office:value="1.635082577446006" office:value-type="float"/>
        </table:table-row>
        <table:table-row>
          <table:table-cell office:value-type="string">
            <text:p>rqlite/rqlite</text:p>
          </table:table-cell>
          <table:table-cell office:value-type="string">
            <text:p>activ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0" office:value-type="float"/>
          <table:table-cell office:value="1.6990198181499605" office:value-type="float"/>
        </table:table-row>
        <table:table-row>
          <table:table-cell office:value-type="string">
            <text:p>checkstyle/checkstyle</text:p>
          </table:table-cell>
          <table:table-cell office:value-type="string">
            <text:p>activ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0" office:value-type="float"/>
          <table:table-cell office:value="1.698980849562513" office:value-type="float"/>
        </table:table-row>
        <table:table-row>
          <table:table-cell office:value-type="string">
            <text:p>react-cosmos/react-cosmos</text:p>
          </table:table-cell>
          <table:table-cell office:value-type="string">
            <text:p>active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0" office:value-type="float"/>
          <table:table-cell office:value="1.6828889022273308" office:value-type="float"/>
        </table:table-row>
        <table:table-row>
          <table:table-cell office:value-type="string">
            <text:p>23/resumable.js</text:p>
          </table:table-cell>
          <table:table-cell office:value-type="string">
            <text:p>active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0" office:value-type="float"/>
          <table:table-cell office:value="1.675280209762545" office:value-type="float"/>
        </table:table-row>
        <table:table-row>
          <table:table-cell office:value-type="string">
            <text:p>oklai/koala</text:p>
          </table:table-cell>
          <table:table-cell office:value-type="string">
            <text:p>active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0" office:value-type="float"/>
          <table:table-cell office:value="1.6935623543091263" office:value-type="float"/>
        </table:table-row>
        <table:table-row>
          <table:table-cell office:value-type="string">
            <text:p>sbt/sbt</text:p>
          </table:table-cell>
          <table:table-cell office:value-type="string">
            <text:p>active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0" office:value-type="float"/>
          <table:table-cell office:value="1.7081952989296605" office:value-type="float"/>
        </table:table-row>
        <table:table-row>
          <table:table-cell office:value-type="string">
            <text:p>webpack/webpack-dev-server</text:p>
          </table:table-cell>
          <table:table-cell office:value-type="string">
            <text:p>active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0" office:value-type="float"/>
          <table:table-cell office:value="1.6796594725393725" office:value-type="float"/>
        </table:table-row>
        <table:table-row>
          <table:table-cell office:value-type="string">
            <text:p>Eloston/ungoogled-chromium</text:p>
          </table:table-cell>
          <table:table-cell office:value-type="string">
            <text:p>active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0" office:value-type="float"/>
          <table:table-cell office:value="1.6742639528731793" office:value-type="float"/>
        </table:table-row>
        <table:table-row>
          <table:table-cell office:value-type="string">
            <text:p>n1nj4sec/pupy</text:p>
          </table:table-cell>
          <table:table-cell office:value-type="string">
            <text:p>active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0" office:value-type="float"/>
          <table:table-cell office:value="1.7069872127440302" office:value-type="float"/>
        </table:table-row>
        <table:table-row>
          <table:table-cell office:value-type="string">
            <text:p>borgbackup/borg</text:p>
          </table:table-cell>
          <table:table-cell office:value-type="string">
            <text:p>active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0" office:value-type="float"/>
          <table:table-cell office:value="1.6836694568006345" office:value-type="float"/>
        </table:table-row>
        <table:table-row>
          <table:table-cell office:value-type="string">
            <text:p>mstarke/MacPass</text:p>
          </table:table-cell>
          <table:table-cell office:value-type="string">
            <text:p>active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0" office:value-type="float"/>
          <table:table-cell office:value="1.7044417511090197" office:value-type="float"/>
        </table:table-row>
        <table:table-row>
          <table:table-cell office:value-type="string">
            <text:p>invoiceninja/invoiceninja</text:p>
          </table:table-cell>
          <table:table-cell office:value-type="string">
            <text:p>active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0" office:value-type="float"/>
          <table:table-cell office:value="1.6821608824930263" office:value-type="float"/>
        </table:table-row>
        <table:table-row>
          <table:table-cell office:value-type="string">
            <text:p>NervanaSystems/neon</text:p>
          </table:table-cell>
          <table:table-cell office:value-type="string">
            <text:p>active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0" office:value-type="float"/>
          <table:table-cell office:value="1.7329364685643651" office:value-type="float"/>
        </table:table-row>
        <table:table-row>
          <table:table-cell office:value-type="string">
            <text:p>Kinto/kinto</text:p>
          </table:table-cell>
          <table:table-cell office:value-type="string">
            <text:p>active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0" office:value-type="float"/>
          <table:table-cell office:value="1.6941936298272873" office:value-type="float"/>
        </table:table-row>
        <table:table-row>
          <table:table-cell office:value-type="string">
            <text:p>kartik-v/bootstrap-fileinput</text:p>
          </table:table-cell>
          <table:table-cell office:value-type="string">
            <text:p>active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0" office:value-type="float"/>
          <table:table-cell office:value="1.7287943125688814" office:value-type="float"/>
        </table:table-row>
        <table:table-row>
          <table:table-cell office:value-type="string">
            <text:p>openlayers/openlayers</text:p>
          </table:table-cell>
          <table:table-cell office:value-type="string">
            <text:p>active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0" office:value-type="float"/>
          <table:table-cell office:value="1.6900312176871912" office:value-type="float"/>
        </table:table-row>
        <table:table-row>
          <table:table-cell office:value-type="string">
            <text:p>Alluxio/alluxio</text:p>
          </table:table-cell>
          <table:table-cell office:value-type="string">
            <text:p>active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0" office:value-type="float"/>
          <table:table-cell office:value="1.713136592093717" office:value-type="float"/>
        </table:table-row>
        <table:table-row>
          <table:table-cell office:value-type="string">
            <text:p>orientechnologies/orientdb</text:p>
          </table:table-cell>
          <table:table-cell office:value-type="string">
            <text:p>active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0" office:value-type="float"/>
          <table:table-cell office:value="1.710068893390641" office:value-type="float"/>
        </table:table-row>
        <table:table-row>
          <table:table-cell office:value-type="string">
            <text:p>keybase/client</text:p>
          </table:table-cell>
          <table:table-cell office:value-type="string">
            <text:p>active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0" office:value-type="float"/>
          <table:table-cell office:value="1.7339740146423233" office:value-type="float"/>
        </table:table-row>
        <table:table-row>
          <table:table-cell office:value-type="string">
            <text:p>socketio/engine.io</text:p>
          </table:table-cell>
          <table:table-cell office:value-type="string">
            <text:p>active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0" office:value-type="float"/>
          <table:table-cell office:value="1.7053301131076029" office:value-type="float"/>
        </table:table-row>
        <table:table-row>
          <table:table-cell office:value-type="string">
            <text:p>kanboard/kanboard</text:p>
          </table:table-cell>
          <table:table-cell office:value-type="string">
            <text:p>active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0" office:value-type="float"/>
          <table:table-cell office:value="1.691046391448703" office:value-type="float"/>
        </table:table-row>
        <table:table-row>
          <table:table-cell office:value-type="string">
            <text:p>grpc-ecosystem/grpc-gateway</text:p>
          </table:table-cell>
          <table:table-cell office:value-type="string">
            <text:p>active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0" office:value-type="float"/>
          <table:table-cell office:value="1.6993390810686326" office:value-type="float"/>
        </table:table-row>
        <table:table-row>
          <table:table-cell office:value-type="string">
            <text:p>swagger-api/swagger-editor</text:p>
          </table:table-cell>
          <table:table-cell office:value-type="string">
            <text:p>active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0" office:value-type="float"/>
          <table:table-cell office:value="1.6669743768867578" office:value-type="float"/>
        </table:table-row>
        <table:table-row>
          <table:table-cell office:value-type="string">
            <text:p>NLPchina/elasticsearch-sql</text:p>
          </table:table-cell>
          <table:table-cell office:value-type="string">
            <text:p>active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</table:table-row>
        <table:table-row>
          <table:table-cell office:value-type="string">
            <text:p>SwiftBond/Bond</text:p>
          </table:table-cell>
          <table:table-cell office:value-type="string">
            <text:p>active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0" office:value-type="float"/>
          <table:table-cell office:value="1.7393883283748903" office:value-type="float"/>
        </table:table-row>
        <table:table-row>
          <table:table-cell office:value-type="string">
            <text:p>Microsoft/vscode-go</text:p>
          </table:table-cell>
          <table:table-cell office:value-type="string">
            <text:p>active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0" office:value-type="float"/>
          <table:table-cell office:value="1.7023855656976645" office:value-type="float"/>
        </table:table-row>
        <table:table-row>
          <table:table-cell office:value-type="string">
            <text:p>playcanvas/engine</text:p>
          </table:table-cell>
          <table:table-cell office:value-type="string">
            <text:p>activ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0" office:value-type="float"/>
          <table:table-cell office:value="1.6652764028948703" office:value-type="float"/>
        </table:table-row>
        <table:table-row>
          <table:table-cell office:value-type="string">
            <text:p>spotify/annoy</text:p>
          </table:table-cell>
          <table:table-cell office:value-type="string">
            <text:p>active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0" office:value-type="float"/>
          <table:table-cell office:value="1.7139108512027017" office:value-type="float"/>
        </table:table-row>
        <table:table-row>
          <table:table-cell office:value-type="string">
            <text:p>hyperium/hyper</text:p>
          </table:table-cell>
          <table:table-cell office:value-type="string">
            <text:p>active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0" office:value-type="float"/>
          <table:table-cell office:value="1.7045524140835906" office:value-type="float"/>
        </table:table-row>
        <table:table-row>
          <table:table-cell office:value-type="string">
            <text:p>go-chi/chi</text:p>
          </table:table-cell>
          <table:table-cell office:value-type="string">
            <text:p>active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0" office:value-type="float"/>
          <table:table-cell office:value="1.711045648256601" office:value-type="float"/>
        </table:table-row>
        <table:table-row>
          <table:table-cell office:value-type="string">
            <text:p>direnv/direnv</text:p>
          </table:table-cell>
          <table:table-cell office:value-type="string">
            <text:p>active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0" office:value-type="float"/>
          <table:table-cell office:value="1.678775433440844" office:value-type="float"/>
        </table:table-row>
        <table:table-row>
          <table:table-cell office:value-type="string">
            <text:p>pixelsign/html5-device-mockups</text:p>
          </table:table-cell>
          <table:table-cell office:value-type="string">
            <text:p>active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8241923911852" office:value-type="float"/>
        </table:table-row>
        <table:table-row>
          <table:table-cell office:value-type="string">
            <text:p>searchkit/searchkit</text:p>
          </table:table-cell>
          <table:table-cell office:value-type="string">
            <text:p>active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0" office:value-type="float"/>
          <table:table-cell office:value="1.6970771125561495" office:value-type="float"/>
        </table:table-row>
        <table:table-row>
          <table:table-cell office:value-type="string">
            <text:p>pnpm/pnpm</text:p>
          </table:table-cell>
          <table:table-cell office:value-type="string">
            <text:p>active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0" office:value-type="float"/>
          <table:table-cell office:value="1.7155743668321106" office:value-type="float"/>
        </table:table-row>
        <table:table-row>
          <table:table-cell office:value-type="string">
            <text:p>Microsoft/code-push</text:p>
          </table:table-cell>
          <table:table-cell office:value-type="string">
            <text:p>active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0" office:value-type="float"/>
          <table:table-cell office:value="1.70840555909381" office:value-type="float"/>
        </table:table-row>
        <table:table-row>
          <table:table-cell office:value-type="string">
            <text:p>real-logic/aeron</text:p>
          </table:table-cell>
          <table:table-cell office:value-type="string">
            <text:p>active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0" office:value-type="float"/>
          <table:table-cell office:value="1.7169632006178766" office:value-type="float"/>
        </table:table-row>
        <table:table-row>
          <table:table-cell office:value-type="string">
            <text:p>HearthSim/Hearthstone-Deck-Tracker</text:p>
          </table:table-cell>
          <table:table-cell office:value-type="string">
            <text:p>active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0" office:value-type="float"/>
          <table:table-cell office:value="1.697161667806401" office:value-type="float"/>
        </table:table-row>
        <table:table-row>
          <table:table-cell office:value-type="string">
            <text:p>wdullaer/MaterialDateTimePicker</text:p>
          </table:table-cell>
          <table:table-cell office:value-type="string">
            <text:p>active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</table:table-row>
        <table:table-row>
          <table:table-cell office:value-type="string">
            <text:p>epoberezkin/ajv</text:p>
          </table:table-cell>
          <table:table-cell office:value-type="string">
            <text:p>active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0" office:value-type="float"/>
          <table:table-cell office:value="1.6840927781248853" office:value-type="float"/>
        </table:table-row>
        <table:table-row>
          <table:table-cell office:value-type="string">
            <text:p>jenssegers/laravel-mongodb</text:p>
          </table:table-cell>
          <table:table-cell office:value-type="string">
            <text:p>active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0" office:value-type="float"/>
          <table:table-cell office:value="1.687353573831084" office:value-type="float"/>
        </table:table-row>
        <table:table-row>
          <table:table-cell office:value-type="string">
            <text:p>ember-cli/ember-cli</text:p>
          </table:table-cell>
          <table:table-cell office:value-type="string">
            <text:p>active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0" office:value-type="float"/>
          <table:table-cell office:value="1.69879715794608" office:value-type="float"/>
        </table:table-row>
        <table:table-row>
          <table:table-cell office:value-type="string">
            <text:p>brigade/scss-lint</text:p>
          </table:table-cell>
          <table:table-cell office:value-type="string">
            <text:p>active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0" office:value-type="float"/>
          <table:table-cell office:value="1.678113794374743" office:value-type="float"/>
        </table:table-row>
        <table:table-row>
          <table:table-cell office:value-type="string">
            <text:p>pili-engineering/PLDroidPlayer</text:p>
          </table:table-cell>
          <table:table-cell office:value-type="string">
            <text:p>active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</table:table-row>
        <table:table-row>
          <table:table-cell office:value-type="string">
            <text:p>qutebrowser/qutebrowser</text:p>
          </table:table-cell>
          <table:table-cell office:value-type="string">
            <text:p>active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0" office:value-type="float"/>
          <table:table-cell office:value="1.7067417886002985" office:value-type="float"/>
        </table:table-row>
        <table:table-row>
          <table:table-cell office:value-type="string">
            <text:p>GetmeUK/ContentTools</text:p>
          </table:table-cell>
          <table:table-cell office:value-type="string">
            <text:p>active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0" office:value-type="float"/>
          <table:table-cell office:value="1.7001143139281947" office:value-type="float"/>
        </table:table-row>
        <table:table-row>
          <table:table-cell office:value-type="string">
            <text:p>insin/nwb</text:p>
          </table:table-cell>
          <table:table-cell office:value-type="string">
            <text:p>active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0" office:value-type="float"/>
          <table:table-cell office:value="1.6830201457017155" office:value-type="float"/>
        </table:table-row>
        <table:table-row>
          <table:table-cell office:value-type="string">
            <text:p>spatie/laravel-permission</text:p>
          </table:table-cell>
          <table:table-cell office:value-type="string">
            <text:p>active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0" office:value-type="float"/>
          <table:table-cell office:value="1.6766252864755333" office:value-type="float"/>
        </table:table-row>
        <table:table-row>
          <table:table-cell office:value-type="string">
            <text:p>twitter/heron</text:p>
          </table:table-cell>
          <table:table-cell office:value-type="string">
            <text:p>active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0" office:value-type="float"/>
          <table:table-cell office:value="1.7268840714885265" office:value-type="float"/>
        </table:table-row>
        <table:table-row>
          <table:table-cell office:value-type="string">
            <text:p>JeffreySu/WeiXinMPSDK</text:p>
          </table:table-cell>
          <table:table-cell office:value-type="string">
            <text:p>active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</table:table-row>
        <table:table-row>
          <table:table-cell office:value-type="string">
            <text:p>cockpit-project/cockpit</text:p>
          </table:table-cell>
          <table:table-cell office:value-type="string">
            <text:p>active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0" office:value-type="float"/>
          <table:table-cell office:value="1.7028183069919742" office:value-type="float"/>
        </table:table-row>
        <table:table-row>
          <table:table-cell office:value-type="string">
            <text:p>typelift/Swiftz</text:p>
          </table:table-cell>
          <table:table-cell office:value-type="string">
            <text:p>active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0" office:value-type="float"/>
          <table:table-cell office:value="1.708384017893476" office:value-type="float"/>
        </table:table-row>
        <table:table-row>
          <table:table-cell office:value-type="string">
            <text:p>catfan/Medoo</text:p>
          </table:table-cell>
          <table:table-cell office:value-type="string">
            <text:p>active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0" office:value-type="float"/>
          <table:table-cell office:value="1.656889335803194" office:value-type="float"/>
        </table:table-row>
        <table:table-row>
          <table:table-cell office:value-type="string">
            <text:p>sachinchoolur/lightGallery</text:p>
          </table:table-cell>
          <table:table-cell office:value-type="string">
            <text:p>active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0" office:value-type="float"/>
          <table:table-cell office:value="1.7174450580977367" office:value-type="float"/>
        </table:table-row>
        <table:table-row>
          <table:table-cell office:value-type="string">
            <text:p>kangax/html-minifier</text:p>
          </table:table-cell>
          <table:table-cell office:value-type="string">
            <text:p>active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0" office:value-type="float"/>
          <table:table-cell office:value="1.6726459218487304" office:value-type="float"/>
        </table:table-row>
        <table:table-row>
          <table:table-cell office:value-type="string">
            <text:p>TykTechnologies/tyk</text:p>
          </table:table-cell>
          <table:table-cell office:value-type="string">
            <text:p>active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0" office:value-type="float"/>
          <table:table-cell office:value="1.7042735952349373" office:value-type="float"/>
        </table:table-row>
        <table:table-row>
          <table:table-cell office:value-type="string">
            <text:p>mqttjs/MQTT.js</text:p>
          </table:table-cell>
          <table:table-cell office:value-type="string">
            <text:p>active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0" office:value-type="float"/>
          <table:table-cell office:value="1.69763480913683" office:value-type="float"/>
        </table:table-row>
        <table:table-row>
          <table:table-cell office:value-type="string">
            <text:p>graphql-python/graphene</text:p>
          </table:table-cell>
          <table:table-cell office:value-type="string">
            <text:p>activ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0" office:value-type="float"/>
          <table:table-cell office:value="1.6978757669669644" office:value-type="float"/>
        </table:table-row>
        <table:table-row>
          <table:table-cell office:value-type="string">
            <text:p>grommet/grommet</text:p>
          </table:table-cell>
          <table:table-cell office:value-type="string">
            <text:p>active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0" office:value-type="float"/>
          <table:table-cell office:value="1.6792532269690101" office:value-type="float"/>
        </table:table-row>
        <table:table-row>
          <table:table-cell office:value-type="string">
            <text:p>aws/aws-sdk-php</text:p>
          </table:table-cell>
          <table:table-cell office:value-type="string">
            <text:p>active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0" office:value-type="float"/>
          <table:table-cell office:value="1.7210334017942612" office:value-type="float"/>
        </table:table-row>
        <table:table-row>
          <table:table-cell office:value-type="string">
            <text:p>socketio/socket.io-client-swift</text:p>
          </table:table-cell>
          <table:table-cell office:value-type="string">
            <text:p>active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0" office:value-type="float"/>
          <table:table-cell office:value="1.7480239238258597" office:value-type="float"/>
        </table:table-row>
        <table:table-row>
          <table:table-cell office:value-type="string">
            <text:p>acdlite/flux-standard-action</text:p>
          </table:table-cell>
          <table:table-cell office:value-type="string">
            <text:p>active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0" office:value-type="float"/>
          <table:table-cell office:value="1.688811165706644" office:value-type="float"/>
        </table:table-row>
        <table:table-row>
          <table:table-cell office:value-type="string">
            <text:p>basho/riak</text:p>
          </table:table-cell>
          <table:table-cell office:value-type="string">
            <text:p>active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0" office:value-type="float"/>
          <table:table-cell office:value="1.7076880210148788" office:value-type="float"/>
        </table:table-row>
        <table:table-row>
          <table:table-cell office:value-type="string">
            <text:p>AnalyticalGraphicsInc/cesium</text:p>
          </table:table-cell>
          <table:table-cell office:value-type="string">
            <text:p>active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0" office:value-type="float"/>
          <table:table-cell office:value="1.6968718169136305" office:value-type="float"/>
        </table:table-row>
        <table:table-row>
          <table:table-cell office:value-type="string">
            <text:p>frappe/erpnext</text:p>
          </table:table-cell>
          <table:table-cell office:value-type="string">
            <text:p>active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0" office:value-type="float"/>
          <table:table-cell office:value="1.702683388600907" office:value-type="float"/>
        </table:table-row>
        <table:table-row>
          <table:table-cell office:value-type="string">
            <text:p>NLog/NLog</text:p>
          </table:table-cell>
          <table:table-cell office:value-type="string">
            <text:p>active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0" office:value-type="float"/>
          <table:table-cell office:value="1.7136110508929283" office:value-type="float"/>
        </table:table-row>
        <table:table-row>
          <table:table-cell office:value-type="string">
            <text:p>directus/directus</text:p>
          </table:table-cell>
          <table:table-cell office:value-type="string">
            <text:p>active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0" office:value-type="float"/>
          <table:table-cell office:value="1.662641305930825" office:value-type="float"/>
        </table:table-row>
        <table:table-row>
          <table:table-cell office:value-type="string">
            <text:p>coreos/flannel</text:p>
          </table:table-cell>
          <table:table-cell office:value-type="string">
            <text:p>active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</table:table-row>
        <table:table-row>
          <table:table-cell office:value-type="string">
            <text:p>cwRichardKim/RKNotificationHub</text:p>
          </table:table-cell>
          <table:table-cell office:value-type="string">
            <text:p>active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53048104900885" office:value-type="float"/>
        </table:table-row>
        <table:table-row>
          <table:table-cell office:value-type="string">
            <text:p>heroku/react-refetch</text:p>
          </table:table-cell>
          <table:table-cell office:value-type="string">
            <text:p>active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0" office:value-type="float"/>
          <table:table-cell office:value="1.6873958412006451" office:value-type="float"/>
        </table:table-row>
        <table:table-row>
          <table:table-cell office:value-type="string">
            <text:p>OfficeDev/office-ui-fabric-core</text:p>
          </table:table-cell>
          <table:table-cell office:value-type="string">
            <text:p>activ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0" office:value-type="float"/>
          <table:table-cell office:value="1.6841549827896833" office:value-type="float"/>
        </table:table-row>
        <table:table-row>
          <table:table-cell office:value-type="string">
            <text:p>Tencent/GT</text:p>
          </table:table-cell>
          <table:table-cell office:value-type="string">
            <text:p>active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</table:table-row>
        <table:table-row>
          <table:table-cell office:value-type="string">
            <text:p>emberjs/data</text:p>
          </table:table-cell>
          <table:table-cell office:value-type="string">
            <text:p>active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0" office:value-type="float"/>
          <table:table-cell office:value="1.6844683926913588" office:value-type="float"/>
        </table:table-row>
        <table:table-row>
          <table:table-cell office:value-type="string">
            <text:p>thoughtbot/clearance</text:p>
          </table:table-cell>
          <table:table-cell office:value-type="string">
            <text:p>activ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0" office:value-type="float"/>
          <table:table-cell office:value="1.674639007894882" office:value-type="float"/>
        </table:table-row>
        <table:table-row>
          <table:table-cell office:value-type="string">
            <text:p>emqtt/emqttd</text:p>
          </table:table-cell>
          <table:table-cell office:value-type="string">
            <text:p>active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0" office:value-type="float"/>
          <table:table-cell office:value="1.7436587666311867" office:value-type="float"/>
        </table:table-row>
        <table:table-row>
          <table:table-cell office:value-type="string">
            <text:p>tonsky/datascript</text:p>
          </table:table-cell>
          <table:table-cell office:value-type="string">
            <text:p>active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0" office:value-type="float"/>
          <table:table-cell office:value="1.6944539577222018" office:value-type="float"/>
        </table:table-row>
        <table:table-row>
          <table:table-cell office:value-type="string">
            <text:p>WhisperSystems/Signal-Desktop</text:p>
          </table:table-cell>
          <table:table-cell office:value-type="string">
            <text:p>active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0" office:value-type="float"/>
          <table:table-cell office:value="1.6948309504087258" office:value-type="float"/>
        </table:table-row>
        <table:table-row>
          <table:table-cell office:value-type="string">
            <text:p>docker/docker-py</text:p>
          </table:table-cell>
          <table:table-cell office:value-type="string">
            <text:p>active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0" office:value-type="float"/>
          <table:table-cell office:value="1.7018722490345293" office:value-type="float"/>
        </table:table-row>
        <table:table-row>
          <table:table-cell office:value-type="string">
            <text:p>RNCryptor/RNCryptor</text:p>
          </table:table-cell>
          <table:table-cell office:value-type="string">
            <text:p>active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0" office:value-type="float"/>
          <table:table-cell office:value="1.7143151763793345" office:value-type="float"/>
        </table:table-row>
        <table:table-row>
          <table:table-cell office:value-type="string">
            <text:p>garris/BackstopJS</text:p>
          </table:table-cell>
          <table:table-cell office:value-type="string">
            <text:p>active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0" office:value-type="float"/>
          <table:table-cell office:value="1.7007653260844922" office:value-type="float"/>
        </table:table-row>
        <table:table-row>
          <table:table-cell office:value-type="string">
            <text:p>picocms/Pico</text:p>
          </table:table-cell>
          <table:table-cell office:value-type="string">
            <text:p>active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0" office:value-type="float"/>
          <table:table-cell office:value="1.6773986159058618" office:value-type="float"/>
        </table:table-row>
        <table:table-row>
          <table:table-cell office:value-type="string">
            <text:p>asciimoo/searx</text:p>
          </table:table-cell>
          <table:table-cell office:value-type="string">
            <text:p>active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0" office:value-type="float"/>
          <table:table-cell office:value="1.6874036963625987" office:value-type="float"/>
        </table:table-row>
        <table:table-row>
          <table:table-cell office:value-type="string">
            <text:p>phan/phan</text:p>
          </table:table-cell>
          <table:table-cell office:value-type="string">
            <text:p>active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0" office:value-type="float"/>
          <table:table-cell office:value="1.6836683292035954" office:value-type="float"/>
        </table:table-row>
        <table:table-row>
          <table:table-cell office:value-type="string">
            <text:p>Studio-42/elFinder</text:p>
          </table:table-cell>
          <table:table-cell office:value-type="string">
            <text:p>active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0" office:value-type="float"/>
          <table:table-cell office:value="1.6865363684586414" office:value-type="float"/>
        </table:table-row>
        <table:table-row>
          <table:table-cell office:value-type="string">
            <text:p>mamedev/mame</text:p>
          </table:table-cell>
          <table:table-cell office:value-type="string">
            <text:p>activ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0" office:value-type="float"/>
          <table:table-cell office:value="1.6880190347366946" office:value-type="float"/>
        </table:table-row>
        <table:table-row>
          <table:table-cell office:value-type="string">
            <text:p>nicolaskruchten/pivottable</text:p>
          </table:table-cell>
          <table:table-cell office:value-type="string">
            <text:p>activ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0" office:value-type="float"/>
          <table:table-cell office:value="1.7166989449088257" office:value-type="float"/>
        </table:table-row>
        <table:table-row>
          <table:table-cell office:value-type="string">
            <text:p>mapbox/mapbox-gl-js</text:p>
          </table:table-cell>
          <table:table-cell office:value-type="string">
            <text:p>active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0" office:value-type="float"/>
          <table:table-cell office:value="1.6760016260265544" office:value-type="float"/>
        </table:table-row>
        <table:table-row>
          <table:table-cell office:value-type="string">
            <text:p>hybridauth/hybridauth</text:p>
          </table:table-cell>
          <table:table-cell office:value-type="string">
            <text:p>active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0" office:value-type="float"/>
          <table:table-cell office:value="1.7068616221452593" office:value-type="float"/>
        </table:table-row>
        <table:table-row>
          <table:table-cell office:value-type="string">
            <text:p>adnanh/webhook</text:p>
          </table:table-cell>
          <table:table-cell office:value-type="string">
            <text:p>active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0" office:value-type="float"/>
          <table:table-cell office:value="1.6839452880615065" office:value-type="float"/>
        </table:table-row>
        <table:table-row>
          <table:table-cell office:value-type="string">
            <text:p>Quick/Nimble</text:p>
          </table:table-cell>
          <table:table-cell office:value-type="string">
            <text:p>activ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0" office:value-type="float"/>
          <table:table-cell office:value="1.7074431406253885" office:value-type="float"/>
        </table:table-row>
        <table:table-row>
          <table:table-cell office:value-type="string">
            <text:p>matrix-org/synapse</text:p>
          </table:table-cell>
          <table:table-cell office:value-type="string">
            <text:p>activ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0" office:value-type="float"/>
          <table:table-cell office:value="1.6920774948291681" office:value-type="float"/>
        </table:table-row>
        <table:table-row>
          <table:table-cell office:value-type="string">
            <text:p>googlevr/gvr-android-sdk</text:p>
          </table:table-cell>
          <table:table-cell office:value-type="string">
            <text:p>active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0" office:value-type="float"/>
          <table:table-cell office:value="1.7053508654930316" office:value-type="float"/>
        </table:table-row>
        <table:table-row>
          <table:table-cell office:value-type="string">
            <text:p>tsuru/tsuru</text:p>
          </table:table-cell>
          <table:table-cell office:value-type="string">
            <text:p>active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0" office:value-type="float"/>
          <table:table-cell office:value="1.6875211965197316" office:value-type="float"/>
        </table:table-row>
        <table:table-row>
          <table:table-cell office:value-type="string">
            <text:p>JrCs/docker-letsencrypt-nginx-proxy-companion</text:p>
          </table:table-cell>
          <table:table-cell office:value-type="string">
            <text:p>active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0" office:value-type="float"/>
          <table:table-cell office:value="1.7371468210296188" office:value-type="float"/>
        </table:table-row>
        <table:table-row>
          <table:table-cell office:value-type="string">
            <text:p>joomla/joomla-cms</text:p>
          </table:table-cell>
          <table:table-cell office:value-type="string">
            <text:p>active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0" office:value-type="float"/>
          <table:table-cell office:value="1.649803027762678" office:value-type="float"/>
        </table:table-row>
        <table:table-row>
          <table:table-cell office:value-type="string">
            <text:p>OpenKinect/libfreenect</text:p>
          </table:table-cell>
          <table:table-cell office:value-type="string">
            <text:p>active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0" office:value-type="float"/>
          <table:table-cell office:value="1.7334103794969773" office:value-type="float"/>
        </table:table-row>
        <table:table-row>
          <table:table-cell office:value-type="string">
            <text:p>stampit-org/stampit</text:p>
          </table:table-cell>
          <table:table-cell office:value-type="string">
            <text:p>active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0" office:value-type="float"/>
          <table:table-cell office:value="1.689219738754307" office:value-type="float"/>
        </table:table-row>
        <table:table-row>
          <table:table-cell office:value-type="string">
            <text:p>chrismiles/CMPopTipView</text:p>
          </table:table-cell>
          <table:table-cell office:value-type="string">
            <text:p>active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</table:table-row>
        <table:table-row>
          <table:table-cell office:value-type="string">
            <text:p>nteract/hydrogen</text:p>
          </table:table-cell>
          <table:table-cell office:value-type="string">
            <text:p>active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0" office:value-type="float"/>
          <table:table-cell office:value="1.680429566356653" office:value-type="float"/>
        </table:table-row>
        <table:table-row>
          <table:table-cell office:value-type="string">
            <text:p>kean/Nuke</text:p>
          </table:table-cell>
          <table:table-cell office:value-type="string">
            <text:p>activ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0" office:value-type="float"/>
          <table:table-cell office:value="1.7240301843894164" office:value-type="float"/>
        </table:table-row>
        <table:table-row>
          <table:table-cell office:value-type="string">
            <text:p>jazzband/pip-tools</text:p>
          </table:table-cell>
          <table:table-cell office:value-type="string">
            <text:p>active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0" office:value-type="float"/>
          <table:table-cell office:value="1.6959114888252245" office:value-type="float"/>
        </table:table-row>
        <table:table-row>
          <table:table-cell office:value-type="string">
            <text:p>pachyderm/pachyderm</text:p>
          </table:table-cell>
          <table:table-cell office:value-type="string">
            <text:p>active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0" office:value-type="float"/>
          <table:table-cell office:value="1.713149077479815" office:value-type="float"/>
        </table:table-row>
        <table:table-row>
          <table:table-cell office:value-type="string">
            <text:p>fengyuanchen/viewerjs</text:p>
          </table:table-cell>
          <table:table-cell office:value-type="string">
            <text:p>active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</table:table-row>
        <table:table-row>
          <table:table-cell office:value-type="string">
            <text:p>aws/aws-sdk-ruby</text:p>
          </table:table-cell>
          <table:table-cell office:value-type="string">
            <text:p>active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0" office:value-type="float"/>
          <table:table-cell office:value="1.7177480553366793" office:value-type="float"/>
        </table:table-row>
        <table:table-row>
          <table:table-cell office:value-type="string">
            <text:p>google/closure-library</text:p>
          </table:table-cell>
          <table:table-cell office:value-type="string">
            <text:p>active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0" office:value-type="float"/>
          <table:table-cell office:value="1.6787550245920493" office:value-type="float"/>
        </table:table-row>
        <table:table-row>
          <table:table-cell office:value-type="string">
            <text:p>ecomfe/zrender</text:p>
          </table:table-cell>
          <table:table-cell office:value-type="string">
            <text:p>active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</table:table-row>
        <table:table-row>
          <table:table-cell office:value-type="string">
            <text:p>IdentityServer/IdentityServer4</text:p>
          </table:table-cell>
          <table:table-cell office:value-type="string">
            <text:p>active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0" office:value-type="float"/>
          <table:table-cell office:value="1.7245070110788485" office:value-type="float"/>
        </table:table-row>
        <table:table-row>
          <table:table-cell office:value-type="string">
            <text:p>css/csso</text:p>
          </table:table-cell>
          <table:table-cell office:value-type="string">
            <text:p>active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0" office:value-type="float"/>
          <table:table-cell office:value="1.7404765314083128" office:value-type="float"/>
        </table:table-row>
        <table:table-row>
          <table:table-cell office:value-type="string">
            <text:p>gorhill/uMatrix</text:p>
          </table:table-cell>
          <table:table-cell office:value-type="string">
            <text:p>active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0" office:value-type="float"/>
          <table:table-cell office:value="1.6610705932497" office:value-type="float"/>
        </table:table-row>
        <table:table-row>
          <table:table-cell office:value-type="string">
            <text:p>api-platform/api-platform</text:p>
          </table:table-cell>
          <table:table-cell office:value-type="string">
            <text:p>active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0" office:value-type="float"/>
          <table:table-cell office:value="1.6892096351485208" office:value-type="float"/>
        </table:table-row>
        <table:table-row>
          <table:table-cell office:value-type="string">
            <text:p>kbengine/kbengine</text:p>
          </table:table-cell>
          <table:table-cell office:value-type="string">
            <text:p>activ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</table:table-row>
        <table:table-row>
          <table:table-cell office:value-type="string">
            <text:p>mapbox/mapbox-gl-native</text:p>
          </table:table-cell>
          <table:table-cell office:value-type="string">
            <text:p>ac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0" office:value-type="float"/>
          <table:table-cell office:value="1.7310160694224952" office:value-type="float"/>
        </table:table-row>
        <table:table-row>
          <table:table-cell office:value-type="string">
            <text:p>Financial-Times/polyfill-service</text:p>
          </table:table-cell>
          <table:table-cell office:value-type="string">
            <text:p>activ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0" office:value-type="float"/>
          <table:table-cell office:value="1.6749463999614183" office:value-type="float"/>
        </table:table-row>
        <table:table-row>
          <table:table-cell office:value-type="string">
            <text:p>centrifugal/centrifugo</text:p>
          </table:table-cell>
          <table:table-cell office:value-type="string">
            <text:p>active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0" office:value-type="float"/>
          <table:table-cell office:value="1.716333496386945" office:value-type="float"/>
        </table:table-row>
        <table:table-row>
          <table:table-cell office:value-type="string">
            <text:p>Behat/Behat</text:p>
          </table:table-cell>
          <table:table-cell office:value-type="string">
            <text:p>active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0" office:value-type="float"/>
          <table:table-cell office:value="1.683735886896714" office:value-type="float"/>
        </table:table-row>
        <table:table-row>
          <table:table-cell office:value-type="string">
            <text:p>bshaffer/oauth2-server-php</text:p>
          </table:table-cell>
          <table:table-cell office:value-type="string">
            <text:p>active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0" office:value-type="float"/>
          <table:table-cell office:value="1.6581455476193983" office:value-type="float"/>
        </table:table-row>
        <table:table-row>
          <table:table-cell office:value-type="string">
            <text:p>diesel-rs/diesel</text:p>
          </table:table-cell>
          <table:table-cell office:value-type="string">
            <text:p>active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0" office:value-type="float"/>
          <table:table-cell office:value="1.6882534155063924" office:value-type="float"/>
        </table:table-row>
        <table:table-row>
          <table:table-cell office:value-type="string">
            <text:p>asaskevich/govalidator</text:p>
          </table:table-cell>
          <table:table-cell office:value-type="string">
            <text:p>active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0" office:value-type="float"/>
          <table:table-cell office:value="1.7248035258443064" office:value-type="float"/>
        </table:table-row>
        <table:table-row>
          <table:table-cell office:value-type="string">
            <text:p>sindresorhus/got</text:p>
          </table:table-cell>
          <table:table-cell office:value-type="string">
            <text:p>active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0" office:value-type="float"/>
          <table:table-cell office:value="1.6872729360281231" office:value-type="float"/>
        </table:table-row>
        <table:table-row>
          <table:table-cell office:value-type="string">
            <text:p>Hacker0x01/react-datepicker</text:p>
          </table:table-cell>
          <table:table-cell office:value-type="string">
            <text:p>active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0" office:value-type="float"/>
          <table:table-cell office:value="1.7167539124894893" office:value-type="float"/>
        </table:table-row>
        <table:table-row>
          <table:table-cell office:value-type="string">
            <text:p>mrclay/minify</text:p>
          </table:table-cell>
          <table:table-cell office:value-type="string">
            <text:p>active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0" office:value-type="float"/>
          <table:table-cell office:value="1.6366563930149856" office:value-type="float"/>
        </table:table-row>
        <table:table-row>
          <table:table-cell office:value-type="string">
            <text:p>siddontang/ledisdb</text:p>
          </table:table-cell>
          <table:table-cell office:value-type="string">
            <text:p>active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0" office:value-type="float"/>
          <table:table-cell office:value="1.7388448906709113" office:value-type="float"/>
        </table:table-row>
        <table:table-row>
          <table:table-cell office:value-type="string">
            <text:p>clientIO/joint</text:p>
          </table:table-cell>
          <table:table-cell office:value-type="string">
            <text:p>active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0" office:value-type="float"/>
          <table:table-cell office:value="1.6936390382094706" office:value-type="float"/>
        </table:table-row>
        <table:table-row>
          <table:table-cell office:value-type="string">
            <text:p>hyperoslo/Hue</text:p>
          </table:table-cell>
          <table:table-cell office:value-type="string">
            <text:p>activ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</table:table-row>
        <table:table-row>
          <table:table-cell office:value-type="string">
            <text:p>roundcube/roundcubemail</text:p>
          </table:table-cell>
          <table:table-cell office:value-type="string">
            <text:p>active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0" office:value-type="float"/>
          <table:table-cell office:value="1.7203696531014887" office:value-type="float"/>
        </table:table-row>
        <table:table-row>
          <table:table-cell office:value-type="string">
            <text:p>noflo/noflo</text:p>
          </table:table-cell>
          <table:table-cell office:value-type="string">
            <text:p>active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0" office:value-type="float"/>
          <table:table-cell office:value="1.6790779671118237" office:value-type="float"/>
        </table:table-row>
        <table:table-row>
          <table:table-cell office:value-type="string">
            <text:p>521dimensions/amplitudejs</text:p>
          </table:table-cell>
          <table:table-cell office:value-type="string">
            <text:p>active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0" office:value-type="float"/>
          <table:table-cell office:value="1.716044505476368" office:value-type="float"/>
        </table:table-row>
        <table:table-row>
          <table:table-cell office:value-type="string">
            <text:p>ArtSabintsev/Siren</text:p>
          </table:table-cell>
          <table:table-cell office:value-type="string">
            <text:p>active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0" office:value-type="float"/>
          <table:table-cell office:value="1.697289846379488" office:value-type="float"/>
        </table:table-row>
        <table:table-row>
          <table:table-cell office:value-type="string">
            <text:p>danger/danger</text:p>
          </table:table-cell>
          <table:table-cell office:value-type="string">
            <text:p>active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0" office:value-type="float"/>
          <table:table-cell office:value="1.69270226722225" office:value-type="float"/>
        </table:table-row>
        <table:table-row>
          <table:table-cell office:value-type="string">
            <text:p>nbs-system/naxsi</text:p>
          </table:table-cell>
          <table:table-cell office:value-type="string">
            <text:p>active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</table:table-row>
        <table:table-row>
          <table:table-cell office:value-type="string">
            <text:p>phw/peek</text:p>
          </table:table-cell>
          <table:table-cell office:value-type="string">
            <text:p>active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</table:table-row>
        <table:table-row>
          <table:table-cell office:value-type="string">
            <text:p>JustArchi/ArchiSteamFarm</text:p>
          </table:table-cell>
          <table:table-cell office:value-type="string">
            <text:p>active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0" office:value-type="float"/>
          <table:table-cell office:value="1.719929760621986" office:value-type="float"/>
        </table:table-row>
        <table:table-row>
          <table:table-cell office:value-type="string">
            <text:p>vavr-io/vavr</text:p>
          </table:table-cell>
          <table:table-cell office:value-type="string">
            <text:p>active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0" office:value-type="float"/>
          <table:table-cell office:value="1.6979170308913807" office:value-type="float"/>
        </table:table-row>
        <table:table-row>
          <table:table-cell office:value-type="string">
            <text:p>szwacz/electron-boilerplate</text:p>
          </table:table-cell>
          <table:table-cell office:value-type="string">
            <text:p>activ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0" office:value-type="float"/>
          <table:table-cell office:value="1.680573637099885" office:value-type="float"/>
        </table:table-row>
        <table:table-row>
          <table:table-cell office:value-type="string">
            <text:p>lampepfl/dotty</text:p>
          </table:table-cell>
          <table:table-cell office:value-type="string">
            <text:p>active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0" office:value-type="float"/>
          <table:table-cell office:value="1.699976570055691" office:value-type="float"/>
        </table:table-row>
        <table:table-row>
          <table:table-cell office:value-type="string">
            <text:p>BorisMoore/jsrender</text:p>
          </table:table-cell>
          <table:table-cell office:value-type="string">
            <text:p>active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0" office:value-type="float"/>
          <table:table-cell office:value="1.6887203626291927" office:value-type="float"/>
        </table:table-row>
        <table:table-row>
          <table:table-cell office:value-type="string">
            <text:p>nteract/nteract</text:p>
          </table:table-cell>
          <table:table-cell office:value-type="string">
            <text:p>active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0" office:value-type="float"/>
          <table:table-cell office:value="1.7036660488845428" office:value-type="float"/>
        </table:table-row>
        <table:table-row>
          <table:table-cell office:value-type="string">
            <text:p>andersao/l5-repository</text:p>
          </table:table-cell>
          <table:table-cell office:value-type="string">
            <text:p>active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0" office:value-type="float"/>
          <table:table-cell office:value="1.7219951256240662" office:value-type="float"/>
        </table:table-row>
        <table:table-row>
          <table:table-cell office:value-type="string">
            <text:p>containerd/containerd</text:p>
          </table:table-cell>
          <table:table-cell office:value-type="string">
            <text:p>active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0" office:value-type="float"/>
          <table:table-cell office:value="1.7350466556859405" office:value-type="float"/>
        </table:table-row>
        <table:table-row>
          <table:table-cell office:value-type="string">
            <text:p>hylang/hy</text:p>
          </table:table-cell>
          <table:table-cell office:value-type="string">
            <text:p>active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0" office:value-type="float"/>
          <table:table-cell office:value="1.6964753175029368" office:value-type="float"/>
        </table:table-row>
        <table:table-row>
          <table:table-cell office:value-type="string">
            <text:p>aseprite/aseprite</text:p>
          </table:table-cell>
          <table:table-cell office:value-type="string">
            <text:p>activ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0" office:value-type="float"/>
          <table:table-cell office:value="1.7023358804700077" office:value-type="float"/>
        </table:table-row>
        <table:table-row>
          <table:table-cell office:value-type="string">
            <text:p>inversify/InversifyJS</text:p>
          </table:table-cell>
          <table:table-cell office:value-type="string">
            <text:p>active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0" office:value-type="float"/>
          <table:table-cell office:value="1.7032288066989374" office:value-type="float"/>
        </table:table-row>
        <table:table-row>
          <table:table-cell office:value-type="string">
            <text:p>marmelroy/PhoneNumberKit</text:p>
          </table:table-cell>
          <table:table-cell office:value-type="string">
            <text:p>active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</table:table-row>
        <table:table-row>
          <table:table-cell office:value-type="string">
            <text:p>fex-team/fis3</text:p>
          </table:table-cell>
          <table:table-cell office:value-type="string">
            <text:p>active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" office:value-type="float"/>
          <table:table-cell office:value="0.17411201040597027" office:value-type="float"/>
        </table:table-row>
        <table:table-row>
          <table:table-cell office:value-type="string">
            <text:p>appcelerator/titanium_mobile</text:p>
          </table:table-cell>
          <table:table-cell office:value-type="string">
            <text:p>activ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0" office:value-type="float"/>
          <table:table-cell office:value="1.6900382700005174" office:value-type="float"/>
        </table:table-row>
        <table:table-row>
          <table:table-cell office:value-type="string">
            <text:p>google/benchmark</text:p>
          </table:table-cell>
          <table:table-cell office:value-type="string">
            <text:p>active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0" office:value-type="float"/>
          <table:table-cell office:value="1.7122786586620276" office:value-type="float"/>
        </table:table-row>
        <table:table-row>
          <table:table-cell office:value-type="string">
            <text:p>Ereza/CustomActivityOnCrash</text:p>
          </table:table-cell>
          <table:table-cell office:value-type="string">
            <text:p>active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939077680083" office:value-type="float"/>
        </table:table-row>
        <table:table-row>
          <table:table-cell office:value-type="string">
            <text:p>golemfactory/golem</text:p>
          </table:table-cell>
          <table:table-cell office:value-type="string">
            <text:p>active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0" office:value-type="float"/>
          <table:table-cell office:value="1.734520418894116" office:value-type="float"/>
        </table:table-row>
        <table:table-row>
          <table:table-cell office:value-type="string">
            <text:p>grails/grails-core</text:p>
          </table:table-cell>
          <table:table-cell office:value-type="string">
            <text:p>activ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0" office:value-type="float"/>
          <table:table-cell office:value="1.706848067918475" office:value-type="float"/>
        </table:table-row>
        <table:table-row>
          <table:table-cell office:value-type="string">
            <text:p>coteditor/CotEditor</text:p>
          </table:table-cell>
          <table:table-cell office:value-type="string">
            <text:p>active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</table:table-row>
        <table:table-row>
          <table:table-cell office:value-type="string">
            <text:p>kubernetes/dashboard</text:p>
          </table:table-cell>
          <table:table-cell office:value-type="string">
            <text:p>active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0" office:value-type="float"/>
          <table:table-cell office:value="1.7334202789333548" office:value-type="float"/>
        </table:table-row>
        <table:table-row>
          <table:table-cell office:value-type="string">
            <text:p>xonsh/xonsh</text:p>
          </table:table-cell>
          <table:table-cell office:value-type="string">
            <text:p>active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0" office:value-type="float"/>
          <table:table-cell office:value="1.6920329829312906" office:value-type="float"/>
        </table:table-row>
        <table:table-row>
          <table:table-cell office:value-type="string">
            <text:p>micha/resty</text:p>
          </table:table-cell>
          <table:table-cell office:value-type="string">
            <text:p>active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0" office:value-type="float"/>
          <table:table-cell office:value="1.7240315824140702" office:value-type="float"/>
        </table:table-row>
        <table:table-row>
          <table:table-cell office:value-type="string">
            <text:p>react-native-community/react-native-svg</text:p>
          </table:table-cell>
          <table:table-cell office:value-type="string">
            <text:p>active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0" office:value-type="float"/>
          <table:table-cell office:value="1.7085969620594323" office:value-type="float"/>
        </table:table-row>
        <table:table-row>
          <table:table-cell office:value-type="string">
            <text:p>fibjs/fibjs</text:p>
          </table:table-cell>
          <table:table-cell office:value-type="string">
            <text:p>active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</table:table-row>
        <table:table-row>
          <table:table-cell office:value-type="string">
            <text:p>laravel/homestead</text:p>
          </table:table-cell>
          <table:table-cell office:value-type="string">
            <text:p>active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0" office:value-type="float"/>
          <table:table-cell office:value="1.6980690353778736" office:value-type="float"/>
        </table:table-row>
        <table:table-row>
          <table:table-cell office:value-type="string">
            <text:p>getsentry/raven-js</text:p>
          </table:table-cell>
          <table:table-cell office:value-type="string">
            <text:p>active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0" office:value-type="float"/>
          <table:table-cell office:value="1.699431571107176" office:value-type="float"/>
        </table:table-row>
        <table:table-row>
          <table:table-cell office:value-type="string">
            <text:p>FreeRDP/FreeRDP</text:p>
          </table:table-cell>
          <table:table-cell office:value-type="string">
            <text:p>active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0" office:value-type="float"/>
          <table:table-cell office:value="1.6970725222620553" office:value-type="float"/>
        </table:table-row>
        <table:table-row>
          <table:table-cell office:value-type="string">
            <text:p>neon-bindings/neon</text:p>
          </table:table-cell>
          <table:table-cell office:value-type="string">
            <text:p>active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0" office:value-type="float"/>
          <table:table-cell office:value="1.7245878820990215" office:value-type="float"/>
        </table:table-row>
        <table:table-row>
          <table:table-cell office:value-type="string">
            <text:p>Project-OSRM/osrm-backend</text:p>
          </table:table-cell>
          <table:table-cell office:value-type="string">
            <text:p>active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0" office:value-type="float"/>
          <table:table-cell office:value="1.7247580405571412" office:value-type="float"/>
        </table:table-row>
        <table:table-row>
          <table:table-cell office:value-type="string">
            <text:p>apiaryio/dredd</text:p>
          </table:table-cell>
          <table:table-cell office:value-type="string">
            <text:p>active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0" office:value-type="float"/>
          <table:table-cell office:value="1.703959863171796" office:value-type="float"/>
        </table:table-row>
        <table:table-row>
          <table:table-cell office:value-type="string">
            <text:p>giggsey/libphonenumber-for-php</text:p>
          </table:table-cell>
          <table:table-cell office:value-type="string">
            <text:p>active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0" office:value-type="float"/>
          <table:table-cell office:value="1.7337461406313608" office:value-type="float"/>
        </table:table-row>
        <table:table-row>
          <table:table-cell office:value-type="string">
            <text:p>phalcon/zephir</text:p>
          </table:table-cell>
          <table:table-cell office:value-type="string">
            <text:p>active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0" office:value-type="float"/>
          <table:table-cell office:value="1.7236245821116178" office:value-type="float"/>
        </table:table-row>
        <table:table-row>
          <table:table-cell office:value-type="string">
            <text:p>Dash-Industry-Forum/dash.js</text:p>
          </table:table-cell>
          <table:table-cell office:value-type="string">
            <text:p>active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0" office:value-type="float"/>
          <table:table-cell office:value="1.6984571820817076" office:value-type="float"/>
        </table:table-row>
        <table:table-row>
          <table:table-cell office:value-type="string">
            <text:p>SeleniumHQ/docker-selenium</text:p>
          </table:table-cell>
          <table:table-cell office:value-type="string">
            <text:p>active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0" office:value-type="float"/>
          <table:table-cell office:value="1.714342836538909" office:value-type="float"/>
        </table:table-row>
        <table:table-row>
          <table:table-cell office:value-type="string">
            <text:p>phpro/grumphp</text:p>
          </table:table-cell>
          <table:table-cell office:value-type="string">
            <text:p>active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0" office:value-type="float"/>
          <table:table-cell office:value="1.7147650222307471" office:value-type="float"/>
        </table:table-row>
        <table:table-row>
          <table:table-cell office:value-type="string">
            <text:p>wooorm/alex</text:p>
          </table:table-cell>
          <table:table-cell office:value-type="string">
            <text:p>active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0" office:value-type="float"/>
          <table:table-cell office:value="1.7157924540263092" office:value-type="float"/>
        </table:table-row>
        <table:table-row>
          <table:table-cell office:value-type="string">
            <text:p>googlevr/gvr-unity-sdk</text:p>
          </table:table-cell>
          <table:table-cell office:value-type="string">
            <text:p>active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0" office:value-type="float"/>
          <table:table-cell office:value="1.6812956420985081" office:value-type="float"/>
        </table:table-row>
        <table:table-row>
          <table:table-cell office:value-type="string">
            <text:p>sqlectron/sqlectron-gui</text:p>
          </table:table-cell>
          <table:table-cell office:value-type="string">
            <text:p>active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0" office:value-type="float"/>
          <table:table-cell office:value="1.6876092678305192" office:value-type="float"/>
        </table:table-row>
        <table:table-row>
          <table:table-cell office:value-type="string">
            <text:p>hickford/MechanicalSoup</text:p>
          </table:table-cell>
          <table:table-cell office:value-type="string">
            <text:p>active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0" office:value-type="float"/>
          <table:table-cell office:value="1.7142394504593397" office:value-type="float"/>
        </table:table-row>
        <table:table-row>
          <table:table-cell office:value-type="string">
            <text:p>froala/wysiwyg-editor</text:p>
          </table:table-cell>
          <table:table-cell office:value-type="string">
            <text:p>active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0" office:value-type="float"/>
          <table:table-cell office:value="1.693812052905684" office:value-type="float"/>
        </table:table-row>
        <table:table-row>
          <table:table-cell office:value-type="string">
            <text:p>jhnns/rewire</text:p>
          </table:table-cell>
          <table:table-cell office:value-type="string">
            <text:p>activ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0" office:value-type="float"/>
          <table:table-cell office:value="1.6995410431861426" office:value-type="float"/>
        </table:table-row>
        <table:table-row>
          <table:table-cell office:value-type="string">
            <text:p>maximebf/php-debugbar</text:p>
          </table:table-cell>
          <table:table-cell office:value-type="string">
            <text:p>active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0" office:value-type="float"/>
          <table:table-cell office:value="1.6926775290159424" office:value-type="float"/>
        </table:table-row>
        <table:table-row>
          <table:table-cell office:value-type="string">
            <text:p>sschmid/Entitas-CSharp</text:p>
          </table:table-cell>
          <table:table-cell office:value-type="string">
            <text:p>active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0" office:value-type="float"/>
          <table:table-cell office:value="1.6867964390080896" office:value-type="float"/>
        </table:table-row>
        <table:table-row>
          <table:table-cell office:value-type="string">
            <text:p>honestbleeps/Reddit-Enhancement-Suite</text:p>
          </table:table-cell>
          <table:table-cell office:value-type="string">
            <text:p>activ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0" office:value-type="float"/>
          <table:table-cell office:value="1.682320545746737" office:value-type="float"/>
        </table:table-row>
        <table:table-row>
          <table:table-cell office:value-type="string">
            <text:p>termux/termux-app</text:p>
          </table:table-cell>
          <table:table-cell office:value-type="string">
            <text:p>active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0" office:value-type="float"/>
          <table:table-cell office:value="1.672935925301837" office:value-type="float"/>
        </table:table-row>
        <table:table-row>
          <table:table-cell office:value-type="string">
            <text:p>devxoul/Then</text:p>
          </table:table-cell>
          <table:table-cell office:value-type="string">
            <text:p>active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0" office:value-type="float"/>
          <table:table-cell office:value="1.7352014424741151" office:value-type="float"/>
        </table:table-row>
        <table:table-row>
          <table:table-cell office:value-type="string">
            <text:p>libretro/RetroArch</text:p>
          </table:table-cell>
          <table:table-cell office:value-type="string">
            <text:p>active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0" office:value-type="float"/>
          <table:table-cell office:value="1.6780155311593954" office:value-type="float"/>
        </table:table-row>
        <table:table-row>
          <table:table-cell office:value-type="string">
            <text:p>star7th/showdoc</text:p>
          </table:table-cell>
          <table:table-cell office:value-type="string">
            <text:p>active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</table:table-row>
        <table:table-row>
          <table:table-cell office:value-type="string">
            <text:p>3lvis/Sync</text:p>
          </table:table-cell>
          <table:table-cell office:value-type="string">
            <text:p>active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0" office:value-type="float"/>
          <table:table-cell office:value="1.7287164873020773" office:value-type="float"/>
        </table:table-row>
        <table:table-row>
          <table:table-cell office:value-type="string">
            <text:p>dlew/joda-time-android</text:p>
          </table:table-cell>
          <table:table-cell office:value-type="string">
            <text:p>active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0" office:value-type="float"/>
          <table:table-cell office:value="1.6895013187492023" office:value-type="float"/>
        </table:table-row>
        <table:table-row>
          <table:table-cell office:value-type="string">
            <text:p>qmk/qmk_firmware</text:p>
          </table:table-cell>
          <table:table-cell office:value-type="string">
            <text:p>activ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0" office:value-type="float"/>
          <table:table-cell office:value="1.700673245710439" office:value-type="float"/>
        </table:table-row>
        <table:table-row>
          <table:table-cell office:value-type="string">
            <text:p>mikepenz/FastAdapter</text:p>
          </table:table-cell>
          <table:table-cell office:value-type="string">
            <text:p>active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0" office:value-type="float"/>
          <table:table-cell office:value="1.73889937525306" office:value-type="float"/>
        </table:table-row>
        <table:table-row>
          <table:table-cell office:value-type="string">
            <text:p>dokan-dev/dokany</text:p>
          </table:table-cell>
          <table:table-cell office:value-type="string">
            <text:p>active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0" office:value-type="float"/>
          <table:table-cell office:value="1.7014313432674282" office:value-type="float"/>
        </table:table-row>
        <table:table-row>
          <table:table-cell office:value-type="string">
            <text:p>wbotelhos/raty</text:p>
          </table:table-cell>
          <table:table-cell office:value-type="string">
            <text:p>active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0" office:value-type="float"/>
          <table:table-cell office:value="1.6428371420804813" office:value-type="float"/>
        </table:table-row>
        <table:table-row>
          <table:table-cell office:value-type="string">
            <text:p>nopSolutions/nopCommerce</text:p>
          </table:table-cell>
          <table:table-cell office:value-type="string">
            <text:p>activ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0" office:value-type="float"/>
          <table:table-cell office:value="1.6789682137009099" office:value-type="float"/>
        </table:table-row>
        <table:table-row>
          <table:table-cell office:value-type="string">
            <text:p>aspnet/KestrelHttpServer</text:p>
          </table:table-cell>
          <table:table-cell office:value-type="string">
            <text:p>active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0" office:value-type="float"/>
          <table:table-cell office:value="1.7130516241162146" office:value-type="float"/>
        </table:table-row>
        <table:table-row>
          <table:table-cell office:value-type="string">
            <text:p>ueberauth/guardian</text:p>
          </table:table-cell>
          <table:table-cell office:value-type="string">
            <text:p>active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0" office:value-type="float"/>
          <table:table-cell office:value="1.7039280546215956" office:value-type="float"/>
        </table:table-row>
        <table:table-row>
          <table:table-cell office:value-type="string">
            <text:p>emacs-helm/helm</text:p>
          </table:table-cell>
          <table:table-cell office:value-type="string">
            <text:p>active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0" office:value-type="float"/>
          <table:table-cell office:value="1.7141325736068427" office:value-type="float"/>
        </table:table-row>
        <table:table-row>
          <table:table-cell office:value-type="string">
            <text:p>dmfay/massive-js</text:p>
          </table:table-cell>
          <table:table-cell office:value-type="string">
            <text:p>active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0" office:value-type="float"/>
          <table:table-cell office:value="1.6836473648052372" office:value-type="float"/>
        </table:table-row>
        <table:table-row>
          <table:table-cell office:value-type="string">
            <text:p>PrismLibrary/Prism</text:p>
          </table:table-cell>
          <table:table-cell office:value-type="string">
            <text:p>active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0" office:value-type="float"/>
          <table:table-cell office:value="1.6994638248405334" office:value-type="float"/>
        </table:table-row>
        <table:table-row>
          <table:table-cell office:value-type="string">
            <text:p>iron-io/functions</text:p>
          </table:table-cell>
          <table:table-cell office:value-type="string">
            <text:p>active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0" office:value-type="float"/>
          <table:table-cell office:value="1.6919258897054208" office:value-type="float"/>
        </table:table-row>
        <table:table-row>
          <table:table-cell office:value-type="string">
            <text:p>pornel/pngquant</text:p>
          </table:table-cell>
          <table:table-cell office:value-type="string">
            <text:p>active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0" office:value-type="float"/>
          <table:table-cell office:value="1.7287921422100119" office:value-type="float"/>
        </table:table-row>
        <table:table-row>
          <table:table-cell office:value-type="string">
            <text:p>RichardKnop/machinery</text:p>
          </table:table-cell>
          <table:table-cell office:value-type="string">
            <text:p>active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0" office:value-type="float"/>
          <table:table-cell office:value="1.7453138225353009" office:value-type="float"/>
        </table:table-row>
        <table:table-row>
          <table:table-cell office:value-type="string">
            <text:p>hhatto/autopep8</text:p>
          </table:table-cell>
          <table:table-cell office:value-type="string">
            <text:p>active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0" office:value-type="float"/>
          <table:table-cell office:value="1.7164615107750794" office:value-type="float"/>
        </table:table-row>
        <table:table-row>
          <table:table-cell office:value-type="string">
            <text:p>TimOliver/TOCropViewController</text:p>
          </table:table-cell>
          <table:table-cell office:value-type="string">
            <text:p>active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0" office:value-type="float"/>
          <table:table-cell office:value="1.6639073625272232" office:value-type="float"/>
        </table:table-row>
        <table:table-row>
          <table:table-cell office:value-type="string">
            <text:p>WebAssembly/binaryen</text:p>
          </table:table-cell>
          <table:table-cell office:value-type="string">
            <text:p>active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0" office:value-type="float"/>
          <table:table-cell office:value="1.701718825804504" office:value-type="float"/>
        </table:table-row>
        <table:table-row>
          <table:table-cell office:value-type="string">
            <text:p>VirusTotal/yara</text:p>
          </table:table-cell>
          <table:table-cell office:value-type="string">
            <text:p>active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0" office:value-type="float"/>
          <table:table-cell office:value="1.6996174970589153" office:value-type="float"/>
        </table:table-row>
        <table:table-row>
          <table:table-cell office:value-type="string">
            <text:p>go-swagger/go-swagger</text:p>
          </table:table-cell>
          <table:table-cell office:value-type="string">
            <text:p>active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0" office:value-type="float"/>
          <table:table-cell office:value="1.6796027502979227" office:value-type="float"/>
        </table:table-row>
        <table:table-row>
          <table:table-cell office:value-type="string">
            <text:p>material-components/material-components-ios</text:p>
          </table:table-cell>
          <table:table-cell office:value-type="string">
            <text:p>active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0" office:value-type="float"/>
          <table:table-cell office:value="1.696793493980994" office:value-type="float"/>
        </table:table-row>
        <table:table-row>
          <table:table-cell office:value-type="string">
            <text:p>graphql-java/graphql-java</text:p>
          </table:table-cell>
          <table:table-cell office:value-type="string">
            <text:p>active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0" office:value-type="float"/>
          <table:table-cell office:value="1.6899135806841814" office:value-type="float"/>
        </table:table-row>
        <table:table-row>
          <table:table-cell office:value-type="string">
            <text:p>jpillora/chisel</text:p>
          </table:table-cell>
          <table:table-cell office:value-type="string">
            <text:p>active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0" office:value-type="float"/>
          <table:table-cell office:value="1.6381104235762338" office:value-type="float"/>
        </table:table-row>
        <table:table-row>
          <table:table-cell office:value-type="string">
            <text:p>PHP-FFMpeg/PHP-FFMpeg</text:p>
          </table:table-cell>
          <table:table-cell office:value-type="string">
            <text:p>active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0" office:value-type="float"/>
          <table:table-cell office:value="1.7240901848594936" office:value-type="float"/>
        </table:table-row>
        <table:table-row>
          <table:table-cell office:value-type="string">
            <text:p>buttercup/buttercup-desktop</text:p>
          </table:table-cell>
          <table:table-cell office:value-type="string">
            <text:p>active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0" office:value-type="float"/>
          <table:table-cell office:value="1.6890005232819965" office:value-type="float"/>
        </table:table-row>
        <table:table-row>
          <table:table-cell office:value-type="string">
            <text:p>oliviertassinari/react-swipeable-views</text:p>
          </table:table-cell>
          <table:table-cell office:value-type="string">
            <text:p>active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0" office:value-type="float"/>
          <table:table-cell office:value="1.708649638168681" office:value-type="float"/>
        </table:table-row>
        <table:table-row>
          <table:table-cell office:value-type="string">
            <text:p>frida/frida</text:p>
          </table:table-cell>
          <table:table-cell office:value-type="string">
            <text:p>active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0" office:value-type="float"/>
          <table:table-cell office:value="1.730474179773309" office:value-type="float"/>
        </table:table-row>
        <table:table-row>
          <table:table-cell office:value-type="string">
            <text:p>mikepenz/AboutLibraries</text:p>
          </table:table-cell>
          <table:table-cell office:value-type="string">
            <text:p>active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0" office:value-type="float"/>
          <table:table-cell office:value="1.6893625949061" office:value-type="float"/>
        </table:table-row>
        <table:table-row>
          <table:table-cell office:value-type="string">
            <text:p>twitter/util</text:p>
          </table:table-cell>
          <table:table-cell office:value-type="string">
            <text:p>active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</table:table-row>
        <table:table-row>
          <table:table-cell office:value-type="string">
            <text:p>shogun-toolbox/shogun</text:p>
          </table:table-cell>
          <table:table-cell office:value-type="string">
            <text:p>active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0" office:value-type="float"/>
          <table:table-cell office:value="1.7106628729099236" office:value-type="float"/>
        </table:table-row>
        <table:table-row>
          <table:table-cell office:value-type="string">
            <text:p>ngx-translate/core</text:p>
          </table:table-cell>
          <table:table-cell office:value-type="string">
            <text:p>activ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0" office:value-type="float"/>
          <table:table-cell office:value="1.7379208025462691" office:value-type="float"/>
        </table:table-row>
        <table:table-row>
          <table:table-cell office:value-type="string">
            <text:p>stuyam/pressure</text:p>
          </table:table-cell>
          <table:table-cell office:value-type="string">
            <text:p>activ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50345218657068" office:value-type="float"/>
        </table:table-row>
        <table:table-row>
          <table:table-cell office:value-type="string">
            <text:p>mapnik/mapnik</text:p>
          </table:table-cell>
          <table:table-cell office:value-type="string">
            <text:p>active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0" office:value-type="float"/>
          <table:table-cell office:value="1.7041204501631109" office:value-type="float"/>
        </table:table-row>
        <table:table-row>
          <table:table-cell office:value-type="string">
            <text:p>google/shaka-player</text:p>
          </table:table-cell>
          <table:table-cell office:value-type="string">
            <text:p>active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0" office:value-type="float"/>
          <table:table-cell office:value="1.676783040979423" office:value-type="float"/>
        </table:table-row>
        <table:table-row>
          <table:table-cell office:value-type="string">
            <text:p>cryptomator/cryptomator</text:p>
          </table:table-cell>
          <table:table-cell office:value-type="string">
            <text:p>active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0" office:value-type="float"/>
          <table:table-cell office:value="1.7112380129157583" office:value-type="float"/>
        </table:table-row>
        <table:table-row>
          <table:table-cell office:value-type="string">
            <text:p>ThingEngineer/PHP-MySQLi-Database-Class</text:p>
          </table:table-cell>
          <table:table-cell office:value-type="string">
            <text:p>active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0" office:value-type="float"/>
          <table:table-cell office:value="1.6846234504603614" office:value-type="float"/>
        </table:table-row>
        <table:table-row>
          <table:table-cell office:value-type="string">
            <text:p>ruslanskorb/RSKImageCropper</text:p>
          </table:table-cell>
          <table:table-cell office:value-type="string">
            <text:p>active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</table:table-row>
        <table:table-row>
          <table:table-cell office:value-type="string">
            <text:p>meandmax/lory</text:p>
          </table:table-cell>
          <table:table-cell office:value-type="string">
            <text:p>active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0" office:value-type="float"/>
          <table:table-cell office:value="1.7222950468088003" office:value-type="float"/>
        </table:table-row>
        <table:table-row>
          <table:table-cell office:value-type="string">
            <text:p>ppwwyyxx/tensorpack</text:p>
          </table:table-cell>
          <table:table-cell office:value-type="string">
            <text:p>active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0" office:value-type="float"/>
          <table:table-cell office:value="1.7261775541838829" office:value-type="float"/>
        </table:table-row>
        <table:table-row>
          <table:table-cell office:value-type="string">
            <text:p>kpumuk/meta-tags</text:p>
          </table:table-cell>
          <table:table-cell office:value-type="string">
            <text:p>active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0" office:value-type="float"/>
          <table:table-cell office:value="1.6778025357163553" office:value-type="float"/>
        </table:table-row>
        <table:table-row>
          <table:table-cell office:value-type="string">
            <text:p>streamlink/streamlink</text:p>
          </table:table-cell>
          <table:table-cell office:value-type="string">
            <text:p>active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0" office:value-type="float"/>
          <table:table-cell office:value="1.701078806016059" office:value-type="float"/>
        </table:table-row>
        <table:table-row>
          <table:table-cell office:value-type="string">
            <text:p>Netflix/ribbon</text:p>
          </table:table-cell>
          <table:table-cell office:value-type="string">
            <text:p>active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0" office:value-type="float"/>
          <table:table-cell office:value="1.688543866498639" office:value-type="float"/>
        </table:table-row>
        <table:table-row>
          <table:table-cell office:value-type="string">
            <text:p>vitalets/angular-xeditable</text:p>
          </table:table-cell>
          <table:table-cell office:value-type="string">
            <text:p>activ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0" office:value-type="float"/>
          <table:table-cell office:value="1.718668229929973" office:value-type="float"/>
        </table:table-row>
        <table:table-row>
          <table:table-cell office:value-type="string">
            <text:p>phpseclib/phpseclib</text:p>
          </table:table-cell>
          <table:table-cell office:value-type="string">
            <text:p>active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</table:table-row>
        <table:table-row>
          <table:table-cell office:value-type="string">
            <text:p>mongodb/mongo-java-driver</text:p>
          </table:table-cell>
          <table:table-cell office:value-type="string">
            <text:p>active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0" office:value-type="float"/>
          <table:table-cell office:value="1.6771012189101797" office:value-type="float"/>
        </table:table-row>
        <table:table-row>
          <table:table-cell office:value-type="string">
            <text:p>junit-team/junit5</text:p>
          </table:table-cell>
          <table:table-cell office:value-type="string">
            <text:p>active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0" office:value-type="float"/>
          <table:table-cell office:value="1.7008613453253225" office:value-type="float"/>
        </table:table-row>
        <table:table-row>
          <table:table-cell office:value-type="string">
            <text:p>CMB2/CMB2</text:p>
          </table:table-cell>
          <table:table-cell office:value-type="string">
            <text:p>active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0" office:value-type="float"/>
          <table:table-cell office:value="1.6775821544731961" office:value-type="float"/>
        </table:table-row>
        <table:table-row>
          <table:table-cell office:value-type="string">
            <text:p>jenssegers/agent</text:p>
          </table:table-cell>
          <table:table-cell office:value-type="string">
            <text:p>active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037464501331572" office:value-type="float"/>
        </table:table-row>
        <table:table-row>
          <table:table-cell office:value-type="string">
            <text:p>snabbco/snabb</text:p>
          </table:table-cell>
          <table:table-cell office:value-type="string">
            <text:p>active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0" office:value-type="float"/>
          <table:table-cell office:value="1.6959518324763554" office:value-type="float"/>
        </table:table-row>
        <table:table-row>
          <table:table-cell office:value-type="string">
            <text:p>rubygems/rubygems</text:p>
          </table:table-cell>
          <table:table-cell office:value-type="string">
            <text:p>active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0" office:value-type="float"/>
          <table:table-cell office:value="1.724614203837422" office:value-type="float"/>
        </table:table-row>
        <table:table-row>
          <table:table-cell office:value-type="string">
            <text:p>raphw/byte-buddy</text:p>
          </table:table-cell>
          <table:table-cell office:value-type="string">
            <text:p>active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0" office:value-type="float"/>
          <table:table-cell office:value="1.726798359847411" office:value-type="float"/>
        </table:table-row>
        <table:table-row>
          <table:table-cell office:value-type="string">
            <text:p>spatie/laravel-medialibrary</text:p>
          </table:table-cell>
          <table:table-cell office:value-type="string">
            <text:p>active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0" office:value-type="float"/>
          <table:table-cell office:value="1.689819167591272" office:value-type="float"/>
        </table:table-row>
        <table:table-row>
          <table:table-cell office:value-type="string">
            <text:p>webonyx/graphql-php</text:p>
          </table:table-cell>
          <table:table-cell office:value-type="string">
            <text:p>active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0" office:value-type="float"/>
          <table:table-cell office:value="1.689814798676496" office:value-type="float"/>
        </table:table-row>
        <table:table-row>
          <table:table-cell office:value-type="string">
            <text:p>spotify/helios</text:p>
          </table:table-cell>
          <table:table-cell office:value-type="string">
            <text:p>active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0" office:value-type="float"/>
          <table:table-cell office:value="1.7176266514826601" office:value-type="float"/>
        </table:table-row>
        <table:table-row>
          <table:table-cell office:value-type="string">
            <text:p>kubernetes/heapster</text:p>
          </table:table-cell>
          <table:table-cell office:value-type="string">
            <text:p>active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0" office:value-type="float"/>
          <table:table-cell office:value="1.7436517274616343" office:value-type="float"/>
        </table:table-row>
        <table:table-row>
          <table:table-cell office:value-type="string">
            <text:p>cleanflight/cleanflight</text:p>
          </table:table-cell>
          <table:table-cell office:value-type="string">
            <text:p>active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0" office:value-type="float"/>
          <table:table-cell office:value="1.687902265300364" office:value-type="float"/>
        </table:table-row>
        <table:table-row>
          <table:table-cell office:value-type="string">
            <text:p>mRemoteNG/mRemoteNG</text:p>
          </table:table-cell>
          <table:table-cell office:value-type="string">
            <text:p>active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0" office:value-type="float"/>
          <table:table-cell office:value="1.7102794468228264" office:value-type="float"/>
        </table:table-row>
        <table:table-row>
          <table:table-cell office:value-type="string">
            <text:p>ninject/Ninject</text:p>
          </table:table-cell>
          <table:table-cell office:value-type="string">
            <text:p>active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0" office:value-type="float"/>
          <table:table-cell office:value="1.707130763575951" office:value-type="float"/>
        </table:table-row>
        <table:table-row>
          <table:table-cell office:value-type="string">
            <text:p>louthy/language-ext</text:p>
          </table:table-cell>
          <table:table-cell office:value-type="string">
            <text:p>active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0" office:value-type="float"/>
          <table:table-cell office:value="1.7023186903098284" office:value-type="float"/>
        </table:table-row>
        <table:table-row>
          <table:table-cell office:value-type="string">
            <text:p>collectd/collectd</text:p>
          </table:table-cell>
          <table:table-cell office:value-type="string">
            <text:p>active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0" office:value-type="float"/>
          <table:table-cell office:value="1.715710006843575" office:value-type="float"/>
        </table:table-row>
        <table:table-row>
          <table:table-cell office:value-type="string">
            <text:p>bitpay/copay</text:p>
          </table:table-cell>
          <table:table-cell office:value-type="string">
            <text:p>active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0" office:value-type="float"/>
          <table:table-cell office:value="1.6955950782616693" office:value-type="float"/>
        </table:table-row>
        <table:table-row>
          <table:table-cell office:value-type="string">
            <text:p>elastic/curator</text:p>
          </table:table-cell>
          <table:table-cell office:value-type="string">
            <text:p>active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0" office:value-type="float"/>
          <table:table-cell office:value="1.7343002313671634" office:value-type="float"/>
        </table:table-row>
        <table:table-row>
          <table:table-cell office:value-type="string">
            <text:p>javiereguiluz/EasyAdminBundle</text:p>
          </table:table-cell>
          <table:table-cell office:value-type="string">
            <text:p>activ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0" office:value-type="float"/>
          <table:table-cell office:value="1.6850957089419958" office:value-type="float"/>
        </table:table-row>
        <table:table-row>
          <table:table-cell office:value-type="string">
            <text:p>itinance/react-native-fs</text:p>
          </table:table-cell>
          <table:table-cell office:value-type="string">
            <text:p>active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0" office:value-type="float"/>
          <table:table-cell office:value="1.720610318582446" office:value-type="float"/>
        </table:table-row>
        <table:table-row>
          <table:table-cell office:value-type="string">
            <text:p>jcubic/jquery.terminal</text:p>
          </table:table-cell>
          <table:table-cell office:value-type="string">
            <text:p>active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0" office:value-type="float"/>
          <table:table-cell office:value="1.6632861263817698" office:value-type="float"/>
        </table:table-row>
        <table:table-row>
          <table:table-cell office:value-type="string">
            <text:p>astrada/google-drive-ocamlfuse</text:p>
          </table:table-cell>
          <table:table-cell office:value-type="string">
            <text:p>activ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0" office:value-type="float"/>
          <table:table-cell office:value="1.715939521409292" office:value-type="float"/>
        </table:table-row>
        <table:table-row>
          <table:table-cell office:value-type="string">
            <text:p>darktable-org/darktable</text:p>
          </table:table-cell>
          <table:table-cell office:value-type="string">
            <text:p>activ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0" office:value-type="float"/>
          <table:table-cell office:value="1.7023959008052114" office:value-type="float"/>
        </table:table-row>
        <table:table-row>
          <table:table-cell office:value-type="string">
            <text:p>rhysd/NyaoVim</text:p>
          </table:table-cell>
          <table:table-cell office:value-type="string">
            <text:p>active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0" office:value-type="float"/>
          <table:table-cell office:value="1.7355288471595889" office:value-type="float"/>
        </table:table-row>
        <table:table-row>
          <table:table-cell office:value-type="string">
            <text:p>longitachi/ZLPhotoBrowser</text:p>
          </table:table-cell>
          <table:table-cell office:value-type="string">
            <text:p>active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</table:table-row>
        <table:table-row>
          <table:table-cell office:value-type="string">
            <text:p>videojs/videojs-contrib-hls</text:p>
          </table:table-cell>
          <table:table-cell office:value-type="string">
            <text:p>active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0" office:value-type="float"/>
          <table:table-cell office:value="1.6767179870301325" office:value-type="float"/>
        </table:table-row>
        <table:table-row>
          <table:table-cell office:value-type="string">
            <text:p>nameko/nameko</text:p>
          </table:table-cell>
          <table:table-cell office:value-type="string">
            <text:p>active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0" office:value-type="float"/>
          <table:table-cell office:value="1.7131285292737177" office:value-type="float"/>
        </table:table-row>
        <table:table-row>
          <table:table-cell office:value-type="string">
            <text:p>samratashok/nishang</text:p>
          </table:table-cell>
          <table:table-cell office:value-type="string">
            <text:p>active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30308952157753" office:value-type="float"/>
        </table:table-row>
        <table:table-row>
          <table:table-cell office:value-type="string">
            <text:p>pre-commit/pre-commit</text:p>
          </table:table-cell>
          <table:table-cell office:value-type="string">
            <text:p>active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0" office:value-type="float"/>
          <table:table-cell office:value="1.6829801957075834" office:value-type="float"/>
        </table:table-row>
        <table:table-row>
          <table:table-cell office:value-type="string">
            <text:p>davidkpiano/react-redux-form</text:p>
          </table:table-cell>
          <table:table-cell office:value-type="string">
            <text:p>active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0" office:value-type="float"/>
          <table:table-cell office:value="1.686214289845652" office:value-type="float"/>
        </table:table-row>
        <table:table-row>
          <table:table-cell office:value-type="string">
            <text:p>tarantool/tarantool</text:p>
          </table:table-cell>
          <table:table-cell office:value-type="string">
            <text:p>active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0" office:value-type="float"/>
          <table:table-cell office:value="1.7452477906171555" office:value-type="float"/>
        </table:table-row>
        <table:table-row>
          <table:table-cell office:value-type="string">
            <text:p>moneyphp/money</text:p>
          </table:table-cell>
          <table:table-cell office:value-type="string">
            <text:p>active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0" office:value-type="float"/>
          <table:table-cell office:value="1.6677759233451246" office:value-type="float"/>
        </table:table-row>
        <table:table-row>
          <table:table-cell office:value-type="string">
            <text:p>NorthwoodsSoftware/GoJS</text:p>
          </table:table-cell>
          <table:table-cell office:value-type="string">
            <text:p>active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0" office:value-type="float"/>
          <table:table-cell office:value="1.6521675819612254" office:value-type="float"/>
        </table:table-row>
        <table:table-row>
          <table:table-cell office:value-type="string">
            <text:p>ReactiveCocoa/ReactiveSwift</text:p>
          </table:table-cell>
          <table:table-cell office:value-type="string">
            <text:p>active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0" office:value-type="float"/>
          <table:table-cell office:value="1.700525193675058" office:value-type="float"/>
        </table:table-row>
        <table:table-row>
          <table:table-cell office:value-type="string">
            <text:p>jssor/slider</text:p>
          </table:table-cell>
          <table:table-cell office:value-type="string">
            <text:p>active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0" office:value-type="float"/>
          <table:table-cell office:value="1.7027725478118791" office:value-type="float"/>
        </table:table-row>
        <table:table-row>
          <table:table-cell office:value-type="string">
            <text:p>graphql-dotnet/graphql-dotnet</text:p>
          </table:table-cell>
          <table:table-cell office:value-type="string">
            <text:p>active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0" office:value-type="float"/>
          <table:table-cell office:value="1.698394282272892" office:value-type="float"/>
        </table:table-row>
        <table:table-row>
          <table:table-cell office:value-type="string">
            <text:p>actionhero/actionhero</text:p>
          </table:table-cell>
          <table:table-cell office:value-type="string">
            <text:p>active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0" office:value-type="float"/>
          <table:table-cell office:value="1.6945509848333384" office:value-type="float"/>
        </table:table-row>
        <table:table-row>
          <table:table-cell office:value-type="string">
            <text:p>drush-ops/drush</text:p>
          </table:table-cell>
          <table:table-cell office:value-type="string">
            <text:p>active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0" office:value-type="float"/>
          <table:table-cell office:value="1.6748637352625981" office:value-type="float"/>
        </table:table-row>
        <table:table-row>
          <table:table-cell office:value-type="string">
            <text:p>laracasts/Laravel-5-Generators-Extended</text:p>
          </table:table-cell>
          <table:table-cell office:value-type="string">
            <text:p>active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260620379032363" office:value-type="float"/>
        </table:table-row>
        <table:table-row>
          <table:table-cell office:value-type="string">
            <text:p>jarun/Buku</text:p>
          </table:table-cell>
          <table:table-cell office:value-type="string">
            <text:p>active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0" office:value-type="float"/>
          <table:table-cell office:value="1.6998203781547725" office:value-type="float"/>
        </table:table-row>
        <table:table-row>
          <table:table-cell office:value-type="string">
            <text:p>linkedin/pinot</text:p>
          </table:table-cell>
          <table:table-cell office:value-type="string">
            <text:p>active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0" office:value-type="float"/>
          <table:table-cell office:value="1.7101684536605088" office:value-type="float"/>
        </table:table-row>
        <table:table-row>
          <table:table-cell office:value-type="string">
            <text:p>nutzam/nutz</text:p>
          </table:table-cell>
          <table:table-cell office:value-type="string">
            <text:p>active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</table:table-row>
        <table:table-row>
          <table:table-cell office:value-type="string">
            <text:p>sheerun/vim-polyglot</text:p>
          </table:table-cell>
          <table:table-cell office:value-type="string">
            <text:p>active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0" office:value-type="float"/>
          <table:table-cell office:value="1.6902929926208556" office:value-type="float"/>
        </table:table-row>
        <table:table-row>
          <table:table-cell office:value-type="string">
            <text:p>Zewo/Zewo</text:p>
          </table:table-cell>
          <table:table-cell office:value-type="string">
            <text:p>active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0" office:value-type="float"/>
          <table:table-cell office:value="1.7092902068117473" office:value-type="float"/>
        </table:table-row>
        <table:table-row>
          <table:table-cell office:value-type="string">
            <text:p>postcss/postcss-loader</text:p>
          </table:table-cell>
          <table:table-cell office:value-type="string">
            <text:p>active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0" office:value-type="float"/>
          <table:table-cell office:value="1.7136773001598609" office:value-type="float"/>
        </table:table-row>
        <table:table-row>
          <table:table-cell office:value-type="string">
            <text:p>DamnWidget/anaconda</text:p>
          </table:table-cell>
          <table:table-cell office:value-type="string">
            <text:p>active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0" office:value-type="float"/>
          <table:table-cell office:value="1.6772303077941066" office:value-type="float"/>
        </table:table-row>
        <table:table-row>
          <table:table-cell office:value-type="string">
            <text:p>qTox/qTox</text:p>
          </table:table-cell>
          <table:table-cell office:value-type="string">
            <text:p>active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0" office:value-type="float"/>
          <table:table-cell office:value="1.7109687160327074" office:value-type="float"/>
        </table:table-row>
        <table:table-row>
          <table:table-cell office:value-type="string">
            <text:p>php-curl-class/php-curl-class</text:p>
          </table:table-cell>
          <table:table-cell office:value-type="string">
            <text:p>active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0" office:value-type="float"/>
          <table:table-cell office:value="1.7227962930247953" office:value-type="float"/>
        </table:table-row>
        <table:table-row>
          <table:table-cell office:value-type="string">
            <text:p>CorsixTH/CorsixTH</text:p>
          </table:table-cell>
          <table:table-cell office:value-type="string">
            <text:p>active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0" office:value-type="float"/>
          <table:table-cell office:value="1.7090319645677723" office:value-type="float"/>
        </table:table-row>
        <table:table-row>
          <table:table-cell office:value-type="string">
            <text:p>Microsoft/ELL</text:p>
          </table:table-cell>
          <table:table-cell office:value-type="string">
            <text:p>active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0" office:value-type="float"/>
          <table:table-cell office:value="1.745276459982578" office:value-type="float"/>
        </table:table-row>
        <table:table-row>
          <table:table-cell office:value-type="string">
            <text:p>espressif/esptool</text:p>
          </table:table-cell>
          <table:table-cell office:value-type="string">
            <text:p>active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0" office:value-type="float"/>
          <table:table-cell office:value="1.7149936259014116" office:value-type="float"/>
        </table:table-row>
        <table:table-row>
          <table:table-cell office:value-type="string">
            <text:p>pwittchen/ReactiveNetwork</text:p>
          </table:table-cell>
          <table:table-cell office:value-type="string">
            <text:p>active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0" office:value-type="float"/>
          <table:table-cell office:value="1.7148241996046567" office:value-type="float"/>
        </table:table-row>
        <table:table-row>
          <table:table-cell office:value-type="string">
            <text:p>mit-nlp/MITIE</text:p>
          </table:table-cell>
          <table:table-cell office:value-type="string">
            <text:p>activ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0" office:value-type="float"/>
          <table:table-cell office:value="1.7048093378313505" office:value-type="float"/>
        </table:table-row>
        <table:table-row>
          <table:table-cell office:value-type="string">
            <text:p>htacg/tidy-html5</text:p>
          </table:table-cell>
          <table:table-cell office:value-type="string">
            <text:p>active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0" office:value-type="float"/>
          <table:table-cell office:value="1.683919654302465" office:value-type="float"/>
        </table:table-row>
        <table:table-row>
          <table:table-cell office:value-type="string">
            <text:p>solidusio/solidus</text:p>
          </table:table-cell>
          <table:table-cell office:value-type="string">
            <text:p>active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0" office:value-type="float"/>
          <table:table-cell office:value="1.7029079778504492" office:value-type="float"/>
        </table:table-row>
        <table:table-row>
          <table:table-cell office:value-type="string">
            <text:p>netguru/ResponseDetective</text:p>
          </table:table-cell>
          <table:table-cell office:value-type="string">
            <text:p>a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320930776156075" office:value-type="float"/>
        </table:table-row>
        <table:table-row>
          <table:table-cell office:value-type="string">
            <text:p>jwilder/dockerize</text:p>
          </table:table-cell>
          <table:table-cell office:value-type="string">
            <text:p>activ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0" office:value-type="float"/>
          <table:table-cell office:value="1.707973729199125" office:value-type="float"/>
        </table:table-row>
        <table:table-row>
          <table:table-cell office:value-type="string">
            <text:p>mirumee/saleor</text:p>
          </table:table-cell>
          <table:table-cell office:value-type="string">
            <text:p>active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0" office:value-type="float"/>
          <table:table-cell office:value="1.7107358976942493" office:value-type="float"/>
        </table:table-row>
        <table:table-row>
          <table:table-cell office:value-type="string">
            <text:p>hyperhq/hyperd</text:p>
          </table:table-cell>
          <table:table-cell office:value-type="string">
            <text:p>active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</table:table-row>
        <table:table-row>
          <table:table-cell office:value-type="string">
            <text:p>jMonkeyEngine/jmonkeyengine</text:p>
          </table:table-cell>
          <table:table-cell office:value-type="string">
            <text:p>activ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0" office:value-type="float"/>
          <table:table-cell office:value="1.6770582423508418" office:value-type="float"/>
        </table:table-row>
        <table:table-row>
          <table:table-cell office:value-type="string">
            <text:p>PHPSocialNetwork/phpfastcache</text:p>
          </table:table-cell>
          <table:table-cell office:value-type="string">
            <text:p>activ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0" office:value-type="float"/>
          <table:table-cell office:value="1.6626086714513917" office:value-type="float"/>
        </table:table-row>
        <table:table-row>
          <table:table-cell office:value-type="string">
            <text:p>GoogleCloudPlatform/google-cloud-node</text:p>
          </table:table-cell>
          <table:table-cell office:value-type="string">
            <text:p>activ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0" office:value-type="float"/>
          <table:table-cell office:value="1.7095045960798063" office:value-type="float"/>
        </table:table-row>
        <table:table-row>
          <table:table-cell office:value-type="string">
            <text:p>FriendsOfSymfony/FOSRestBundle</text:p>
          </table:table-cell>
          <table:table-cell office:value-type="string">
            <text:p>activ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0" office:value-type="float"/>
          <table:table-cell office:value="1.6901425599948547" office:value-type="float"/>
        </table:table-row>
        <table:table-row>
          <table:table-cell office:value-type="string">
            <text:p>SixLabors/ImageSharp</text:p>
          </table:table-cell>
          <table:table-cell office:value-type="string">
            <text:p>active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0" office:value-type="float"/>
          <table:table-cell office:value="1.7089617530939085" office:value-type="float"/>
        </table:table-row>
        <table:table-row>
          <table:table-cell office:value-type="string">
            <text:p>mysticatea/npm-run-all</text:p>
          </table:table-cell>
          <table:table-cell office:value-type="string">
            <text:p>active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0" office:value-type="float"/>
          <table:table-cell office:value="1.6724349881535328" office:value-type="float"/>
        </table:table-row>
        <table:table-row>
          <table:table-cell office:value-type="string">
            <text:p>Qihoo360/pika</text:p>
          </table:table-cell>
          <table:table-cell office:value-type="string">
            <text:p>active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</table:table-row>
        <table:table-row>
          <table:table-cell office:value-type="string">
            <text:p>verlok/lazyload</text:p>
          </table:table-cell>
          <table:table-cell office:value-type="string">
            <text:p>active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0" office:value-type="float"/>
          <table:table-cell office:value="1.698939838493983" office:value-type="float"/>
        </table:table-row>
        <table:table-row>
          <table:table-cell office:value-type="string">
            <text:p>remiprev/her</text:p>
          </table:table-cell>
          <table:table-cell office:value-type="string">
            <text:p>active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0" office:value-type="float"/>
          <table:table-cell office:value="1.7025600394370954" office:value-type="float"/>
        </table:table-row>
        <table:table-row>
          <table:table-cell office:value-type="string">
            <text:p>wordpress-mobile/WordPress-Android</text:p>
          </table:table-cell>
          <table:table-cell office:value-type="string">
            <text:p>active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0" office:value-type="float"/>
          <table:table-cell office:value="1.682073150712388" office:value-type="float"/>
        </table:table-row>
        <table:table-row>
          <table:table-cell office:value-type="string">
            <text:p>vitaly-t/pg-promise</text:p>
          </table:table-cell>
          <table:table-cell office:value-type="string">
            <text:p>activ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0" office:value-type="float"/>
          <table:table-cell office:value="1.6811103415443476" office:value-type="float"/>
        </table:table-row>
        <table:table-row>
          <table:table-cell office:value-type="string">
            <text:p>vector-im/riot-web</text:p>
          </table:table-cell>
          <table:table-cell office:value-type="string">
            <text:p>active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0" office:value-type="float"/>
          <table:table-cell office:value="1.6823495207390449" office:value-type="float"/>
        </table:table-row>
        <table:table-row>
          <table:table-cell office:value-type="string">
            <text:p>inikulin/parse5</text:p>
          </table:table-cell>
          <table:table-cell office:value-type="string">
            <text:p>active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0" office:value-type="float"/>
          <table:table-cell office:value="1.67691161480168" office:value-type="float"/>
        </table:table-row>
        <table:table-row>
          <table:table-cell office:value-type="string">
            <text:p>azkaban/azkaban</text:p>
          </table:table-cell>
          <table:table-cell office:value-type="string">
            <text:p>active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0" office:value-type="float"/>
          <table:table-cell office:value="1.6970365339997986" office:value-type="float"/>
        </table:table-row>
        <table:table-row>
          <table:table-cell office:value-type="string">
            <text:p>infobyte/faraday</text:p>
          </table:table-cell>
          <table:table-cell office:value-type="string">
            <text:p>active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0" office:value-type="float"/>
          <table:table-cell office:value="1.714469086477094" office:value-type="float"/>
        </table:table-row>
        <table:table-row>
          <table:table-cell office:value-type="string">
            <text:p>Clipy/Clipy</text:p>
          </table:table-cell>
          <table:table-cell office:value-type="string">
            <text:p>active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</table:table-row>
        <table:table-row>
          <table:table-cell office:value-type="string">
            <text:p>lanayotech/vagrant-manager</text:p>
          </table:table-cell>
          <table:table-cell office:value-type="string">
            <text:p>active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0" office:value-type="float"/>
          <table:table-cell office:value="1.7470677685207021" office:value-type="float"/>
        </table:table-row>
        <table:table-row>
          <table:table-cell office:value-type="string">
            <text:p>conan-io/conan</text:p>
          </table:table-cell>
          <table:table-cell office:value-type="string">
            <text:p>active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0" office:value-type="float"/>
          <table:table-cell office:value="1.6618092356829892" office:value-type="float"/>
        </table:table-row>
        <table:table-row>
          <table:table-cell office:value-type="string">
            <text:p>Deletescape-Media/Lawnchair</text:p>
          </table:table-cell>
          <table:table-cell office:value-type="string">
            <text:p>active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0" office:value-type="float"/>
          <table:table-cell office:value="1.6729846814133214" office:value-type="float"/>
        </table:table-row>
        <table:table-row>
          <table:table-cell office:value-type="string">
            <text:p>MediaBrowser/Emby</text:p>
          </table:table-cell>
          <table:table-cell office:value-type="string">
            <text:p>active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0" office:value-type="float"/>
          <table:table-cell office:value="1.7071114131726561" office:value-type="float"/>
        </table:table-row>
        <table:table-row>
          <table:table-cell office:value-type="string">
            <text:p>coleifer/huey</text:p>
          </table:table-cell>
          <table:table-cell office:value-type="string">
            <text:p>active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0" office:value-type="float"/>
          <table:table-cell office:value="1.7051735233038432" office:value-type="float"/>
        </table:table-row>
        <table:table-row>
          <table:table-cell office:value-type="string">
            <text:p>roots/trellis</text:p>
          </table:table-cell>
          <table:table-cell office:value-type="string">
            <text:p>active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0" office:value-type="float"/>
          <table:table-cell office:value="1.6717374827558484" office:value-type="float"/>
        </table:table-row>
        <table:table-row>
          <table:table-cell office:value-type="string">
            <text:p>kimmobrunfeldt/concurrently</text:p>
          </table:table-cell>
          <table:table-cell office:value-type="string">
            <text:p>active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0" office:value-type="float"/>
          <table:table-cell office:value="1.7028295747687714" office:value-type="float"/>
        </table:table-row>
        <table:table-row>
          <table:table-cell office:value-type="string">
            <text:p>PaulLeCam/react-leaflet</text:p>
          </table:table-cell>
          <table:table-cell office:value-type="string">
            <text:p>active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0" office:value-type="float"/>
          <table:table-cell office:value="1.7033428413450409" office:value-type="float"/>
        </table:table-row>
        <table:table-row>
          <table:table-cell office:value-type="string">
            <text:p>LWJGL/lwjgl3</text:p>
          </table:table-cell>
          <table:table-cell office:value-type="string">
            <text:p>active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0" office:value-type="float"/>
          <table:table-cell office:value="1.6824749599944275" office:value-type="float"/>
        </table:table-row>
        <table:table-row>
          <table:table-cell office:value-type="string">
            <text:p>convox/rack</text:p>
          </table:table-cell>
          <table:table-cell office:value-type="string">
            <text:p>active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0" office:value-type="float"/>
          <table:table-cell office:value="1.696436765467377" office:value-type="float"/>
        </table:table-row>
        <table:table-row>
          <table:table-cell office:value-type="string">
            <text:p>nanoc/nanoc</text:p>
          </table:table-cell>
          <table:table-cell office:value-type="string">
            <text:p>active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0" office:value-type="float"/>
          <table:table-cell office:value="1.6878567283191128" office:value-type="float"/>
        </table:table-row>
        <table:table-row>
          <table:table-cell office:value-type="string">
            <text:p>pytransitions/transitions</text:p>
          </table:table-cell>
          <table:table-cell office:value-type="string">
            <text:p>active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0" office:value-type="float"/>
          <table:table-cell office:value="1.7132344549716199" office:value-type="float"/>
        </table:table-row>
        <table:table-row>
          <table:table-cell office:value-type="string">
            <text:p>gotev/android-upload-service</text:p>
          </table:table-cell>
          <table:table-cell office:value-type="string">
            <text:p>activ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0" office:value-type="float"/>
          <table:table-cell office:value="1.7369102055150794" office:value-type="float"/>
        </table:table-row>
        <table:table-row>
          <table:table-cell office:value-type="string">
            <text:p>ionic-team/ionic-native</text:p>
          </table:table-cell>
          <table:table-cell office:value-type="string">
            <text:p>ac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0" office:value-type="float"/>
          <table:table-cell office:value="1.6889054555487337" office:value-type="float"/>
        </table:table-row>
        <table:table-row>
          <table:table-cell office:value-type="string">
            <text:p>sonata-project/SonataAdminBundle</text:p>
          </table:table-cell>
          <table:table-cell office:value-type="string">
            <text:p>activ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0" office:value-type="float"/>
          <table:table-cell office:value="1.6911679251259126" office:value-type="float"/>
        </table:table-row>
        <table:table-row>
          <table:table-cell office:value-type="string">
            <text:p>mlaursen/react-md</text:p>
          </table:table-cell>
          <table:table-cell office:value-type="string">
            <text:p>active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0" office:value-type="float"/>
          <table:table-cell office:value="1.6960870550157452" office:value-type="float"/>
        </table:table-row>
        <table:table-row>
          <table:table-cell office:value-type="string">
            <text:p>PX4/Firmware</text:p>
          </table:table-cell>
          <table:table-cell office:value-type="string">
            <text:p>activ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0" office:value-type="float"/>
          <table:table-cell office:value="1.6898965655481861" office:value-type="float"/>
        </table:table-row>
        <table:table-row>
          <table:table-cell office:value-type="string">
            <text:p>mar10/fancytree</text:p>
          </table:table-cell>
          <table:table-cell office:value-type="string">
            <text:p>activ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0" office:value-type="float"/>
          <table:table-cell office:value="1.7114391620084526" office:value-type="float"/>
        </table:table-row>
        <table:table-row>
          <table:table-cell office:value-type="string">
            <text:p>ruflin/Elastica</text:p>
          </table:table-cell>
          <table:table-cell office:value-type="string">
            <text:p>active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0" office:value-type="float"/>
          <table:table-cell office:value="1.7029876684500334" office:value-type="float"/>
        </table:table-row>
        <table:table-row>
          <table:table-cell office:value-type="string">
            <text:p>slackapi/node-slack-sdk</text:p>
          </table:table-cell>
          <table:table-cell office:value-type="string">
            <text:p>active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0" office:value-type="float"/>
          <table:table-cell office:value="1.7237012430633627" office:value-type="float"/>
        </table:table-row>
        <table:table-row>
          <table:table-cell office:value-type="string">
            <text:p>btraceio/btrace</text:p>
          </table:table-cell>
          <table:table-cell office:value-type="string">
            <text:p>activ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</table:table-row>
        <table:table-row>
          <table:table-cell office:value-type="string">
            <text:p>hkellaway/Gloss</text:p>
          </table:table-cell>
          <table:table-cell office:value-type="string">
            <text:p>active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0" office:value-type="float"/>
          <table:table-cell office:value="1.7259921845957065" office:value-type="float"/>
        </table:table-row>
        <table:table-row>
          <table:table-cell office:value-type="string">
            <text:p>deanoemcke/thegreatsuspender</text:p>
          </table:table-cell>
          <table:table-cell office:value-type="string">
            <text:p>active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0" office:value-type="float"/>
          <table:table-cell office:value="1.66799174055667" office:value-type="float"/>
        </table:table-row>
        <table:table-row>
          <table:table-cell office:value-type="string">
            <text:p>erikdoe/ocmock</text:p>
          </table:table-cell>
          <table:table-cell office:value-type="string">
            <text:p>active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0" office:value-type="float"/>
          <table:table-cell office:value="1.7284903795973743" office:value-type="float"/>
        </table:table-row>
        <table:table-row>
          <table:table-cell office:value-type="string">
            <text:p>TwidereProject/Twidere-Android</text:p>
          </table:table-cell>
          <table:table-cell office:value-type="string">
            <text:p>active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0" office:value-type="float"/>
          <table:table-cell office:value="1.7221416222118742" office:value-type="float"/>
        </table:table-row>
        <table:table-row>
          <table:table-cell office:value-type="string">
            <text:p>mcamara/laravel-localization</text:p>
          </table:table-cell>
          <table:table-cell office:value-type="string">
            <text:p>active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0" office:value-type="float"/>
          <table:table-cell office:value="1.698840009528693" office:value-type="float"/>
        </table:table-row>
        <table:table-row>
          <table:table-cell office:value-type="string">
            <text:p>reactjs/react-docgen</text:p>
          </table:table-cell>
          <table:table-cell office:value-type="string">
            <text:p>active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0" office:value-type="float"/>
          <table:table-cell office:value="1.6870715988442213" office:value-type="float"/>
        </table:table-row>
        <table:table-row>
          <table:table-cell office:value-type="string">
            <text:p>Lone-Coder/letsencrypt-win-simple</text:p>
          </table:table-cell>
          <table:table-cell office:value-type="string">
            <text:p>activ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0" office:value-type="float"/>
          <table:table-cell office:value="1.679748973919885" office:value-type="float"/>
        </table:table-row>
        <table:table-row>
          <table:table-cell office:value-type="string">
            <text:p>canjs/canjs</text:p>
          </table:table-cell>
          <table:table-cell office:value-type="string">
            <text:p>active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0" office:value-type="float"/>
          <table:table-cell office:value="1.6684219615504037" office:value-type="float"/>
        </table:table-row>
        <table:table-row>
          <table:table-cell office:value-type="string">
            <text:p>bustoutsolutions/siesta</text:p>
          </table:table-cell>
          <table:table-cell office:value-type="string">
            <text:p>active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0" office:value-type="float"/>
          <table:table-cell office:value="1.6869405229794483" office:value-type="float"/>
        </table:table-row>
        <table:table-row>
          <table:table-cell office:value-type="string">
            <text:p>FrDH/jQuery.dotdotdot</text:p>
          </table:table-cell>
          <table:table-cell office:value-type="string">
            <text:p>active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0" office:value-type="float"/>
          <table:table-cell office:value="1.714267944405492" office:value-type="float"/>
        </table:table-row>
        <table:table-row>
          <table:table-cell office:value-type="string">
            <text:p>hacdias/filemanager</text:p>
          </table:table-cell>
          <table:table-cell office:value-type="string">
            <text:p>active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0" office:value-type="float"/>
          <table:table-cell office:value="1.6900368094626732" office:value-type="float"/>
        </table:table-row>
        <table:table-row>
          <table:table-cell office:value-type="string">
            <text:p>go-playground/validator</text:p>
          </table:table-cell>
          <table:table-cell office:value-type="string">
            <text:p>active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0" office:value-type="float"/>
          <table:table-cell office:value="1.7125343336511596" office:value-type="float"/>
        </table:table-row>
        <table:table-row>
          <table:table-cell office:value-type="string">
            <text:p>ai/visibilityjs</text:p>
          </table:table-cell>
          <table:table-cell office:value-type="string">
            <text:p>active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</table:table-row>
        <table:table-row>
          <table:table-cell office:value-type="string">
            <text:p>Automattic/simplenote-electron</text:p>
          </table:table-cell>
          <table:table-cell office:value-type="string">
            <text:p>active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0" office:value-type="float"/>
          <table:table-cell office:value="1.6591349673038875" office:value-type="float"/>
        </table:table-row>
        <table:table-row>
          <table:table-cell office:value-type="string">
            <text:p>mgechev/codelyzer</text:p>
          </table:table-cell>
          <table:table-cell office:value-type="string">
            <text:p>active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0" office:value-type="float"/>
          <table:table-cell office:value="1.6986206478252337" office:value-type="float"/>
        </table:table-row>
        <table:table-row>
          <table:table-cell office:value-type="string">
            <text:p>Netflix/archaius</text:p>
          </table:table-cell>
          <table:table-cell office:value-type="string">
            <text:p>active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0" office:value-type="float"/>
          <table:table-cell office:value="1.6917481229991238" office:value-type="float"/>
        </table:table-row>
        <table:table-row>
          <table:table-cell office:value-type="string">
            <text:p>hadley/devtools</text:p>
          </table:table-cell>
          <table:table-cell office:value-type="string">
            <text:p>active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0" office:value-type="float"/>
          <table:table-cell office:value="1.7112348003101165" office:value-type="float"/>
        </table:table-row>
        <table:table-row>
          <table:table-cell office:value-type="string">
            <text:p>quantmind/pulsar</text:p>
          </table:table-cell>
          <table:table-cell office:value-type="string">
            <text:p>active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0" office:value-type="float"/>
          <table:table-cell office:value="1.7359355890709807" office:value-type="float"/>
        </table:table-row>
        <table:table-row>
          <table:table-cell office:value-type="string">
            <text:p>vispy/vispy</text:p>
          </table:table-cell>
          <table:table-cell office:value-type="string">
            <text:p>active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0" office:value-type="float"/>
          <table:table-cell office:value="1.7009865164344944" office:value-type="float"/>
        </table:table-row>
        <table:table-row>
          <table:table-cell office:value-type="string">
            <text:p>coocood/freecache</text:p>
          </table:table-cell>
          <table:table-cell office:value-type="string">
            <text:p>activ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</table:table-row>
        <table:table-row>
          <table:table-cell office:value-type="string">
            <text:p>1N3/Sn1per</text:p>
          </table:table-cell>
          <table:table-cell office:value-type="string">
            <text:p>active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0" office:value-type="float"/>
          <table:table-cell office:value="1.7181838235477356" office:value-type="float"/>
        </table:table-row>
        <table:table-row>
          <table:table-cell office:value-type="string">
            <text:p>nelmio/alice</text:p>
          </table:table-cell>
          <table:table-cell office:value-type="string">
            <text:p>activ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0" office:value-type="float"/>
          <table:table-cell office:value="1.7112361583296651" office:value-type="float"/>
        </table:table-row>
        <table:table-row>
          <table:table-cell office:value-type="string">
            <text:p>alignedleft/d3-book</text:p>
          </table:table-cell>
          <table:table-cell office:value-type="string">
            <text:p>active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489513360857183" office:value-type="float"/>
        </table:table-row>
        <table:table-row>
          <table:table-cell office:value-type="string">
            <text:p>facelessuser/BracketHighlighter</text:p>
          </table:table-cell>
          <table:table-cell office:value-type="string">
            <text:p>active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0" office:value-type="float"/>
          <table:table-cell office:value="1.7092762385753368" office:value-type="float"/>
        </table:table-row>
        <table:table-row>
          <table:table-cell office:value-type="string">
            <text:p>ARMmbed/mbed-os</text:p>
          </table:table-cell>
          <table:table-cell office:value-type="string">
            <text:p>active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0" office:value-type="float"/>
          <table:table-cell office:value="1.704465096981555" office:value-type="float"/>
        </table:table-row>
        <table:table-row>
          <table:table-cell office:value-type="string">
            <text:p>Polidea/RxAndroidBle</text:p>
          </table:table-cell>
          <table:table-cell office:value-type="string">
            <text:p>activ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</table:table-row>
        <table:table-row>
          <table:table-cell office:value-type="string">
            <text:p>rom-rb/rom</text:p>
          </table:table-cell>
          <table:table-cell office:value-type="string">
            <text:p>active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0" office:value-type="float"/>
          <table:table-cell office:value="1.6851777949103266" office:value-type="float"/>
        </table:table-row>
        <table:table-row>
          <table:table-cell office:value-type="string">
            <text:p>WebGoat/WebGoat</text:p>
          </table:table-cell>
          <table:table-cell office:value-type="string">
            <text:p>active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0" office:value-type="float"/>
          <table:table-cell office:value="1.74396288098098" office:value-type="float"/>
        </table:table-row>
        <table:table-row>
          <table:table-cell office:value-type="string">
            <text:p>openstreetmap/iD</text:p>
          </table:table-cell>
          <table:table-cell office:value-type="string">
            <text:p>active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0" office:value-type="float"/>
          <table:table-cell office:value="1.6720389588073934" office:value-type="float"/>
        </table:table-row>
        <table:table-row>
          <table:table-cell office:value-type="string">
            <text:p>aspnet/Identity</text:p>
          </table:table-cell>
          <table:table-cell office:value-type="string">
            <text:p>active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0" office:value-type="float"/>
          <table:table-cell office:value="1.7122771012497224" office:value-type="float"/>
        </table:table-row>
        <table:table-row>
          <table:table-cell office:value-type="string">
            <text:p>pika/pika</text:p>
          </table:table-cell>
          <table:table-cell office:value-type="string">
            <text:p>active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0" office:value-type="float"/>
          <table:table-cell office:value="1.7064916435141397" office:value-type="float"/>
        </table:table-row>
        <table:table-row>
          <table:table-cell office:value-type="string">
            <text:p>mozilla/MozDef</text:p>
          </table:table-cell>
          <table:table-cell office:value-type="string">
            <text:p>active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0" office:value-type="float"/>
          <table:table-cell office:value="1.7127915473769895" office:value-type="float"/>
        </table:table-row>
        <table:table-row>
          <table:table-cell office:value-type="string">
            <text:p>nabla-c0d3/sslyze</text:p>
          </table:table-cell>
          <table:table-cell office:value-type="string">
            <text:p>activ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0" office:value-type="float"/>
          <table:table-cell office:value="1.7206389818703527" office:value-type="float"/>
        </table:table-row>
        <table:table-row>
          <table:table-cell office:value-type="string">
            <text:p>igniterealtime/Openfire</text:p>
          </table:table-cell>
          <table:table-cell office:value-type="string">
            <text:p>activ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0" office:value-type="float"/>
          <table:table-cell office:value="1.6877492817029323" office:value-type="float"/>
        </table:table-row>
        <table:table-row>
          <table:table-cell office:value-type="string">
            <text:p>stripe/stripe-php</text:p>
          </table:table-cell>
          <table:table-cell office:value-type="string">
            <text:p>active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0" office:value-type="float"/>
          <table:table-cell office:value="1.686126026927378" office:value-type="float"/>
        </table:table-row>
        <table:table-row>
          <table:table-cell office:value-type="string">
            <text:p>tdebatty/java-string-similarity</text:p>
          </table:table-cell>
          <table:table-cell office:value-type="string">
            <text:p>active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0" office:value-type="float"/>
          <table:table-cell office:value="1.6751444463326974" office:value-type="float"/>
        </table:table-row>
        <table:table-row>
          <table:table-cell office:value-type="string">
            <text:p>w3c/web-platform-tests</text:p>
          </table:table-cell>
          <table:table-cell office:value-type="string">
            <text:p>active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0" office:value-type="float"/>
          <table:table-cell office:value="1.6844023678578766" office:value-type="float"/>
        </table:table-row>
        <table:table-row>
          <table:table-cell office:value-type="string">
            <text:p>thephpleague/csv</text:p>
          </table:table-cell>
          <table:table-cell office:value-type="string">
            <text:p>active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0" office:value-type="float"/>
          <table:table-cell office:value="1.693265747412066" office:value-type="float"/>
        </table:table-row>
        <table:table-row>
          <table:table-cell office:value-type="string">
            <text:p>liferay/alloy-ui</text:p>
          </table:table-cell>
          <table:table-cell office:value-type="string">
            <text:p>active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</table:table-row>
        <table:table-row>
          <table:table-cell office:value-type="string">
            <text:p>ermouth/jQuery.my</text:p>
          </table:table-cell>
          <table:table-cell office:value-type="string">
            <text:p>active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0" office:value-type="float"/>
          <table:table-cell office:value="1.6983500248431522" office:value-type="float"/>
        </table:table-row>
        <table:table-row>
          <table:table-cell office:value-type="string">
            <text:p>cesanta/mongoose-os</text:p>
          </table:table-cell>
          <table:table-cell office:value-type="string">
            <text:p>active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0" office:value-type="float"/>
          <table:table-cell office:value="1.7384068085988267" office:value-type="float"/>
        </table:table-row>
        <table:table-row>
          <table:table-cell office:value-type="string">
            <text:p>gruntjs/grunt-contrib-uglify</text:p>
          </table:table-cell>
          <table:table-cell office:value-type="string">
            <text:p>active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0" office:value-type="float"/>
          <table:table-cell office:value="1.6882365675655218" office:value-type="float"/>
        </table:table-row>
        <table:table-row>
          <table:table-cell office:value-type="string">
            <text:p>kriswallsmith/Buzz</text:p>
          </table:table-cell>
          <table:table-cell office:value-type="string">
            <text:p>active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0" office:value-type="float"/>
          <table:table-cell office:value="1.7061414098684042" office:value-type="float"/>
        </table:table-row>
        <table:table-row>
          <table:table-cell office:value-type="string">
            <text:p>octokit/octokit.net</text:p>
          </table:table-cell>
          <table:table-cell office:value-type="string">
            <text:p>active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0" office:value-type="float"/>
          <table:table-cell office:value="1.7053357742571023" office:value-type="float"/>
        </table:table-row>
        <table:table-row>
          <table:table-cell office:value-type="string">
            <text:p>swagger-api/swagger-js</text:p>
          </table:table-cell>
          <table:table-cell office:value-type="string">
            <text:p>active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0" office:value-type="float"/>
          <table:table-cell office:value="1.6669375863605171" office:value-type="float"/>
        </table:table-row>
        <table:table-row>
          <table:table-cell office:value-type="string">
            <text:p>M66B/NetGuard</text:p>
          </table:table-cell>
          <table:table-cell office:value-type="string">
            <text:p>active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0" office:value-type="float"/>
          <table:table-cell office:value="1.6883565226961899" office:value-type="float"/>
        </table:table-row>
        <table:table-row>
          <table:table-cell office:value-type="string">
            <text:p>codeclimate/codeclimate</text:p>
          </table:table-cell>
          <table:table-cell office:value-type="string">
            <text:p>activ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0" office:value-type="float"/>
          <table:table-cell office:value="1.7083331121203635" office:value-type="float"/>
        </table:table-row>
        <table:table-row>
          <table:table-cell office:value-type="string">
            <text:p>Microsoft/vscode-react-native</text:p>
          </table:table-cell>
          <table:table-cell office:value-type="string">
            <text:p>ac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0" office:value-type="float"/>
          <table:table-cell office:value="1.6878832667043224" office:value-type="float"/>
        </table:table-row>
        <table:table-row>
          <table:table-cell office:value-type="string">
            <text:p>rap2hpoutre/laravel-log-viewer</text:p>
          </table:table-cell>
          <table:table-cell office:value-type="string">
            <text:p>active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0" office:value-type="float"/>
          <table:table-cell office:value="1.6937640388816668" office:value-type="float"/>
        </table:table-row>
        <table:table-row>
          <table:table-cell office:value-type="string">
            <text:p>GovernmentCommunicationsHeadquarters/Gaffer</text:p>
          </table:table-cell>
          <table:table-cell office:value-type="string">
            <text:p>active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0" office:value-type="float"/>
          <table:table-cell office:value="1.6943732397681528" office:value-type="float"/>
        </table:table-row>
        <table:table-row>
          <table:table-cell office:value-type="string">
            <text:p>cloudfoundry/bosh</text:p>
          </table:table-cell>
          <table:table-cell office:value-type="string">
            <text:p>active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0" office:value-type="float"/>
          <table:table-cell office:value="1.7140073344213353" office:value-type="float"/>
        </table:table-row>
        <table:table-row>
          <table:table-cell office:value-type="string">
            <text:p>lyst/lightfm</text:p>
          </table:table-cell>
          <table:table-cell office:value-type="string">
            <text:p>active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0" office:value-type="float"/>
          <table:table-cell office:value="1.6931995600721579" office:value-type="float"/>
        </table:table-row>
        <table:table-row>
          <table:table-cell office:value-type="string">
            <text:p>mltframework/shotcut</text:p>
          </table:table-cell>
          <table:table-cell office:value-type="string">
            <text:p>active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0" office:value-type="float"/>
          <table:table-cell office:value="1.718096779948569" office:value-type="float"/>
        </table:table-row>
        <table:table-row>
          <table:table-cell office:value-type="string">
            <text:p>nana-4/materia-theme</text:p>
          </table:table-cell>
          <table:table-cell office:value-type="string">
            <text:p>activ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0" office:value-type="float"/>
          <table:table-cell office:value="1.693326469514825" office:value-type="float"/>
        </table:table-row>
        <table:table-row>
          <table:table-cell office:value-type="string">
            <text:p>preciousforever/sketch-data-populator</text:p>
          </table:table-cell>
          <table:table-cell office:value-type="string">
            <text:p>active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0" office:value-type="float"/>
          <table:table-cell office:value="1.7158711815401873" office:value-type="float"/>
        </table:table-row>
        <table:table-row>
          <table:table-cell office:value-type="string">
            <text:p>phpspec/phpspec</text:p>
          </table:table-cell>
          <table:table-cell office:value-type="string">
            <text:p>active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0" office:value-type="float"/>
          <table:table-cell office:value="1.6821746138889575" office:value-type="float"/>
        </table:table-row>
        <table:table-row>
          <table:table-cell office:value-type="string">
            <text:p>reactjs/React.NET</text:p>
          </table:table-cell>
          <table:table-cell office:value-type="string">
            <text:p>active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0" office:value-type="float"/>
          <table:table-cell office:value="1.670329167220997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5T17:23:47.178209</meta:creation-date>
    <dc:date>2019-04-15T17:23:47.490297</dc:date>
    <meta:generator>http://pypi.python.org/pypi/ezodf/0.1.0$Python3.6.7 (default, Oct 22 2018, 11:32:17) 
[GCC 8.2.0]</meta:generator>
    <meta:document-statistic/>
    <meta:editing-cycles>1</meta:editing-cycles>
  </office:meta>
</office:document-meta>
</file>